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8873A1D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2638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0.3055in"/>
    </style:style>
    <style:style style:name="co5" style:family="table-column">
      <style:table-column-properties fo:break-before="auto" style:column-width="6.8311in"/>
    </style:style>
    <style:style style:name="co6" style:family="table-column">
      <style:table-column-properties fo:break-before="auto" style:column-width="0.8339in"/>
    </style:style>
    <style:style style:name="co8" style:family="table-column">
      <style:table-column-properties fo:break-before="auto" style:column-width="0.7701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1.0472in"/>
    </style:style>
    <style:style style:name="co11" style:family="table-column">
      <style:table-column-properties fo:break-before="auto" style:column-width="0.5339in"/>
    </style:style>
    <style:style style:name="co12" style:family="table-column">
      <style:table-column-properties fo:break-before="auto" style:column-width="6.8827in"/>
    </style:style>
    <style:style style:name="co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0272in"/>
    </style:style>
    <style:style style:name="co19" style:family="table-column">
      <style:table-column-properties fo:break-before="auto" style:column-width="0.5028in"/>
    </style:style>
    <style:style style:name="co20" style:family="table-column">
      <style:table-column-properties fo:break-before="auto" style:column-width="5.6598in"/>
    </style:style>
    <style:style style:name="co17" style:family="table-column">
      <style:table-column-properties fo:break-before="auto" style:column-width="15.6563in"/>
    </style:style>
    <style:style style:name="co21" style:family="table-column">
      <style:table-column-properties fo:break-before="auto" style:column-width="0.7398in"/>
    </style:style>
    <style:style style:name="co22" style:family="table-column">
      <style:table-column-properties fo:break-before="auto" style:column-width="0.811in"/>
    </style:style>
    <style:style style:name="co23" style:family="table-column">
      <style:table-column-properties fo:break-before="auto" style:column-width="1.21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Oran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Info">
      <style:table-properties table:display="true" style:writing-mode="lr-tb"/>
    </style:style>
    <style:style style:name="ta5" style:family="table" style:master-page-name="PageStyle_5f_Graph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5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text-position=""/>
    </style:style>
    <style:style style:name="ce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position=""/>
    </style:style>
    <style:style style:name="ce7" style:family="table-cell" style:parent-style-name="Default" style:data-style-name="N130">
      <style:table-cell-properties style:rotation-align="none"/>
      <style:text-properties style:text-position=""/>
    </style:style>
    <style:style style:name="ce10" style:family="table-cell" style:parent-style-name="Default" style:data-style-name="N129">
      <style:text-properties style:text-position=""/>
    </style:style>
    <style:style style:name="ce11" style:family="table-cell" style:parent-style-name="Default" style:data-style-name="N44"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4" style:family="table-cell" style:parent-style-name="Default" style:data-style-name="N129">
      <style:text-properties style:text-position=""/>
    </style:style>
    <style:style style:name="ce15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7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0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1" style:family="table-cell" style:parent-style-name="Default" style:data-style-name="N130">
      <style:table-cell-properties style:rotation-align="non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29"/>
    <style:style style:name="ce26" style:family="table-cell" style:parent-style-name="Default" style:data-style-name="N44"/>
    <style:style style:name="ce27" style:family="table-cell" style:parent-style-name="Default" style:data-style-name="N131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n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6" office:value-type="string" calcext:value-type="string">
            <text:p>G = ln I/ln N</text:p>
          </table:table-cell>
          <table:table-cell table:style-name="ce6"/>
          <table:table-cell office:value-type="string" calcext:value-type="string">
            <text:p>Method (standard parenthesis notation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.00000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  <table:table-cell/>
          <table:table-cell office:value-type="string" calcext:value-type="string">
            <text:p>((g+g)+g+g+g+g)+(g+g)+(g+g)+(g+g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  <table:table-cell/>
          <table:table-cell office:value-type="string" calcext:value-type="string">
            <text:p>((g+g)+g+g+g+g+g)+(g+g)+((g+g)+(g+g)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  <table:table-cell/>
          <table:table-cell office:value-type="string" calcext:value-type="string">
            <text:p>[[g+g]+({g+g}+[(g+[g+(g+({g+g}+g))])+g])]+{{g+g}+[g+(g+g)]} <text:s text:c="2"/>//psore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15.814582</text:p>
          </table:table-cell>
          <table:table-cell table:formula="of:=LOG10([.B258])/LOG10([.A258])" office:value-type="float" office:value="0.497548129375954" calcext:value-type="float">
            <text:p>0.4975481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15.844858</text:p>
          </table:table-cell>
          <table:table-cell table:formula="of:=LOG10([.B259])/LOG10([.A259])" office:value-type="float" office:value="0.497544595640006" calcext:value-type="float">
            <text:p>0.4975446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15.874976</text:p>
          </table:table-cell>
          <table:table-cell table:formula="of:=LOG10([.B260])/LOG10([.A260])" office:value-type="float" office:value="0.497539963855027" calcext:value-type="float">
            <text:p>0.4975400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5.905094</text:p>
          </table:table-cell>
          <table:table-cell table:formula="of:=LOG10([.B261])/LOG10([.A261])" office:value-type="float" office:value="0.497536025051941" calcext:value-type="float">
            <text:p>0.4975360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15.935213</text:p>
          </table:table-cell>
          <table:table-cell table:formula="of:=LOG10([.B262])/LOG10([.A262])" office:value-type="float" office:value="0.497532781250891" calcext:value-type="float">
            <text:p>0.4975328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15.965331</text:p>
          </table:table-cell>
          <table:table-cell table:formula="of:=LOG10([.B263])/LOG10([.A263])" office:value-type="float" office:value="0.497530200750632" calcext:value-type="float">
            <text:p>0.4975302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15.995584</text:p>
          </table:table-cell>
          <table:table-cell table:formula="of:=LOG10([.B264])/LOG10([.A264])" office:value-type="float" office:value="0.497529800528732" calcext:value-type="float">
            <text:p>0.4975298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16.029220</text:p>
          </table:table-cell>
          <table:table-cell table:formula="of:=LOG10([.B265])/LOG10([.A265])" office:value-type="float" office:value="0.497567903750639" calcext:value-type="float">
            <text:p>0.4975679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16.062857</text:p>
          </table:table-cell>
          <table:table-cell table:formula="of:=LOG10([.B266])/LOG10([.A266])" office:value-type="float" office:value="0.497606456706644" calcext:value-type="float">
            <text:p>0.4976065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16.096493</text:p>
          </table:table-cell>
          <table:table-cell table:formula="of:=LOG10([.B267])/LOG10([.A267])" office:value-type="float" office:value="0.497645430123369" calcext:value-type="float">
            <text:p>0.4976454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16.130129</text:p>
          </table:table-cell>
          <table:table-cell table:formula="of:=LOG10([.B268])/LOG10([.A268])" office:value-type="float" office:value="0.497684828371583" calcext:value-type="float">
            <text:p>0.4976848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16.163765</text:p>
          </table:table-cell>
          <table:table-cell table:formula="of:=LOG10([.B269])/LOG10([.A269])" office:value-type="float" office:value="0.497724644741652" calcext:value-type="float">
            <text:p>0.4977246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16.197402</text:p>
          </table:table-cell>
          <table:table-cell table:formula="of:=LOG10([.B270])/LOG10([.A270])" office:value-type="float" office:value="0.49776488366509" calcext:value-type="float">
            <text:p>0.4977649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6.230862</text:p>
          </table:table-cell>
          <table:table-cell table:formula="of:=LOG10([.B271])/LOG10([.A271])" office:value-type="float" office:value="0.497803579660262" calcext:value-type="float">
            <text:p>0.4978036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16.264120</text:p>
          </table:table-cell>
          <table:table-cell table:formula="of:=LOG10([.B272])/LOG10([.A272])" office:value-type="float" office:value="0.497840467817783" calcext:value-type="float">
            <text:p>0.4978405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16.297379</text:p>
          </table:table-cell>
          <table:table-cell table:formula="of:=LOG10([.B273])/LOG10([.A273])" office:value-type="float" office:value="0.497877781685848" calcext:value-type="float">
            <text:p>0.4978778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16.330637</text:p>
          </table:table-cell>
          <table:table-cell table:formula="of:=LOG10([.B274])/LOG10([.A274])" office:value-type="float" office:value="0.497915492966713" calcext:value-type="float">
            <text:p>0.4979155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16.363895</text:p>
          </table:table-cell>
          <table:table-cell table:formula="of:=LOG10([.B275])/LOG10([.A275])" office:value-type="float" office:value="0.497953606357483" calcext:value-type="float">
            <text:p>0.4979536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16.397153</text:p>
          </table:table-cell>
          <table:table-cell table:formula="of:=LOG10([.B276])/LOG10([.A276])" office:value-type="float" office:value="0.497992115676817" calcext:value-type="float">
            <text:p>0.4979921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16.430412</text:p>
          </table:table-cell>
          <table:table-cell table:formula="of:=LOG10([.B277])/LOG10([.A277])" office:value-type="float" office:value="0.498031025667411" calcext:value-type="float">
            <text:p>0.4980310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16.463670</text:p>
          </table:table-cell>
          <table:table-cell table:formula="of:=LOG10([.B278])/LOG10([.A278])" office:value-type="float" office:value="0.498070308649877" calcext:value-type="float">
            <text:p>0.4980703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16.496728</text:p>
          </table:table-cell>
          <table:table-cell table:formula="of:=LOG10([.B279])/LOG10([.A279])" office:value-type="float" office:value="0.498107815288448" calcext:value-type="float">
            <text:p>0.4981078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16.527188</text:p>
          </table:table-cell>
          <table:table-cell table:formula="of:=LOG10([.B280])/LOG10([.A280])" office:value-type="float" office:value="0.498117792599156" calcext:value-type="float">
            <text:p>0.4981178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6.557648</text:p>
          </table:table-cell>
          <table:table-cell table:formula="of:=LOG10([.B281])/LOG10([.A281])" office:value-type="float" office:value="0.498128290061769" calcext:value-type="float">
            <text:p>0.4981283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16.588109</text:p>
          </table:table-cell>
          <table:table-cell table:formula="of:=LOG10([.B282])/LOG10([.A282])" office:value-type="float" office:value="0.498139311571477" calcext:value-type="float">
            <text:p>0.4981393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16.618569</text:p>
          </table:table-cell>
          <table:table-cell table:formula="of:=LOG10([.B283])/LOG10([.A283])" office:value-type="float" office:value="0.498150829019245" calcext:value-type="float">
            <text:p>0.4981508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16.649029</text:p>
          </table:table-cell>
          <table:table-cell table:formula="of:=LOG10([.B284])/LOG10([.A284])" office:value-type="float" office:value="0.498162846520017" calcext:value-type="float">
            <text:p>0.4981628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16.679490</text:p>
          </table:table-cell>
          <table:table-cell table:formula="of:=LOG10([.B285])/LOG10([.A285])" office:value-type="float" office:value="0.498175368177928" calcext:value-type="float">
            <text:p>0.4981754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16.709950</text:p>
          </table:table-cell>
          <table:table-cell table:formula="of:=LOG10([.B286])/LOG10([.A286])" office:value-type="float" office:value="0.498188366324084" calcext:value-type="float">
            <text:p>0.4981884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16.740410</text:p>
          </table:table-cell>
          <table:table-cell table:formula="of:=LOG10([.B287])/LOG10([.A287])" office:value-type="float" office:value="0.498201845272318" calcext:value-type="float">
            <text:p>0.4982018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16.770871</text:p>
          </table:table-cell>
          <table:table-cell table:formula="of:=LOG10([.B288])/LOG10([.A288])" office:value-type="float" office:value="0.498215809322484" calcext:value-type="float">
            <text:p>0.4982158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16.801331</text:p>
          </table:table-cell>
          <table:table-cell table:formula="of:=LOG10([.B289])/LOG10([.A289])" office:value-type="float" office:value="0.498230231229466" calcext:value-type="float">
            <text:p>0.4982302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16.831791</text:p>
          </table:table-cell>
          <table:table-cell table:formula="of:=LOG10([.B290])/LOG10([.A290])" office:value-type="float" office:value="0.498245115493339" calcext:value-type="float">
            <text:p>0.4982451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6.862252</text:p>
          </table:table-cell>
          <table:table-cell table:formula="of:=LOG10([.B291])/LOG10([.A291])" office:value-type="float" office:value="0.498260466597266" calcext:value-type="float">
            <text:p>0.4982605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16.892712</text:p>
          </table:table-cell>
          <table:table-cell table:formula="of:=LOG10([.B292])/LOG10([.A292])" office:value-type="float" office:value="0.498276257704424" calcext:value-type="float">
            <text:p>0.4982763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16.923172</text:p>
          </table:table-cell>
          <table:table-cell table:formula="of:=LOG10([.B293])/LOG10([.A293])" office:value-type="float" office:value="0.498292493489253" calcext:value-type="float">
            <text:p>0.4982925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16.953633</text:p>
          </table:table-cell>
          <table:table-cell table:formula="of:=LOG10([.B294])/LOG10([.A294])" office:value-type="float" office:value="0.498309178606583" calcext:value-type="float">
            <text:p>0.4983092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16.983751</text:p>
          </table:table-cell>
          <table:table-cell table:formula="of:=LOG10([.B295])/LOG10([.A295])" office:value-type="float" office:value="0.498322743653935" calcext:value-type="float">
            <text:p>0.4983227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17.013869</text:p>
          </table:table-cell>
          <table:table-cell table:formula="of:=LOG10([.B296])/LOG10([.A296])" office:value-type="float" office:value="0.498336753266063" calcext:value-type="float">
            <text:p>0.4983368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17.043987</text:p>
          </table:table-cell>
          <table:table-cell table:formula="of:=LOG10([.B297])/LOG10([.A297])" office:value-type="float" office:value="0.49835120182974" calcext:value-type="float">
            <text:p>0.4983512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17.074105</text:p>
          </table:table-cell>
          <table:table-cell table:formula="of:=LOG10([.B298])/LOG10([.A298])" office:value-type="float" office:value="0.498366083808642" calcext:value-type="float">
            <text:p>0.4983661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17.104223</text:p>
          </table:table-cell>
          <table:table-cell table:formula="of:=LOG10([.B299])/LOG10([.A299])" office:value-type="float" office:value="0.498381393742095" calcext:value-type="float">
            <text:p>0.4983814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17.134341</text:p>
          </table:table-cell>
          <table:table-cell table:formula="of:=LOG10([.B300])/LOG10([.A300])" office:value-type="float" office:value="0.498397126243852" calcext:value-type="float">
            <text:p>0.4983971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7.164459</text:p>
          </table:table-cell>
          <table:table-cell table:formula="of:=LOG10([.B301])/LOG10([.A301])" office:value-type="float" office:value="0.498413276000896" calcext:value-type="float">
            <text:p>0.4984133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17.194577</text:p>
          </table:table-cell>
          <table:table-cell table:formula="of:=LOG10([.B302])/LOG10([.A302])" office:value-type="float" office:value="0.498429837772258" calcext:value-type="float">
            <text:p>0.4984298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7.224695</text:p>
          </table:table-cell>
          <table:table-cell table:formula="of:=LOG10([.B303])/LOG10([.A303])" office:value-type="float" office:value="0.498446806387863" calcext:value-type="float">
            <text:p>0.4984468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17.254813</text:p>
          </table:table-cell>
          <table:table-cell table:formula="of:=LOG10([.B304])/LOG10([.A304])" office:value-type="float" office:value="0.498464176747396" calcext:value-type="float">
            <text:p>0.4984642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17.284932</text:p>
          </table:table-cell>
          <table:table-cell table:formula="of:=LOG10([.B305])/LOG10([.A305])" office:value-type="float" office:value="0.498481953938759" calcext:value-type="float">
            <text:p>0.4984820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17.315050</text:p>
          </table:table-cell>
          <table:table-cell table:formula="of:=LOG10([.B306])/LOG10([.A306])" office:value-type="float" office:value="0.498500112735301" calcext:value-type="float">
            <text:p>0.4985001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17.345168</text:p>
          </table:table-cell>
          <table:table-cell table:formula="of:=LOG10([.B307])/LOG10([.A307])" office:value-type="float" office:value="0.498518658382474" calcext:value-type="float">
            <text:p>0.4985187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17.375286</text:p>
          </table:table-cell>
          <table:table-cell table:formula="of:=LOG10([.B308])/LOG10([.A308])" office:value-type="float" office:value="0.498537586048086" calcext:value-type="float">
            <text:p>0.4985376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17.405404</text:p>
          </table:table-cell>
          <table:table-cell table:formula="of:=LOG10([.B309])/LOG10([.A309])" office:value-type="float" office:value="0.498556890964347" calcext:value-type="float">
            <text:p>0.4985569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17.435340</text:p>
          </table:table-cell>
          <table:table-cell table:formula="of:=LOG10([.B310])/LOG10([.A310])" office:value-type="float" office:value="0.49857474775824" calcext:value-type="float">
            <text:p>0.4985747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17.465276</text:p>
          </table:table-cell>
          <table:table-cell table:formula="of:=LOG10([.B311])/LOG10([.A311])" office:value-type="float" office:value="0.49859298076404" calcext:value-type="float">
            <text:p>0.4985930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17.495213</text:p>
          </table:table-cell>
          <table:table-cell table:formula="of:=LOG10([.B312])/LOG10([.A312])" office:value-type="float" office:value="0.498611595303368" calcext:value-type="float">
            <text:p>0.4986116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17.525149</text:p>
          </table:table-cell>
          <table:table-cell table:formula="of:=LOG10([.B313])/LOG10([.A313])" office:value-type="float" office:value="0.498630566861407" calcext:value-type="float">
            <text:p>0.4986306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17.555085</text:p>
          </table:table-cell>
          <table:table-cell table:formula="of:=LOG10([.B314])/LOG10([.A314])" office:value-type="float" office:value="0.49864990090347" calcext:value-type="float">
            <text:p>0.4986499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17.585021</text:p>
          </table:table-cell>
          <table:table-cell table:formula="of:=LOG10([.B315])/LOG10([.A315])" office:value-type="float" office:value="0.498669592973025" calcext:value-type="float">
            <text:p>0.4986696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17.614801</text:p>
          </table:table-cell>
          <table:table-cell table:formula="of:=LOG10([.B316])/LOG10([.A316])" office:value-type="float" office:value="0.498688099160645" calcext:value-type="float">
            <text:p>0.4986881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17.644581</text:p>
          </table:table-cell>
          <table:table-cell table:formula="of:=LOG10([.B317])/LOG10([.A317])" office:value-type="float" office:value="0.498706961539329" calcext:value-type="float">
            <text:p>0.4987070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17.674360</text:p>
          </table:table-cell>
          <table:table-cell table:formula="of:=LOG10([.B318])/LOG10([.A318])" office:value-type="float" office:value="0.498726165954059" calcext:value-type="float">
            <text:p>0.4987262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17.703960</text:p>
          </table:table-cell>
          <table:table-cell table:formula="of:=LOG10([.B319])/LOG10([.A319])" office:value-type="float" office:value="0.49874396329718" calcext:value-type="float">
            <text:p>0.4987440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17.733560</text:p>
          </table:table-cell>
          <table:table-cell table:formula="of:=LOG10([.B320])/LOG10([.A320])" office:value-type="float" office:value="0.498762111834196" calcext:value-type="float">
            <text:p>0.4987621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17.763160</text:p>
          </table:table-cell>
          <table:table-cell table:formula="of:=LOG10([.B321])/LOG10([.A321])" office:value-type="float" office:value="0.498780607348766" calcext:value-type="float">
            <text:p>0.4987806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17.792760</text:p>
          </table:table-cell>
          <table:table-cell table:formula="of:=LOG10([.B322])/LOG10([.A322])" office:value-type="float" office:value="0.498799445678476" calcext:value-type="float">
            <text:p>0.4987994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17.822360</text:p>
          </table:table-cell>
          <table:table-cell table:formula="of:=LOG10([.B323])/LOG10([.A323])" office:value-type="float" office:value="0.498818622714029" calcext:value-type="float">
            <text:p>0.4988186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17.851960</text:p>
          </table:table-cell>
          <table:table-cell table:formula="of:=LOG10([.B324])/LOG10([.A324])" office:value-type="float" office:value="0.498838134398441" calcext:value-type="float">
            <text:p>0.4988381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17.881560</text:p>
          </table:table-cell>
          <table:table-cell table:formula="of:=LOG10([.B325])/LOG10([.A325])" office:value-type="float" office:value="0.498857976726259" calcext:value-type="float">
            <text:p>0.4988580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17.911160</text:p>
          </table:table-cell>
          <table:table-cell table:formula="of:=LOG10([.B326])/LOG10([.A326])" office:value-type="float" office:value="0.498878145742791" calcext:value-type="float">
            <text:p>0.4988781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17.940581</text:p>
          </table:table-cell>
          <table:table-cell table:formula="of:=LOG10([.B327])/LOG10([.A327])" office:value-type="float" office:value="0.498896913419019" calcext:value-type="float">
            <text:p>0.4988969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17.967690</text:p>
          </table:table-cell>
          <table:table-cell table:formula="of:=LOG10([.B328])/LOG10([.A328])" office:value-type="float" office:value="0.498893785050958" calcext:value-type="float">
            <text:p>0.4988938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17.994800</text:p>
          </table:table-cell>
          <table:table-cell table:formula="of:=LOG10([.B329])/LOG10([.A329])" office:value-type="float" office:value="0.498891082024746" calcext:value-type="float">
            <text:p>0.4988911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18.021910</text:p>
          </table:table-cell>
          <table:table-cell table:formula="of:=LOG10([.B330])/LOG10([.A330])" office:value-type="float" office:value="0.498888790319971" calcext:value-type="float">
            <text:p>0.4988888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18.049020</text:p>
          </table:table-cell>
          <table:table-cell table:formula="of:=LOG10([.B331])/LOG10([.A331])" office:value-type="float" office:value="0.498886905600798" calcext:value-type="float">
            <text:p>0.4988869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18.076129</text:p>
          </table:table-cell>
          <table:table-cell table:formula="of:=LOG10([.B332])/LOG10([.A332])" office:value-type="float" office:value="0.498885414048466" calcext:value-type="float">
            <text:p>0.4988854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18.103239</text:p>
          </table:table-cell>
          <table:table-cell table:formula="of:=LOG10([.B333])/LOG10([.A333])" office:value-type="float" office:value="0.498884330518654" calcext:value-type="float">
            <text:p>0.4988843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18.130349</text:p>
          </table:table-cell>
          <table:table-cell table:formula="of:=LOG10([.B334])/LOG10([.A334])" office:value-type="float" office:value="0.498883641274673" calcext:value-type="float">
            <text:p>0.4988836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18.157458</text:p>
          </table:table-cell>
          <table:table-cell table:formula="of:=LOG10([.B335])/LOG10([.A335])" office:value-type="float" office:value="0.498883332706185" calcext:value-type="float">
            <text:p>0.4988833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18.184568</text:p>
          </table:table-cell>
          <table:table-cell table:formula="of:=LOG10([.B336])/LOG10([.A336])" office:value-type="float" office:value="0.498883419702577" calcext:value-type="float">
            <text:p>0.4988834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18.211678</text:p>
          </table:table-cell>
          <table:table-cell table:formula="of:=LOG10([.B337])/LOG10([.A337])" office:value-type="float" office:value="0.498883888731545" calcext:value-type="float">
            <text:p>0.4988839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18.238787</text:p>
          </table:table-cell>
          <table:table-cell table:formula="of:=LOG10([.B338])/LOG10([.A338])" office:value-type="float" office:value="0.498884726384139" calcext:value-type="float">
            <text:p>0.4988847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18.265897</text:p>
          </table:table-cell>
          <table:table-cell table:formula="of:=LOG10([.B339])/LOG10([.A339])" office:value-type="float" office:value="0.498885947578589" calcext:value-type="float">
            <text:p>0.4988859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18.293007</text:p>
          </table:table-cell>
          <table:table-cell table:formula="of:=LOG10([.B340])/LOG10([.A340])" office:value-type="float" office:value="0.49888753898015" calcext:value-type="float">
            <text:p>0.4988875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18.320117</text:p>
          </table:table-cell>
          <table:table-cell table:formula="of:=LOG10([.B341])/LOG10([.A341])" office:value-type="float" office:value="0.498889496738986" calcext:value-type="float">
            <text:p>0.4988895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18.347226</text:p>
          </table:table-cell>
          <table:table-cell table:formula="of:=LOG10([.B342])/LOG10([.A342])" office:value-type="float" office:value="0.49889180770427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18.374031</text:p>
          </table:table-cell>
          <table:table-cell table:formula="of:=LOG10([.B343])/LOG10([.A343])" office:value-type="float" office:value="0.498891641938662" calcext:value-type="float">
            <text:p>0.4988916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18.400836</text:p>
          </table:table-cell>
          <table:table-cell table:formula="of:=LOG10([.B344])/LOG10([.A344])" office:value-type="float" office:value="0.49889184242470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18.427641</text:p>
          </table:table-cell>
          <table:table-cell table:formula="of:=LOG10([.B345])/LOG10([.A345])" office:value-type="float" office:value="0.49889240542281" calcext:value-type="float">
            <text:p>0.4988924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18.454447</text:p>
          </table:table-cell>
          <table:table-cell table:formula="of:=LOG10([.B346])/LOG10([.A346])" office:value-type="float" office:value="0.498893336509428" calcext:value-type="float">
            <text:p>0.4988933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8.481252</text:p>
          </table:table-cell>
          <table:table-cell table:formula="of:=LOG10([.B347])/LOG10([.A347])" office:value-type="float" office:value="0.498894613466235" calcext:value-type="float">
            <text:p>0.4988946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18.508057</text:p>
          </table:table-cell>
          <table:table-cell table:formula="of:=LOG10([.B348])/LOG10([.A348])" office:value-type="float" office:value="0.498896241972021" calcext:value-type="float">
            <text:p>0.4988962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18.534862</text:p>
          </table:table-cell>
          <table:table-cell table:formula="of:=LOG10([.B349])/LOG10([.A349])" office:value-type="float" office:value="0.498898218455674" calcext:value-type="float">
            <text:p>0.4988982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18.561667</text:p>
          </table:table-cell>
          <table:table-cell table:formula="of:=LOG10([.B350])/LOG10([.A350])" office:value-type="float" office:value="0.498900539386768" calcext:value-type="float">
            <text:p>0.4989005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18.588472</text:p>
          </table:table-cell>
          <table:table-cell table:formula="of:=LOG10([.B351])/LOG10([.A351])" office:value-type="float" office:value="0.498903201275013" calcext:value-type="float">
            <text:p>0.4989032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18.615277</text:p>
          </table:table-cell>
          <table:table-cell table:formula="of:=LOG10([.B352])/LOG10([.A352])" office:value-type="float" office:value="0.498906200669705" calcext:value-type="float">
            <text:p>0.4989062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18.642082</text:p>
          </table:table-cell>
          <table:table-cell table:formula="of:=LOG10([.B353])/LOG10([.A353])" office:value-type="float" office:value="0.498909534159192" calcext:value-type="float">
            <text:p>0.4989095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18.668887</text:p>
          </table:table-cell>
          <table:table-cell table:formula="of:=LOG10([.B354])/LOG10([.A354])" office:value-type="float" office:value="0.498913198370344" calcext:value-type="float">
            <text:p>0.4989132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18.695692</text:p>
          </table:table-cell>
          <table:table-cell table:formula="of:=LOG10([.B355])/LOG10([.A355])" office:value-type="float" office:value="0.498917189968032" calcext:value-type="float">
            <text:p>0.4989172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18.722498</text:p>
          </table:table-cell>
          <table:table-cell table:formula="of:=LOG10([.B356])/LOG10([.A356])" office:value-type="float" office:value="0.498921514750433" calcext:value-type="float">
            <text:p>0.4989215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18.749303</text:p>
          </table:table-cell>
          <table:table-cell table:formula="of:=LOG10([.B357])/LOG10([.A357])" office:value-type="float" office:value="0.498926151247921" calcext:value-type="float">
            <text:p>0.4989262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18.776108</text:p>
          </table:table-cell>
          <table:table-cell table:formula="of:=LOG10([.B358])/LOG10([.A358])" office:value-type="float" office:value="0.498931105349571" calcext:value-type="float">
            <text:p>0.4989311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18.802913</text:p>
          </table:table-cell>
          <table:table-cell table:formula="of:=LOG10([.B359])/LOG10([.A359])" office:value-type="float" office:value="0.49893637386723" calcext:value-type="float">
            <text:p>0.4989364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18.829718</text:p>
          </table:table-cell>
          <table:table-cell table:formula="of:=LOG10([.B360])/LOG10([.A360])" office:value-type="float" office:value="0.498941953648271" calcext:value-type="float">
            <text:p>0.4989420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18.856523</text:p>
          </table:table-cell>
          <table:table-cell table:formula="of:=LOG10([.B361])/LOG10([.A361])" office:value-type="float" office:value="0.49894784157512" calcext:value-type="float">
            <text:p>0.4989478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18.883328</text:p>
          </table:table-cell>
          <table:table-cell table:formula="of:=LOG10([.B362])/LOG10([.A362])" office:value-type="float" office:value="0.49895403456479" calcext:value-type="float">
            <text:p>0.4989540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18.909971</text:p>
          </table:table-cell>
          <table:table-cell table:formula="of:=LOG10([.B363])/LOG10([.A363])" office:value-type="float" office:value="0.49895907549687" calcext:value-type="float">
            <text:p>0.4989591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18.936615</text:p>
          </table:table-cell>
          <table:table-cell table:formula="of:=LOG10([.B364])/LOG10([.A364])" office:value-type="float" office:value="0.498964429849852" calcext:value-type="float">
            <text:p>0.4989644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18.963258</text:p>
          </table:table-cell>
          <table:table-cell table:formula="of:=LOG10([.B365])/LOG10([.A365])" office:value-type="float" office:value="0.498970076676512" calcext:value-type="float">
            <text:p>0.4989701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18.989901</text:p>
          </table:table-cell>
          <table:table-cell table:formula="of:=LOG10([.B366])/LOG10([.A366])" office:value-type="float" office:value="0.498976021973143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19.016544</text:p>
          </table:table-cell>
          <table:table-cell table:formula="of:=LOG10([.B367])/LOG10([.A367])" office:value-type="float" office:value="0.498982262792853" calcext:value-type="float">
            <text:p>0.4989823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19.043188</text:p>
          </table:table-cell>
          <table:table-cell table:formula="of:=LOG10([.B368])/LOG10([.A368])" office:value-type="float" office:value="0.49898880511323" calcext:value-type="float">
            <text:p>0.4989888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19.069692</text:p>
          </table:table-cell>
          <table:table-cell table:formula="of:=LOG10([.B369])/LOG10([.A369])" office:value-type="float" office:value="0.498994394512181" calcext:value-type="float">
            <text:p>0.4989944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19.096196</text:p>
          </table:table-cell>
          <table:table-cell table:formula="of:=LOG10([.B370])/LOG10([.A370])" office:value-type="float" office:value="0.499000275349898" calcext:value-type="float">
            <text:p>0.4990003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19.122699</text:p>
          </table:table-cell>
          <table:table-cell table:formula="of:=LOG10([.B371])/LOG10([.A371])" office:value-type="float" office:value="0.49900643593743" calcext:value-type="float">
            <text:p>0.4990064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19.149203</text:p>
          </table:table-cell>
          <table:table-cell table:formula="of:=LOG10([.B372])/LOG10([.A372])" office:value-type="float" office:value="0.499012891162218" calcext:value-type="float">
            <text:p>0.4990129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19.175707</text:p>
          </table:table-cell>
          <table:table-cell table:formula="of:=LOG10([.B373])/LOG10([.A373])" office:value-type="float" office:value="0.499019629380058" calcext:value-type="float">
            <text:p>0.4990196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19.202211</text:p>
          </table:table-cell>
          <table:table-cell table:formula="of:=LOG10([.B374])/LOG10([.A374])" office:value-type="float" office:value="0.499026647836154" calcext:value-type="float">
            <text:p>0.4990266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19.228555</text:p>
          </table:table-cell>
          <table:table-cell table:formula="of:=LOG10([.B375])/LOG10([.A375])" office:value-type="float" office:value="0.499032539253593" calcext:value-type="float">
            <text:p>0.4990325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19.254899</text:p>
          </table:table-cell>
          <table:table-cell table:formula="of:=LOG10([.B376])/LOG10([.A376])" office:value-type="float" office:value="0.499038710606825" calcext:value-type="float">
            <text:p>0.4990387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19.281243</text:p>
          </table:table-cell>
          <table:table-cell table:formula="of:=LOG10([.B377])/LOG10([.A377])" office:value-type="float" office:value="0.499045159200842" calcext:value-type="float">
            <text:p>0.4990452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19.307587</text:p>
          </table:table-cell>
          <table:table-cell table:formula="of:=LOG10([.B378])/LOG10([.A378])" office:value-type="float" office:value="0.499051882369292" calcext:value-type="float">
            <text:p>0.4990519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19.333931</text:p>
          </table:table-cell>
          <table:table-cell table:formula="of:=LOG10([.B379])/LOG10([.A379])" office:value-type="float" office:value="0.499058877474122" calcext:value-type="float">
            <text:p>0.4990589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19.360275</text:p>
          </table:table-cell>
          <table:table-cell table:formula="of:=LOG10([.B380])/LOG10([.A380])" office:value-type="float" office:value="0.499066141905212" calcext:value-type="float">
            <text:p>0.4990661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19.386618</text:p>
          </table:table-cell>
          <table:table-cell table:formula="of:=LOG10([.B381])/LOG10([.A381])" office:value-type="float" office:value="0.49907366439645" calcext:value-type="float">
            <text:p>0.4990737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19.412962</text:p>
          </table:table-cell>
          <table:table-cell table:formula="of:=LOG10([.B382])/LOG10([.A382])" office:value-type="float" office:value="0.499081459775326" calcext:value-type="float">
            <text:p>0.4990815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19.439306</text:p>
          </table:table-cell>
          <table:table-cell table:formula="of:=LOG10([.B383])/LOG10([.A383])" office:value-type="float" office:value="0.499089516814188" calcext:value-type="float">
            <text:p>0.4990895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19.465491</text:p>
          </table:table-cell>
          <table:table-cell table:formula="of:=LOG10([.B384])/LOG10([.A384])" office:value-type="float" office:value="0.49909645973949" calcext:value-type="float">
            <text:p>0.4990965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19.490041</text:p>
          </table:table-cell>
          <table:table-cell table:formula="of:=LOG10([.B385])/LOG10([.A385])" office:value-type="float" office:value="0.499089567372627" calcext:value-type="float">
            <text:p>0.4990896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19.514591</text:p>
          </table:table-cell>
          <table:table-cell table:formula="of:=LOG10([.B386])/LOG10([.A386])" office:value-type="float" office:value="0.499082983062904" calcext:value-type="float">
            <text:p>0.4990830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19.539141</text:p>
          </table:table-cell>
          <table:table-cell table:formula="of:=LOG10([.B387])/LOG10([.A387])" office:value-type="float" office:value="0.499076704105838" calcext:value-type="float">
            <text:p>0.4990767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19.563691</text:p>
          </table:table-cell>
          <table:table-cell table:formula="of:=LOG10([.B388])/LOG10([.A388])" office:value-type="float" office:value="0.499070727824239" calcext:value-type="float">
            <text:p>0.4990707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19.588241</text:p>
          </table:table-cell>
          <table:table-cell table:formula="of:=LOG10([.B389])/LOG10([.A389])" office:value-type="float" office:value="0.499065051567877" calcext:value-type="float">
            <text:p>0.4990651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19.612791</text:p>
          </table:table-cell>
          <table:table-cell table:formula="of:=LOG10([.B390])/LOG10([.A390])" office:value-type="float" office:value="0.499059672713159" calcext:value-type="float">
            <text:p>0.4990597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19.637341</text:p>
          </table:table-cell>
          <table:table-cell table:formula="of:=LOG10([.B391])/LOG10([.A391])" office:value-type="float" office:value="0.499054588662804" calcext:value-type="float">
            <text:p>0.4990546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19.661891</text:p>
          </table:table-cell>
          <table:table-cell table:formula="of:=LOG10([.B392])/LOG10([.A392])" office:value-type="float" office:value="0.499049796845523" calcext:value-type="float">
            <text:p>0.4990498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19.686441</text:p>
          </table:table-cell>
          <table:table-cell table:formula="of:=LOG10([.B393])/LOG10([.A393])" office:value-type="float" office:value="0.49904529471571" calcext:value-type="float">
            <text:p>0.4990453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19.710991</text:p>
          </table:table-cell>
          <table:table-cell table:formula="of:=LOG10([.B394])/LOG10([.A394])" office:value-type="float" office:value="0.499041079753128" calcext:value-type="float">
            <text:p>0.4990411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19.735541</text:p>
          </table:table-cell>
          <table:table-cell table:formula="of:=LOG10([.B395])/LOG10([.A395])" office:value-type="float" office:value="0.499037149462608" calcext:value-type="float">
            <text:p>0.4990371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19.760091</text:p>
          </table:table-cell>
          <table:table-cell table:formula="of:=LOG10([.B396])/LOG10([.A396])" office:value-type="float" office:value="0.49903350137375" calcext:value-type="float">
            <text:p>0.4990335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19.784642</text:p>
          </table:table-cell>
          <table:table-cell table:formula="of:=LOG10([.B397])/LOG10([.A397])" office:value-type="float" office:value="0.499030141490838" calcext:value-type="float">
            <text:p>0.4990301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19.809192</text:p>
          </table:table-cell>
          <table:table-cell table:formula="of:=LOG10([.B398])/LOG10([.A398])" office:value-type="float" office:value="0.49902705047765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19.833742</text:p>
          </table:table-cell>
          <table:table-cell table:formula="of:=LOG10([.B399])/LOG10([.A399])" office:value-type="float" office:value="0.499024234400635" calcext:value-type="float">
            <text:p>0.4990242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19.858292</text:p>
          </table:table-cell>
          <table:table-cell table:formula="of:=LOG10([.B400])/LOG10([.A400])" office:value-type="float" office:value="0.499021690885524" calcext:value-type="float">
            <text:p>0.4990217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19.882842</text:p>
          </table:table-cell>
          <table:table-cell table:formula="of:=LOG10([.B401])/LOG10([.A401])" office:value-type="float" office:value="0.499019417581398" calcext:value-type="float">
            <text:p>0.4990194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19.907392</text:p>
          </table:table-cell>
          <table:table-cell table:formula="of:=LOG10([.B402])/LOG10([.A402])" office:value-type="float" office:value="0.499017412160387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19.931942</text:p>
          </table:table-cell>
          <table:table-cell table:formula="of:=LOG10([.B403])/LOG10([.A403])" office:value-type="float" office:value="0.499015672317398" calcext:value-type="float">
            <text:p>0.4990157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19.956492</text:p>
          </table:table-cell>
          <table:table-cell table:formula="of:=LOG10([.B404])/LOG10([.A404])" office:value-type="float" office:value="0.499014195769856" calcext:value-type="float">
            <text:p>0.4990142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19.980619</text:p>
          </table:table-cell>
          <table:table-cell table:formula="of:=LOG10([.B405])/LOG10([.A405])" office:value-type="float" office:value="0.499009452707408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20.004747</text:p>
          </table:table-cell>
          <table:table-cell table:formula="of:=LOG10([.B406])/LOG10([.A406])" office:value-type="float" office:value="0.499004988252517" calcext:value-type="float">
            <text:p>0.4990050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20.028875</text:p>
          </table:table-cell>
          <table:table-cell table:formula="of:=LOG10([.B407])/LOG10([.A407])" office:value-type="float" office:value="0.499000791779572" calcext:value-type="float">
            <text:p>0.4990008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20.053002</text:p>
          </table:table-cell>
          <table:table-cell table:formula="of:=LOG10([.B408])/LOG10([.A408])" office:value-type="float" office:value="0.498996852738689" calcext:value-type="float">
            <text:p>0.4989969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20.077130</text:p>
          </table:table-cell>
          <table:table-cell table:formula="of:=LOG10([.B409])/LOG10([.A409])" office:value-type="float" office:value="0.4989931855123" calcext:value-type="float">
            <text:p>0.4989932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20.101258</text:p>
          </table:table-cell>
          <table:table-cell table:formula="of:=LOG10([.B410])/LOG10([.A410])" office:value-type="float" office:value="0.498989779580086" calcext:value-type="float">
            <text:p>0.4989898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20.125385</text:p>
          </table:table-cell>
          <table:table-cell table:formula="of:=LOG10([.B411])/LOG10([.A411])" office:value-type="float" office:value="0.498986624496183" calcext:value-type="float">
            <text:p>0.4989866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0.149513</text:p>
          </table:table-cell>
          <table:table-cell table:formula="of:=LOG10([.B412])/LOG10([.A412])" office:value-type="float" office:value="0.498983734626349" calcext:value-type="float">
            <text:p>0.4989837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20.173640</text:p>
          </table:table-cell>
          <table:table-cell table:formula="of:=LOG10([.B413])/LOG10([.A413])" office:value-type="float" office:value="0.498981091320187" calcext:value-type="float">
            <text:p>0.4989811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0.197768</text:p>
          </table:table-cell>
          <table:table-cell table:formula="of:=LOG10([.B414])/LOG10([.A414])" office:value-type="float" office:value="0.498978708931563" calcext:value-type="float">
            <text:p>0.4989787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20.221896</text:p>
          </table:table-cell>
          <table:table-cell table:formula="of:=LOG10([.B415])/LOG10([.A415])" office:value-type="float" office:value="0.498976577109892" calcext:value-type="float">
            <text:p>0.4989766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0.246023</text:p>
          </table:table-cell>
          <table:table-cell table:formula="of:=LOG10([.B416])/LOG10([.A416])" office:value-type="float" office:value="0.498974685577015" calcext:value-type="float">
            <text:p>0.4989747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0.270151</text:p>
          </table:table-cell>
          <table:table-cell table:formula="of:=LOG10([.B417])/LOG10([.A417])" office:value-type="float" office:value="0.498973048667849" calcext:value-type="float">
            <text:p>0.4989730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20.294279</text:p>
          </table:table-cell>
          <table:table-cell table:formula="of:=LOG10([.B418])/LOG10([.A418])" office:value-type="float" office:value="0.498971656130355" calcext:value-type="float">
            <text:p>0.4989717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20.318406</text:p>
          </table:table-cell>
          <table:table-cell table:formula="of:=LOG10([.B419])/LOG10([.A419])" office:value-type="float" office:value="0.498970497783745" calcext:value-type="float">
            <text:p>0.4989705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0.342263</text:p>
          </table:table-cell>
          <table:table-cell table:formula="of:=LOG10([.B420])/LOG10([.A420])" office:value-type="float" office:value="0.498967381547504" calcext:value-type="float">
            <text:p>0.4989674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0.366119</text:p>
          </table:table-cell>
          <table:table-cell table:formula="of:=LOG10([.B421])/LOG10([.A421])" office:value-type="float" office:value="0.498964502469931" calcext:value-type="float">
            <text:p>0.4989645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.389976</text:p>
          </table:table-cell>
          <table:table-cell table:formula="of:=LOG10([.B422])/LOG10([.A422])" office:value-type="float" office:value="0.49896187481918" calcext:value-type="float">
            <text:p>0.4989619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20.413832</text:p>
          </table:table-cell>
          <table:table-cell table:formula="of:=LOG10([.B423])/LOG10([.A423])" office:value-type="float" office:value="0.498959480366001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20.437689</text:p>
          </table:table-cell>
          <table:table-cell table:formula="of:=LOG10([.B424])/LOG10([.A424])" office:value-type="float" office:value="0.498957333364754" calcext:value-type="float">
            <text:p>0.4989573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20.461545</text:p>
          </table:table-cell>
          <table:table-cell table:formula="of:=LOG10([.B425])/LOG10([.A425])" office:value-type="float" office:value="0.498955415673474" calcext:value-type="float">
            <text:p>0.4989554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20.485402</text:p>
          </table:table-cell>
          <table:table-cell table:formula="of:=LOG10([.B426])/LOG10([.A426])" office:value-type="float" office:value="0.498953741532225" calcext:value-type="float">
            <text:p>0.4989537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20.509258</text:p>
          </table:table-cell>
          <table:table-cell table:formula="of:=LOG10([.B427])/LOG10([.A427])" office:value-type="float" office:value="0.498952292885199" calcext:value-type="float">
            <text:p>0.4989523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0.533115</text:p>
          </table:table-cell>
          <table:table-cell table:formula="of:=LOG10([.B428])/LOG10([.A428])" office:value-type="float" office:value="0.498951083957677" calcext:value-type="float">
            <text:p>0.4989511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20.556972</text:p>
          </table:table-cell>
          <table:table-cell table:formula="of:=LOG10([.B429])/LOG10([.A429])" office:value-type="float" office:value="0.498950104807346" calcext:value-type="float">
            <text:p>0.4989501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20.580828</text:p>
          </table:table-cell>
          <table:table-cell table:formula="of:=LOG10([.B430])/LOG10([.A430])" office:value-type="float" office:value="0.49894934555892" calcext:value-type="float">
            <text:p>0.4989493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20.604685</text:p>
          </table:table-cell>
          <table:table-cell table:formula="of:=LOG10([.B431])/LOG10([.A431])" office:value-type="float" office:value="0.498948820414629" calcext:value-type="float">
            <text:p>0.4989488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20.628541</text:p>
          </table:table-cell>
          <table:table-cell table:formula="of:=LOG10([.B432])/LOG10([.A432])" office:value-type="float" office:value="0.498948511529294" calcext:value-type="float">
            <text:p>0.4989485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20.652398</text:p>
          </table:table-cell>
          <table:table-cell table:formula="of:=LOG10([.B433])/LOG10([.A433])" office:value-type="float" office:value="0.498948433089222" calcext:value-type="float">
            <text:p>0.4989484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20.676254</text:p>
          </table:table-cell>
          <table:table-cell table:formula="of:=LOG10([.B434])/LOG10([.A434])" office:value-type="float" office:value="0.498948567331636" calcext:value-type="float">
            <text:p>0.4989486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0.700111</text:p>
          </table:table-cell>
          <table:table-cell table:formula="of:=LOG10([.B435])/LOG10([.A435])" office:value-type="float" office:value="0.498948928426496" calcext:value-type="float">
            <text:p>0.4989489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20.723967</text:p>
          </table:table-cell>
          <table:table-cell table:formula="of:=LOG10([.B436])/LOG10([.A436])" office:value-type="float" office:value="0.498949498692404" calcext:value-type="float">
            <text:p>0.4989495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20.747824</text:p>
          </table:table-cell>
          <table:table-cell table:formula="of:=LOG10([.B437])/LOG10([.A437])" office:value-type="float" office:value="0.498950292282563" calcext:value-type="float">
            <text:p>0.4989503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20.771680</text:p>
          </table:table-cell>
          <table:table-cell table:formula="of:=LOG10([.B438])/LOG10([.A438])" office:value-type="float" office:value="0.498951291595952" calcext:value-type="float">
            <text:p>0.4989513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20.795537</text:p>
          </table:table-cell>
          <table:table-cell table:formula="of:=LOG10([.B439])/LOG10([.A439])" office:value-type="float" office:value="0.498952510768622" calcext:value-type="float">
            <text:p>0.4989525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20.819393</text:p>
          </table:table-cell>
          <table:table-cell table:formula="of:=LOG10([.B440])/LOG10([.A440])" office:value-type="float" office:value="0.498953932278953" calcext:value-type="float">
            <text:p>0.4989539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20.843250</text:p>
          </table:table-cell>
          <table:table-cell table:formula="of:=LOG10([.B441])/LOG10([.A441])" office:value-type="float" office:value="0.49895557024546" calcext:value-type="float">
            <text:p>0.4989556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20.867107</text:p>
          </table:table-cell>
          <table:table-cell table:formula="of:=LOG10([.B442])/LOG10([.A442])" office:value-type="float" office:value="0.498957415095214" calcext:value-type="float">
            <text:p>0.4989574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20.890963</text:p>
          </table:table-cell>
          <table:table-cell table:formula="of:=LOG10([.B443])/LOG10([.A443])" office:value-type="float" office:value="0.498959457318079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20.914820</text:p>
          </table:table-cell>
          <table:table-cell table:formula="of:=LOG10([.B444])/LOG10([.A444])" office:value-type="float" office:value="0.498961711005593" calcext:value-type="float">
            <text:p>0.4989617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20.938532</text:p>
          </table:table-cell>
          <table:table-cell table:formula="of:=LOG10([.B445])/LOG10([.A445])" office:value-type="float" office:value="0.498963030640312" calcext:value-type="float">
            <text:p>0.4989630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20.962245</text:p>
          </table:table-cell>
          <table:table-cell table:formula="of:=LOG10([.B446])/LOG10([.A446])" office:value-type="float" office:value="0.498964561877205" calcext:value-type="float">
            <text:p>0.4989646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20.985957</text:p>
          </table:table-cell>
          <table:table-cell table:formula="of:=LOG10([.B447])/LOG10([.A447])" office:value-type="float" office:value="0.498966287449714" calcext:value-type="float">
            <text:p>0.4989663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21.009670</text:p>
          </table:table-cell>
          <table:table-cell table:formula="of:=LOG10([.B448])/LOG10([.A448])" office:value-type="float" office:value="0.498968221397322" calcext:value-type="float">
            <text:p>0.4989682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21.033382</text:p>
          </table:table-cell>
          <table:table-cell table:formula="of:=LOG10([.B449])/LOG10([.A449])" office:value-type="float" office:value="0.498970346528676" calcext:value-type="float">
            <text:p>0.4989703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21.057095</text:p>
          </table:table-cell>
          <table:table-cell table:formula="of:=LOG10([.B450])/LOG10([.A450])" office:value-type="float" office:value="0.498972676864589" calcext:value-type="float">
            <text:p>0.4989727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21.080683</text:p>
          </table:table-cell>
          <table:table-cell table:formula="of:=LOG10([.B451])/LOG10([.A451])" office:value-type="float" office:value="0.498974232461609" calcext:value-type="float">
            <text:p>0.4989742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21.104272</text:p>
          </table:table-cell>
          <table:table-cell table:formula="of:=LOG10([.B452])/LOG10([.A452])" office:value-type="float" office:value="0.49897599300465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21.127860</text:p>
          </table:table-cell>
          <table:table-cell table:formula="of:=LOG10([.B453])/LOG10([.A453])" office:value-type="float" office:value="0.498977941437359" calcext:value-type="float">
            <text:p>0.4989779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21.151449</text:p>
          </table:table-cell>
          <table:table-cell table:formula="of:=LOG10([.B454])/LOG10([.A454])" office:value-type="float" office:value="0.498980091729923" calcext:value-type="float">
            <text:p>0.4989801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21.175037</text:p>
          </table:table-cell>
          <table:table-cell table:formula="of:=LOG10([.B455])/LOG10([.A455])" office:value-type="float" office:value="0.498982426898594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21.198626</text:p>
          </table:table-cell>
          <table:table-cell table:formula="of:=LOG10([.B456])/LOG10([.A456])" office:value-type="float" office:value="0.498984960894323" calcext:value-type="float">
            <text:p>0.4989850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21.222214</text:p>
          </table:table-cell>
          <table:table-cell table:formula="of:=LOG10([.B457])/LOG10([.A457])" office:value-type="float" office:value="0.498987676805144" calcext:value-type="float">
            <text:p>0.4989877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21.245802</text:p>
          </table:table-cell>
          <table:table-cell table:formula="of:=LOG10([.B458])/LOG10([.A458])" office:value-type="float" office:value="0.498990580877503" calcext:value-type="float">
            <text:p>0.4989906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21.269391</text:p>
          </table:table-cell>
          <table:table-cell table:formula="of:=LOG10([.B459])/LOG10([.A459])" office:value-type="float" office:value="0.49899367932537" calcext:value-type="float">
            <text:p>0.4989937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21.292979</text:p>
          </table:table-cell>
          <table:table-cell table:formula="of:=LOG10([.B460])/LOG10([.A460])" office:value-type="float" office:value="0.498996955342931" calcext:value-type="float">
            <text:p>0.4989970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21.316426</text:p>
          </table:table-cell>
          <table:table-cell table:formula="of:=LOG10([.B461])/LOG10([.A461])" office:value-type="float" office:value="0.498999336343315" calcext:value-type="float">
            <text:p>0.4989993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21.339872</text:p>
          </table:table-cell>
          <table:table-cell table:formula="of:=LOG10([.B462])/LOG10([.A462])" office:value-type="float" office:value="0.499001895242184" calcext:value-type="float">
            <text:p>0.4990019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21.363318</text:p>
          </table:table-cell>
          <table:table-cell table:formula="of:=LOG10([.B463])/LOG10([.A463])" office:value-type="float" office:value="0.499004638278269" calcext:value-type="float">
            <text:p>0.4990046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21.386764</text:p>
          </table:table-cell>
          <table:table-cell table:formula="of:=LOG10([.B464])/LOG10([.A464])" office:value-type="float" office:value="0.499007564040002" calcext:value-type="float">
            <text:p>0.4990076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21.410210</text:p>
          </table:table-cell>
          <table:table-cell table:formula="of:=LOG10([.B465])/LOG10([.A465])" office:value-type="float" office:value="0.49901067112789" calcext:value-type="float">
            <text:p>0.4990107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21.433656</text:p>
          </table:table-cell>
          <table:table-cell table:formula="of:=LOG10([.B466])/LOG10([.A466])" office:value-type="float" office:value="0.499013958154395" calcext:value-type="float">
            <text:p>0.4990140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21.457102</text:p>
          </table:table-cell>
          <table:table-cell table:formula="of:=LOG10([.B467])/LOG10([.A467])" office:value-type="float" office:value="0.499017423743805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21.480548</text:p>
          </table:table-cell>
          <table:table-cell table:formula="of:=LOG10([.B468])/LOG10([.A468])" office:value-type="float" office:value="0.499021066532122" calcext:value-type="float">
            <text:p>0.4990211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21.503994</text:p>
          </table:table-cell>
          <table:table-cell table:formula="of:=LOG10([.B469])/LOG10([.A469])" office:value-type="float" office:value="0.499024885166935" calcext:value-type="float">
            <text:p>0.4990249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21.527440</text:p>
          </table:table-cell>
          <table:table-cell table:formula="of:=LOG10([.B470])/LOG10([.A470])" office:value-type="float" office:value="0.499028878307307" calcext:value-type="float">
            <text:p>0.4990289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21.550745</text:p>
          </table:table-cell>
          <table:table-cell table:formula="of:=LOG10([.B471])/LOG10([.A471])" office:value-type="float" office:value="0.499031981246428" calcext:value-type="float">
            <text:p>0.4990320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21.572594</text:p>
          </table:table-cell>
          <table:table-cell table:formula="of:=LOG10([.B472])/LOG10([.A472])" office:value-type="float" office:value="0.499024293635015" calcext:value-type="float">
            <text:p>0.4990243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21.594444</text:p>
          </table:table-cell>
          <table:table-cell table:formula="of:=LOG10([.B473])/LOG10([.A473])" office:value-type="float" office:value="0.499016817594089" calcext:value-type="float">
            <text:p>0.4990168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21.616293</text:p>
          </table:table-cell>
          <table:table-cell table:formula="of:=LOG10([.B474])/LOG10([.A474])" office:value-type="float" office:value="0.499009536634691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21.638143</text:p>
          </table:table-cell>
          <table:table-cell table:formula="of:=LOG10([.B475])/LOG10([.A475])" office:value-type="float" office:value="0.499002464364659" calcext:value-type="float">
            <text:p>0.4990025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21.659992</text:p>
          </table:table-cell>
          <table:table-cell table:formula="of:=LOG10([.B476])/LOG10([.A476])" office:value-type="float" office:value="0.498995584359101" calcext:value-type="float">
            <text:p>0.4989956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21.681842</text:p>
          </table:table-cell>
          <table:table-cell table:formula="of:=LOG10([.B477])/LOG10([.A477])" office:value-type="float" office:value="0.49898891020833" calcext:value-type="float">
            <text:p>0.4989889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21.703691</text:p>
          </table:table-cell>
          <table:table-cell table:formula="of:=LOG10([.B478])/LOG10([.A478])" office:value-type="float" office:value="0.498982425550842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21.725541</text:p>
          </table:table-cell>
          <table:table-cell table:formula="of:=LOG10([.B479])/LOG10([.A479])" office:value-type="float" office:value="0.49897614395919" calcext:value-type="float">
            <text:p>0.4989761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21.747390</text:p>
          </table:table-cell>
          <table:table-cell table:formula="of:=LOG10([.B480])/LOG10([.A480])" office:value-type="float" office:value="0.498970049134592" calcext:value-type="float">
            <text:p>0.4989700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21.769240</text:p>
          </table:table-cell>
          <table:table-cell table:formula="of:=LOG10([.B481])/LOG10([.A481])" office:value-type="float" office:value="0.498964154631621" calcext:value-type="float">
            <text:p>0.4989642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21.791089</text:p>
          </table:table-cell>
          <table:table-cell table:formula="of:=LOG10([.B482])/LOG10([.A482])" office:value-type="float" office:value="0.498958444213559" calcext:value-type="float">
            <text:p>0.4989584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21.812939</text:p>
          </table:table-cell>
          <table:table-cell table:formula="of:=LOG10([.B483])/LOG10([.A483])" office:value-type="float" office:value="0.498952931416785" calcext:value-type="float">
            <text:p>0.4989529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21.834789</text:p>
          </table:table-cell>
          <table:table-cell table:formula="of:=LOG10([.B484])/LOG10([.A484])" office:value-type="float" office:value="0.49894760747674" calcext:value-type="float">
            <text:p>0.4989476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21.856638</text:p>
          </table:table-cell>
          <table:table-cell table:formula="of:=LOG10([.B485])/LOG10([.A485])" office:value-type="float" office:value="0.498942463679192" calcext:value-type="float">
            <text:p>0.4989425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21.878488</text:p>
          </table:table-cell>
          <table:table-cell table:formula="of:=LOG10([.B486])/LOG10([.A486])" office:value-type="float" office:value="0.498937513532841" calcext:value-type="float">
            <text:p>0.4989375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21.900337</text:p>
          </table:table-cell>
          <table:table-cell table:formula="of:=LOG10([.B487])/LOG10([.A487])" office:value-type="float" office:value="0.498932740953348" calcext:value-type="float">
            <text:p>0.4989327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21.922187</text:p>
          </table:table-cell>
          <table:table-cell table:formula="of:=LOG10([.B488])/LOG10([.A488])" office:value-type="float" office:value="0.498928159430718" calcext:value-type="float">
            <text:p>0.4989282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21.944036</text:p>
          </table:table-cell>
          <table:table-cell table:formula="of:=LOG10([.B489])/LOG10([.A489])" office:value-type="float" office:value="0.498923752940478" calcext:value-type="float">
            <text:p>0.4989238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21.965886</text:p>
          </table:table-cell>
          <table:table-cell table:formula="of:=LOG10([.B490])/LOG10([.A490])" office:value-type="float" office:value="0.498919534953749" calcext:value-type="float">
            <text:p>0.4989195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21.987735</text:p>
          </table:table-cell>
          <table:table-cell table:formula="of:=LOG10([.B491])/LOG10([.A491])" office:value-type="float" office:value="0.498915489505325" calcext:value-type="float">
            <text:p>0.4989155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22.009339</text:p>
          </table:table-cell>
          <table:table-cell table:formula="of:=LOG10([.B492])/LOG10([.A492])" office:value-type="float" office:value="0.498909826269024" calcext:value-type="float">
            <text:p>0.4989098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22.030943</text:p>
          </table:table-cell>
          <table:table-cell table:formula="of:=LOG10([.B493])/LOG10([.A493])" office:value-type="float" office:value="0.498904345179987" calcext:value-type="float">
            <text:p>0.4989043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22.052547</text:p>
          </table:table-cell>
          <table:table-cell table:formula="of:=LOG10([.B494])/LOG10([.A494])" office:value-type="float" office:value="0.498899044997179" calcext:value-type="float">
            <text:p>0.4988990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22.074151</text:p>
          </table:table-cell>
          <table:table-cell table:formula="of:=LOG10([.B495])/LOG10([.A495])" office:value-type="float" office:value="0.49889392448932" calcext:value-type="float">
            <text:p>0.4988939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22.095755</text:p>
          </table:table-cell>
          <table:table-cell table:formula="of:=LOG10([.B496])/LOG10([.A496])" office:value-type="float" office:value="0.498888982434785" calcext:value-type="float">
            <text:p>0.4988890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22.117359</text:p>
          </table:table-cell>
          <table:table-cell table:formula="of:=LOG10([.B497])/LOG10([.A497])" office:value-type="float" office:value="0.498884217621515" calcext:value-type="float">
            <text:p>0.4988842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22.138963</text:p>
          </table:table-cell>
          <table:table-cell table:formula="of:=LOG10([.B498])/LOG10([.A498])" office:value-type="float" office:value="0.498879628846928" calcext:value-type="float">
            <text:p>0.4988796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22.160567</text:p>
          </table:table-cell>
          <table:table-cell table:formula="of:=LOG10([.B499])/LOG10([.A499])" office:value-type="float" office:value="0.498875214917828" calcext:value-type="float">
            <text:p>0.4988752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22.182171</text:p>
          </table:table-cell>
          <table:table-cell table:formula="of:=LOG10([.B500])/LOG10([.A500])" office:value-type="float" office:value="0.498870974650314" calcext:value-type="float">
            <text:p>0.4988710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2.203775</text:p>
          </table:table-cell>
          <table:table-cell table:formula="of:=LOG10([.B501])/LOG10([.A501])" office:value-type="float" office:value="0.498866906869699" calcext:value-type="float">
            <text:p>0.4988669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22.225249</text:p>
          </table:table-cell>
          <table:table-cell table:formula="of:=LOG10([.B502])/LOG10([.A502])" office:value-type="float" office:value="0.498862069513389" calcext:value-type="float">
            <text:p>0.4988621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22.246723</text:p>
          </table:table-cell>
          <table:table-cell table:formula="of:=LOG10([.B503])/LOG10([.A503])" office:value-type="float" office:value="0.498857404746626" calcext:value-type="float">
            <text:p>0.4988574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22.268196</text:p>
          </table:table-cell>
          <table:table-cell table:formula="of:=LOG10([.B504])/LOG10([.A504])" office:value-type="float" office:value="0.498852904193321" calcext:value-type="float">
            <text:p>0.4988529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22.289670</text:p>
          </table:table-cell>
          <table:table-cell table:formula="of:=LOG10([.B505])/LOG10([.A505])" office:value-type="float" office:value="0.498848581152876" calcext:value-type="float">
            <text:p>0.4988486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22.311143</text:p>
          </table:table-cell>
          <table:table-cell table:formula="of:=LOG10([.B506])/LOG10([.A506])" office:value-type="float" office:value="0.498844420057068" calcext:value-type="float">
            <text:p>0.4988444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22.332617</text:p>
          </table:table-cell>
          <table:table-cell table:formula="of:=LOG10([.B507])/LOG10([.A507])" office:value-type="float" office:value="0.498840434185868" calcext:value-type="float">
            <text:p>0.4988404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22.354091</text:p>
          </table:table-cell>
          <table:table-cell table:formula="of:=LOG10([.B508])/LOG10([.A508])" office:value-type="float" office:value="0.498836615207635" calcext:value-type="float">
            <text:p>0.4988366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22.375564</text:p>
          </table:table-cell>
          <table:table-cell table:formula="of:=LOG10([.B509])/LOG10([.A509])" office:value-type="float" office:value="0.498832954836111" calcext:value-type="float">
            <text:p>0.4988330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22.397038</text:p>
          </table:table-cell>
          <table:table-cell table:formula="of:=LOG10([.B510])/LOG10([.A510])" office:value-type="float" office:value="0.49882946632187" calcext:value-type="float">
            <text:p>0.4988295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22.418511</text:p>
          </table:table-cell>
          <table:table-cell table:formula="of:=LOG10([.B511])/LOG10([.A511])" office:value-type="float" office:value="0.49882613423164" calcext:value-type="float">
            <text:p>0.4988261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22.439985</text:p>
          </table:table-cell>
          <table:table-cell table:formula="of:=LOG10([.B512])/LOG10([.A512])" office:value-type="float" office:value="0.498822971796234" calcext:value-type="float">
            <text:p>0.4988230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22.461459</text:p>
          </table:table-cell>
          <table:table-cell table:formula="of:=LOG10([.B513])/LOG10([.A513])" office:value-type="float" office:value="0.498819970772128" calcext:value-type="float">
            <text:p>0.4988200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22.482932</text:p>
          </table:table-cell>
          <table:table-cell table:formula="of:=LOG10([.B514])/LOG10([.A514])" office:value-type="float" office:value="0.498817122960324" calcext:value-type="float">
            <text:p>0.4988171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22.504406</text:p>
          </table:table-cell>
          <table:table-cell table:formula="of:=LOG10([.B515])/LOG10([.A515])" office:value-type="float" office:value="0.498814441561773" calcext:value-type="float">
            <text:p>0.4988144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22.525879</text:p>
          </table:table-cell>
          <table:table-cell table:formula="of:=LOG10([.B516])/LOG10([.A516])" office:value-type="float" office:value="0.498811911275044" calcext:value-type="float">
            <text:p>0.4988119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22.547112</text:p>
          </table:table-cell>
          <table:table-cell table:formula="of:=LOG10([.B517])/LOG10([.A517])" office:value-type="float" office:value="0.498807834027355" calcext:value-type="float">
            <text:p>0.4988078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22.568344</text:p>
          </table:table-cell>
          <table:table-cell table:formula="of:=LOG10([.B518])/LOG10([.A518])" office:value-type="float" office:value="0.498803910120482" calcext:value-type="float">
            <text:p>0.4988039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22.589576</text:p>
          </table:table-cell>
          <table:table-cell table:formula="of:=LOG10([.B519])/LOG10([.A519])" office:value-type="float" office:value="0.498800145616218" calcext:value-type="float">
            <text:p>0.4988001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22.610809</text:p>
          </table:table-cell>
          <table:table-cell table:formula="of:=LOG10([.B520])/LOG10([.A520])" office:value-type="float" office:value="0.498796546548741" calcext:value-type="float">
            <text:p>0.4987965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22.632041</text:p>
          </table:table-cell>
          <table:table-cell table:formula="of:=LOG10([.B521])/LOG10([.A521])" office:value-type="float" office:value="0.498793097728876" calcext:value-type="float">
            <text:p>0.4987931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22.653273</text:p>
          </table:table-cell>
          <table:table-cell table:formula="of:=LOG10([.B522])/LOG10([.A522])" office:value-type="float" office:value="0.49878980521513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22.674506</text:p>
          </table:table-cell>
          <table:table-cell table:formula="of:=LOG10([.B523])/LOG10([.A523])" office:value-type="float" office:value="0.498786675038446" calcext:value-type="float">
            <text:p>0.4987867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22.695738</text:p>
          </table:table-cell>
          <table:table-cell table:formula="of:=LOG10([.B524])/LOG10([.A524])" office:value-type="float" office:value="0.498783692085384" calcext:value-type="float">
            <text:p>0.4987837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22.716970</text:p>
          </table:table-cell>
          <table:table-cell table:formula="of:=LOG10([.B525])/LOG10([.A525])" office:value-type="float" office:value="0.498780862410736" calcext:value-type="float">
            <text:p>0.4987809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22.738203</text:p>
          </table:table-cell>
          <table:table-cell table:formula="of:=LOG10([.B526])/LOG10([.A526])" office:value-type="float" office:value="0.498778192041791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22.759435</text:p>
          </table:table-cell>
          <table:table-cell table:formula="of:=LOG10([.B527])/LOG10([.A527])" office:value-type="float" office:value="0.498775665939838" calcext:value-type="float">
            <text:p>0.4987757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22.780667</text:p>
          </table:table-cell>
          <table:table-cell table:formula="of:=LOG10([.B528])/LOG10([.A528])" office:value-type="float" office:value="0.498773290155546" calcext:value-type="float">
            <text:p>0.4987733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22.801899</text:p>
          </table:table-cell>
          <table:table-cell table:formula="of:=LOG10([.B529])/LOG10([.A529])" office:value-type="float" office:value="0.49877106371656" calcext:value-type="float">
            <text:p>0.4987711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22.823132</text:p>
          </table:table-cell>
          <table:table-cell table:formula="of:=LOG10([.B530])/LOG10([.A530])" office:value-type="float" office:value="0.498768992644667" calcext:value-type="float">
            <text:p>0.4987690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22.844364</text:p>
          </table:table-cell>
          <table:table-cell table:formula="of:=LOG10([.B531])/LOG10([.A531])" office:value-type="float" office:value="0.498767061999271" calcext:value-type="float">
            <text:p>0.4987671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22.865596</text:p>
          </table:table-cell>
          <table:table-cell table:formula="of:=LOG10([.B532])/LOG10([.A532])" office:value-type="float" office:value="0.498765277824938" calcext:value-type="float">
            <text:p>0.4987653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22.886829</text:p>
          </table:table-cell>
          <table:table-cell table:formula="of:=LOG10([.B533])/LOG10([.A533])" office:value-type="float" office:value="0.498763646138884" calcext:value-type="float">
            <text:p>0.4987636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22.908061</text:p>
          </table:table-cell>
          <table:table-cell table:formula="of:=LOG10([.B534])/LOG10([.A534])" office:value-type="float" office:value="0.498762152072982" calcext:value-type="float">
            <text:p>0.4987622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22.929293</text:p>
          </table:table-cell>
          <table:table-cell table:formula="of:=LOG10([.B535])/LOG10([.A535])" office:value-type="float" office:value="0.49876080166679" calcext:value-type="float">
            <text:p>0.4987608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22.950526</text:p>
          </table:table-cell>
          <table:table-cell table:formula="of:=LOG10([.B536])/LOG10([.A536])" office:value-type="float" office:value="0.498759600932583" calcext:value-type="float">
            <text:p>0.4987596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22.971758</text:p>
          </table:table-cell>
          <table:table-cell table:formula="of:=LOG10([.B537])/LOG10([.A537])" office:value-type="float" office:value="0.498758535073776" calcext:value-type="float">
            <text:p>0.4987585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22.992990</text:p>
          </table:table-cell>
          <table:table-cell table:formula="of:=LOG10([.B538])/LOG10([.A538])" office:value-type="float" office:value="0.498757610124563" calcext:value-type="float">
            <text:p>0.4987576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23.014223</text:p>
          </table:table-cell>
          <table:table-cell table:formula="of:=LOG10([.B539])/LOG10([.A539])" office:value-type="float" office:value="0.498756832091925" calcext:value-type="float">
            <text:p>0.4987568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23.035455</text:p>
          </table:table-cell>
          <table:table-cell table:formula="of:=LOG10([.B540])/LOG10([.A540])" office:value-type="float" office:value="0.498756186249913" calcext:value-type="float">
            <text:p>0.4987562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23.056687</text:p>
          </table:table-cell>
          <table:table-cell table:formula="of:=LOG10([.B541])/LOG10([.A541])" office:value-type="float" office:value="0.498755678627017" calcext:value-type="float">
            <text:p>0.4987557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23.077920</text:p>
          </table:table-cell>
          <table:table-cell table:formula="of:=LOG10([.B542])/LOG10([.A542])" office:value-type="float" office:value="0.498755315224587" calcext:value-type="float">
            <text:p>0.4987553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23.099152</text:p>
          </table:table-cell>
          <table:table-cell table:formula="of:=LOG10([.B543])/LOG10([.A543])" office:value-type="float" office:value="0.498755081386423" calcext:value-type="float">
            <text:p>0.4987551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23.120384</text:p>
          </table:table-cell>
          <table:table-cell table:formula="of:=LOG10([.B544])/LOG10([.A544])" office:value-type="float" office:value="0.498754983134982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23.141617</text:p>
          </table:table-cell>
          <table:table-cell table:formula="of:=LOG10([.B545])/LOG10([.A545])" office:value-type="float" office:value="0.498755026465665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23.162849</text:p>
          </table:table-cell>
          <table:table-cell table:formula="of:=LOG10([.B546])/LOG10([.A546])" office:value-type="float" office:value="0.498755196791149" calcext:value-type="float">
            <text:p>0.4987552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23.183953</text:p>
          </table:table-cell>
          <table:table-cell table:formula="of:=LOG10([.B547])/LOG10([.A547])" office:value-type="float" office:value="0.498754624135369" calcext:value-type="float">
            <text:p>0.4987546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23.205057</text:p>
          </table:table-cell>
          <table:table-cell table:formula="of:=LOG10([.B548])/LOG10([.A548])" office:value-type="float" office:value="0.498754185750436" calcext:value-type="float">
            <text:p>0.4987542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23.226161</text:p>
          </table:table-cell>
          <table:table-cell table:formula="of:=LOG10([.B549])/LOG10([.A549])" office:value-type="float" office:value="0.498753880788545" calcext:value-type="float">
            <text:p>0.4987539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23.247265</text:p>
          </table:table-cell>
          <table:table-cell table:formula="of:=LOG10([.B550])/LOG10([.A550])" office:value-type="float" office:value="0.49875370840795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23.268369</text:p>
          </table:table-cell>
          <table:table-cell table:formula="of:=LOG10([.B551])/LOG10([.A551])" office:value-type="float" office:value="0.498753667772912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23.289474</text:p>
          </table:table-cell>
          <table:table-cell table:formula="of:=LOG10([.B552])/LOG10([.A552])" office:value-type="float" office:value="0.498753764856504" calcext:value-type="float">
            <text:p>0.4987538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23.310467</text:p>
          </table:table-cell>
          <table:table-cell table:formula="of:=LOG10([.B553])/LOG10([.A553])" office:value-type="float" office:value="0.498753231001992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23.331461</text:p>
          </table:table-cell>
          <table:table-cell table:formula="of:=LOG10([.B554])/LOG10([.A554])" office:value-type="float" office:value="0.498752835000836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23.352455</text:p>
          </table:table-cell>
          <table:table-cell table:formula="of:=LOG10([.B555])/LOG10([.A555])" office:value-type="float" office:value="0.498752569231619" calcext:value-type="float">
            <text:p>0.4987526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23.373449</text:p>
          </table:table-cell>
          <table:table-cell table:formula="of:=LOG10([.B556])/LOG10([.A556])" office:value-type="float" office:value="0.498752432881573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23.394442</text:p>
          </table:table-cell>
          <table:table-cell table:formula="of:=LOG10([.B557])/LOG10([.A557])" office:value-type="float" office:value="0.498752418381006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23.415436</text:p>
          </table:table-cell>
          <table:table-cell table:formula="of:=LOG10([.B558])/LOG10([.A558])" office:value-type="float" office:value="0.498752538461873" calcext:value-type="float">
            <text:p>0.4987525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23.436430</text:p>
          </table:table-cell>
          <table:table-cell table:formula="of:=LOG10([.B559])/LOG10([.A559])" office:value-type="float" office:value="0.498752785557805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23.457424</text:p>
          </table:table-cell>
          <table:table-cell table:formula="of:=LOG10([.B560])/LOG10([.A560])" office:value-type="float" office:value="0.49875315887869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23.478417</text:p>
          </table:table-cell>
          <table:table-cell table:formula="of:=LOG10([.B561])/LOG10([.A561])" office:value-type="float" office:value="0.49875365090912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23.499411</text:p>
          </table:table-cell>
          <table:table-cell table:formula="of:=LOG10([.B562])/LOG10([.A562])" office:value-type="float" office:value="0.498754274339609" calcext:value-type="float">
            <text:p>0.4987543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23.520405</text:p>
          </table:table-cell>
          <table:table-cell table:formula="of:=LOG10([.B563])/LOG10([.A563])" office:value-type="float" office:value="0.498755021657769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23.541399</text:p>
          </table:table-cell>
          <table:table-cell table:formula="of:=LOG10([.B564])/LOG10([.A564])" office:value-type="float" office:value="0.498755892095387" calcext:value-type="float">
            <text:p>0.4987559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23.562392</text:p>
          </table:table-cell>
          <table:table-cell table:formula="of:=LOG10([.B565])/LOG10([.A565])" office:value-type="float" office:value="0.498756878190298" calcext:value-type="float">
            <text:p>0.4987569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23.583386</text:p>
          </table:table-cell>
          <table:table-cell table:formula="of:=LOG10([.B566])/LOG10([.A566])" office:value-type="float" office:value="0.498757992591426" calcext:value-type="float">
            <text:p>0.4987580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23.604733</text:p>
          </table:table-cell>
          <table:table-cell table:formula="of:=LOG10([.B567])/LOG10([.A567])" office:value-type="float" office:value="0.498761587154288" calcext:value-type="float">
            <text:p>0.4987616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23.626337</text:p>
          </table:table-cell>
          <table:table-cell table:formula="of:=LOG10([.B568])/LOG10([.A568])" office:value-type="float" office:value="0.498767011912372" calcext:value-type="float">
            <text:p>0.4987670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23.647941</text:p>
          </table:table-cell>
          <table:table-cell table:formula="of:=LOG10([.B569])/LOG10([.A569])" office:value-type="float" office:value="0.498772546438406" calcext:value-type="float">
            <text:p>0.4987725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23.669545</text:p>
          </table:table-cell>
          <table:table-cell table:formula="of:=LOG10([.B570])/LOG10([.A570])" office:value-type="float" office:value="0.498778190029397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23.691149</text:p>
          </table:table-cell>
          <table:table-cell table:formula="of:=LOG10([.B571])/LOG10([.A571])" office:value-type="float" office:value="0.498783941987287" calcext:value-type="float">
            <text:p>0.4987839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23.712753</text:p>
          </table:table-cell>
          <table:table-cell table:formula="of:=LOG10([.B572])/LOG10([.A572])" office:value-type="float" office:value="0.498789801618911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23.734357</text:p>
          </table:table-cell>
          <table:table-cell table:formula="of:=LOG10([.B573])/LOG10([.A573])" office:value-type="float" office:value="0.498795768235953" calcext:value-type="float">
            <text:p>0.4987958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23.755961</text:p>
          </table:table-cell>
          <table:table-cell table:formula="of:=LOG10([.B574])/LOG10([.A574])" office:value-type="float" office:value="0.498801841154912" calcext:value-type="float">
            <text:p>0.4988018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23.777565</text:p>
          </table:table-cell>
          <table:table-cell table:formula="of:=LOG10([.B575])/LOG10([.A575])" office:value-type="float" office:value="0.498808019697055" calcext:value-type="float">
            <text:p>0.4988080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23.799169</text:p>
          </table:table-cell>
          <table:table-cell table:formula="of:=LOG10([.B576])/LOG10([.A576])" office:value-type="float" office:value="0.498814303188383" calcext:value-type="float">
            <text:p>0.4988143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23.820773</text:p>
          </table:table-cell>
          <table:table-cell table:formula="of:=LOG10([.B577])/LOG10([.A577])" office:value-type="float" office:value="0.498820690959587" calcext:value-type="float">
            <text:p>0.4988207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23.842377</text:p>
          </table:table-cell>
          <table:table-cell table:formula="of:=LOG10([.B578])/LOG10([.A578])" office:value-type="float" office:value="0.498827182346015" calcext:value-type="float">
            <text:p>0.4988272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23.863981</text:p>
          </table:table-cell>
          <table:table-cell table:formula="of:=LOG10([.B579])/LOG10([.A579])" office:value-type="float" office:value="0.498833776687627" calcext:value-type="float">
            <text:p>0.4988338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23.885586</text:p>
          </table:table-cell>
          <table:table-cell table:formula="of:=LOG10([.B580])/LOG10([.A580])" office:value-type="float" office:value="0.498840479910359" calcext:value-type="float">
            <text:p>0.4988405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23.907190</text:p>
          </table:table-cell>
          <table:table-cell table:formula="of:=LOG10([.B581])/LOG10([.A581])" office:value-type="float" office:value="0.498847278192764" calcext:value-type="float">
            <text:p>0.4988473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23.928794</text:p>
          </table:table-cell>
          <table:table-cell table:formula="of:=LOG10([.B582])/LOG10([.A582])" office:value-type="float" office:value="0.498854177477568" calcext:value-type="float">
            <text:p>0.4988542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23.950398</text:p>
          </table:table-cell>
          <table:table-cell table:formula="of:=LOG10([.B583])/LOG10([.A583])" office:value-type="float" office:value="0.498861177122815" calcext:value-type="float">
            <text:p>0.4988612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23.972002</text:p>
          </table:table-cell>
          <table:table-cell table:formula="of:=LOG10([.B584])/LOG10([.A584])" office:value-type="float" office:value="0.498868276490979" calcext:value-type="float">
            <text:p>0.4988683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23.993606</text:p>
          </table:table-cell>
          <table:table-cell table:formula="of:=LOG10([.B585])/LOG10([.A585])" office:value-type="float" office:value="0.498875474948925" calcext:value-type="float">
            <text:p>0.4988755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24.015210</text:p>
          </table:table-cell>
          <table:table-cell table:formula="of:=LOG10([.B586])/LOG10([.A586])" office:value-type="float" office:value="0.498882771867875" calcext:value-type="float">
            <text:p>0.4988828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24.036814</text:p>
          </table:table-cell>
          <table:table-cell table:formula="of:=LOG10([.B587])/LOG10([.A587])" office:value-type="float" office:value="0.498890166623372" calcext:value-type="float">
            <text:p>0.4988902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24.058418</text:p>
          </table:table-cell>
          <table:table-cell table:formula="of:=LOG10([.B588])/LOG10([.A588])" office:value-type="float" office:value="0.498897658595244" calcext:value-type="float">
            <text:p>0.4988977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24.080022</text:p>
          </table:table-cell>
          <table:table-cell table:formula="of:=LOG10([.B589])/LOG10([.A589])" office:value-type="float" office:value="0.498905247167569" calcext:value-type="float">
            <text:p>0.4989052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24.101626</text:p>
          </table:table-cell>
          <table:table-cell table:formula="of:=LOG10([.B590])/LOG10([.A590])" office:value-type="float" office:value="0.498912931728643" calcext:value-type="float">
            <text:p>0.4989129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24.123230</text:p>
          </table:table-cell>
          <table:table-cell table:formula="of:=LOG10([.B591])/LOG10([.A591])" office:value-type="float" office:value="0.498920711670942" calcext:value-type="float">
            <text:p>0.4989207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24.144834</text:p>
          </table:table-cell>
          <table:table-cell table:formula="of:=LOG10([.B592])/LOG10([.A592])" office:value-type="float" office:value="0.498928586391091" calcext:value-type="float">
            <text:p>0.4989286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24.166438</text:p>
          </table:table-cell>
          <table:table-cell table:formula="of:=LOG10([.B593])/LOG10([.A593])" office:value-type="float" office:value="0.498936555289828" calcext:value-type="float">
            <text:p>0.4989366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24.188042</text:p>
          </table:table-cell>
          <table:table-cell table:formula="of:=LOG10([.B594])/LOG10([.A594])" office:value-type="float" office:value="0.498944617771975" calcext:value-type="float">
            <text:p>0.4989446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24.209646</text:p>
          </table:table-cell>
          <table:table-cell table:formula="of:=LOG10([.B595])/LOG10([.A595])" office:value-type="float" office:value="0.498952773246399" calcext:value-type="float">
            <text:p>0.4989528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24.231250</text:p>
          </table:table-cell>
          <table:table-cell table:formula="of:=LOG10([.B596])/LOG10([.A596])" office:value-type="float" office:value="0.498961021125985" calcext:value-type="float">
            <text:p>0.4989610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24.252854</text:p>
          </table:table-cell>
          <table:table-cell table:formula="of:=LOG10([.B597])/LOG10([.A597])" office:value-type="float" office:value="0.4989693608276" calcext:value-type="float">
            <text:p>0.4989694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24.274086</text:p>
          </table:table-cell>
          <table:table-cell table:formula="of:=LOG10([.B598])/LOG10([.A598])" office:value-type="float" office:value="0.498975394233556" calcext:value-type="float">
            <text:p>0.4989754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24.295319</text:p>
          </table:table-cell>
          <table:table-cell table:formula="of:=LOG10([.B599])/LOG10([.A599])" office:value-type="float" office:value="0.498981530226046" calcext:value-type="float">
            <text:p>0.4989815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24.316551</text:p>
          </table:table-cell>
          <table:table-cell table:formula="of:=LOG10([.B600])/LOG10([.A600])" office:value-type="float" office:value="0.498987755332335" calcext:value-type="float">
            <text:p>0.4989878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24.337783</text:p>
          </table:table-cell>
          <table:table-cell table:formula="of:=LOG10([.B601])/LOG10([.A601])" office:value-type="float" office:value="0.498994075411436" calcext:value-type="float">
            <text:p>0.4989941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24.359016</text:p>
          </table:table-cell>
          <table:table-cell table:formula="of:=LOG10([.B602])/LOG10([.A602])" office:value-type="float" office:value="0.499000496297098" calcext:value-type="float">
            <text:p>0.4990005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24.380248</text:p>
          </table:table-cell>
          <table:table-cell table:formula="of:=LOG10([.B603])/LOG10([.A603])" office:value-type="float" office:value="0.499007004572085" calcext:value-type="float">
            <text:p>0.4990070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24.401480</text:p>
          </table:table-cell>
          <table:table-cell table:formula="of:=LOG10([.B604])/LOG10([.A604])" office:value-type="float" office:value="0.499013606085151" calcext:value-type="float">
            <text:p>0.4990136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24.422712</text:p>
          </table:table-cell>
          <table:table-cell table:formula="of:=LOG10([.B605])/LOG10([.A605])" office:value-type="float" office:value="0.499020300265728" calcext:value-type="float">
            <text:p>0.4990203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24.443945</text:p>
          </table:table-cell>
          <table:table-cell table:formula="of:=LOG10([.B606])/LOG10([.A606])" office:value-type="float" office:value="0.49902709293399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24.465177</text:p>
          </table:table-cell>
          <table:table-cell table:formula="of:=LOG10([.B607])/LOG10([.A607])" office:value-type="float" office:value="0.499033970745833" calcext:value-type="float">
            <text:p>0.4990340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24.486409</text:p>
          </table:table-cell>
          <table:table-cell table:formula="of:=LOG10([.B608])/LOG10([.A608])" office:value-type="float" office:value="0.499040939536117" calcext:value-type="float">
            <text:p>0.4990409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24.507642</text:p>
          </table:table-cell>
          <table:table-cell table:formula="of:=LOG10([.B609])/LOG10([.A609])" office:value-type="float" office:value="0.499048005114705" calcext:value-type="float">
            <text:p>0.4990480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24.528874</text:p>
          </table:table-cell>
          <table:table-cell table:formula="of:=LOG10([.B610])/LOG10([.A610])" office:value-type="float" office:value="0.499055154191662" calcext:value-type="float">
            <text:p>0.4990552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24.550106</text:p>
          </table:table-cell>
          <table:table-cell table:formula="of:=LOG10([.B611])/LOG10([.A611])" office:value-type="float" office:value="0.499062392591316" calcext:value-type="float">
            <text:p>0.4990624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24.571339</text:p>
          </table:table-cell>
          <table:table-cell table:formula="of:=LOG10([.B612])/LOG10([.A612])" office:value-type="float" office:value="0.499069726113086" calcext:value-type="float">
            <text:p>0.4990697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24.592571</text:p>
          </table:table-cell>
          <table:table-cell table:formula="of:=LOG10([.B613])/LOG10([.A613])" office:value-type="float" office:value="0.499077141520672" calcext:value-type="float">
            <text:p>0.4990771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24.613803</text:p>
          </table:table-cell>
          <table:table-cell table:formula="of:=LOG10([.B614])/LOG10([.A614])" office:value-type="float" office:value="0.499084644627747" calcext:value-type="float">
            <text:p>0.4990846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24.635036</text:p>
          </table:table-cell>
          <table:table-cell table:formula="of:=LOG10([.B615])/LOG10([.A615])" office:value-type="float" office:value="0.499092241223172" calcext:value-type="float">
            <text:p>0.4990922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24.656268</text:p>
          </table:table-cell>
          <table:table-cell table:formula="of:=LOG10([.B616])/LOG10([.A616])" office:value-type="float" office:value="0.499099918123753" calcext:value-type="float">
            <text:p>0.4990999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24.677500</text:p>
          </table:table-cell>
          <table:table-cell table:formula="of:=LOG10([.B617])/LOG10([.A617])" office:value-type="float" office:value="0.499107681132394" calcext:value-type="float">
            <text:p>0.4991077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24.698733</text:p>
          </table:table-cell>
          <table:table-cell table:formula="of:=LOG10([.B618])/LOG10([.A618])" office:value-type="float" office:value="0.499115536027297" calcext:value-type="float">
            <text:p>0.4991155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24.719726</text:p>
          </table:table-cell>
          <table:table-cell table:formula="of:=LOG10([.B619])/LOG10([.A619])" office:value-type="float" office:value="0.499121965225561" calcext:value-type="float">
            <text:p>0.4991220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24.740720</text:p>
          </table:table-cell>
          <table:table-cell table:formula="of:=LOG10([.B620])/LOG10([.A620])" office:value-type="float" office:value="0.499128488583177" calcext:value-type="float">
            <text:p>0.4991285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24.761714</text:p>
          </table:table-cell>
          <table:table-cell table:formula="of:=LOG10([.B621])/LOG10([.A621])" office:value-type="float" office:value="0.499135099274184" calcext:value-type="float">
            <text:p>0.4991351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24.782708</text:p>
          </table:table-cell>
          <table:table-cell table:formula="of:=LOG10([.B622])/LOG10([.A622])" office:value-type="float" office:value="0.499141796777765" calcext:value-type="float">
            <text:p>0.4991418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24.803701</text:p>
          </table:table-cell>
          <table:table-cell table:formula="of:=LOG10([.B623])/LOG10([.A623])" office:value-type="float" office:value="0.49914857430926" calcext:value-type="float">
            <text:p>0.4991486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24.824695</text:p>
          </table:table-cell>
          <table:table-cell table:formula="of:=LOG10([.B624])/LOG10([.A624])" office:value-type="float" office:value="0.499155443895835" calcext:value-type="float">
            <text:p>0.4991554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24.845689</text:p>
          </table:table-cell>
          <table:table-cell table:formula="of:=LOG10([.B625])/LOG10([.A625])" office:value-type="float" office:value="0.49916239875261" calcext:value-type="float">
            <text:p>0.4991624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24.866683</text:p>
          </table:table-cell>
          <table:table-cell table:formula="of:=LOG10([.B626])/LOG10([.A626])" office:value-type="float" office:value="0.49916943837208" calcext:value-type="float">
            <text:p>0.4991694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24.887676</text:p>
          </table:table-cell>
          <table:table-cell table:formula="of:=LOG10([.B627])/LOG10([.A627])" office:value-type="float" office:value="0.499176556010163" calcext:value-type="float">
            <text:p>0.4991766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24.908670</text:p>
          </table:table-cell>
          <table:table-cell table:formula="of:=LOG10([.B628])/LOG10([.A628])" office:value-type="float" office:value="0.499183763652348" calcext:value-type="float">
            <text:p>0.4991838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24.929664</text:p>
          </table:table-cell>
          <table:table-cell table:formula="of:=LOG10([.B629])/LOG10([.A629])" office:value-type="float" office:value="0.499191054554188" calcext:value-type="float">
            <text:p>0.4991911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24.950658</text:p>
          </table:table-cell>
          <table:table-cell table:formula="of:=LOG10([.B630])/LOG10([.A630])" office:value-type="float" office:value="0.499198428221091" calcext:value-type="float">
            <text:p>0.4991984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24.971651</text:p>
          </table:table-cell>
          <table:table-cell table:formula="of:=LOG10([.B631])/LOG10([.A631])" office:value-type="float" office:value="0.499205877948916" calcext:value-type="float">
            <text:p>0.4992059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24.992645</text:p>
          </table:table-cell>
          <table:table-cell table:formula="of:=LOG10([.B632])/LOG10([.A632])" office:value-type="float" office:value="0.499213415681552" calcext:value-type="float">
            <text:p>0.4992134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25.013639</text:p>
          </table:table-cell>
          <table:table-cell table:formula="of:=LOG10([.B633])/LOG10([.A633])" office:value-type="float" office:value="0.499221034714359" calcext:value-type="float">
            <text:p>0.4992210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25.034633</text:p>
          </table:table-cell>
          <table:table-cell table:formula="of:=LOG10([.B634])/LOG10([.A634])" office:value-type="float" office:value="0.499228734565267" calcext:value-type="float">
            <text:p>0.4992287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25.055626</text:p>
          </table:table-cell>
          <table:table-cell table:formula="of:=LOG10([.B635])/LOG10([.A635])" office:value-type="float" office:value="0.499236508569463" calcext:value-type="float">
            <text:p>0.4992365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25.076620</text:p>
          </table:table-cell>
          <table:table-cell table:formula="of:=LOG10([.B636])/LOG10([.A636])" office:value-type="float" office:value="0.499244368629318" calcext:value-type="float">
            <text:p>0.4992444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25.097614</text:p>
          </table:table-cell>
          <table:table-cell table:formula="of:=LOG10([.B637])/LOG10([.A637])" office:value-type="float" office:value="0.49925230807939" calcext:value-type="float">
            <text:p>0.4992523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25.118608</text:p>
          </table:table-cell>
          <table:table-cell table:formula="of:=LOG10([.B638])/LOG10([.A638])" office:value-type="float" office:value="0.499260326449757" calcext:value-type="float">
            <text:p>0.4992603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25.139601</text:p>
          </table:table-cell>
          <table:table-cell table:formula="of:=LOG10([.B639])/LOG10([.A639])" office:value-type="float" office:value="0.49926841711433" calcext:value-type="float">
            <text:p>0.4992684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25.160595</text:p>
          </table:table-cell>
          <table:table-cell table:formula="of:=LOG10([.B640])/LOG10([.A640])" office:value-type="float" office:value="0.499276591934059" calcext:value-type="float">
            <text:p>0.4992766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25.181589</text:p>
          </table:table-cell>
          <table:table-cell table:formula="of:=LOG10([.B641])/LOG10([.A641])" office:value-type="float" office:value="0.499284844282102" calcext:value-type="float">
            <text:p>0.4992848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25.202583</text:p>
          </table:table-cell>
          <table:table-cell table:formula="of:=LOG10([.B642])/LOG10([.A642])" office:value-type="float" office:value="0.499293173700325" calcext:value-type="float">
            <text:p>0.4992932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25.223576</text:p>
          </table:table-cell>
          <table:table-cell table:formula="of:=LOG10([.B643])/LOG10([.A643])" office:value-type="float" office:value="0.49930157360078" calcext:value-type="float">
            <text:p>0.4993016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25.244570</text:p>
          </table:table-cell>
          <table:table-cell table:formula="of:=LOG10([.B644])/LOG10([.A644])" office:value-type="float" office:value="0.499310055803093" calcext:value-type="float">
            <text:p>0.4993101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25.265564</text:p>
          </table:table-cell>
          <table:table-cell table:formula="of:=LOG10([.B645])/LOG10([.A645])" office:value-type="float" office:value="0.499318613718443" calcext:value-type="float">
            <text:p>0.4993186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25.286558</text:p>
          </table:table-cell>
          <table:table-cell table:formula="of:=LOG10([.B646])/LOG10([.A646])" office:value-type="float" office:value="0.499327246900138" calcext:value-type="float">
            <text:p>0.4993272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25.307551</text:p>
          </table:table-cell>
          <table:table-cell table:formula="of:=LOG10([.B647])/LOG10([.A647])" office:value-type="float" office:value="0.4993359487978" calcext:value-type="float">
            <text:p>0.4993359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25.328545</text:p>
          </table:table-cell>
          <table:table-cell table:formula="of:=LOG10([.B648])/LOG10([.A648])" office:value-type="float" office:value="0.499344731189837" calcext:value-type="float">
            <text:p>0.4993447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25.349412</text:p>
          </table:table-cell>
          <table:table-cell table:formula="of:=LOG10([.B649])/LOG10([.A649])" office:value-type="float" office:value="0.499352813652447" calcext:value-type="float">
            <text:p>0.4993528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25.370279</text:p>
          </table:table-cell>
          <table:table-cell table:formula="of:=LOG10([.B650])/LOG10([.A650])" office:value-type="float" office:value="0.499360971267632" calcext:value-type="float">
            <text:p>0.4993610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25.391146</text:p>
          </table:table-cell>
          <table:table-cell table:formula="of:=LOG10([.B651])/LOG10([.A651])" office:value-type="float" office:value="0.499369203597349" calcext:value-type="float">
            <text:p>0.4993692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25.412013</text:p>
          </table:table-cell>
          <table:table-cell table:formula="of:=LOG10([.B652])/LOG10([.A652])" office:value-type="float" office:value="0.49937751020628" calcext:value-type="float">
            <text:p>0.4993775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25.432880</text:p>
          </table:table-cell>
          <table:table-cell table:formula="of:=LOG10([.B653])/LOG10([.A653])" office:value-type="float" office:value="0.499385890661814" calcext:value-type="float">
            <text:p>0.4993859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25.453747</text:p>
          </table:table-cell>
          <table:table-cell table:formula="of:=LOG10([.B654])/LOG10([.A654])" office:value-type="float" office:value="0.499394344534029" calcext:value-type="float">
            <text:p>0.4993943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25.474614</text:p>
          </table:table-cell>
          <table:table-cell table:formula="of:=LOG10([.B655])/LOG10([.A655])" office:value-type="float" office:value="0.499402871395667" calcext:value-type="float">
            <text:p>0.4994029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25.495372</text:p>
          </table:table-cell>
          <table:table-cell table:formula="of:=LOG10([.B656])/LOG10([.A656])" office:value-type="float" office:value="0.499410811528817" calcext:value-type="float">
            <text:p>0.4994108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25.516130</text:p>
          </table:table-cell>
          <table:table-cell table:formula="of:=LOG10([.B657])/LOG10([.A657])" office:value-type="float" office:value="0.499418825190198" calcext:value-type="float">
            <text:p>0.4994188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25.536888</text:p>
          </table:table-cell>
          <table:table-cell table:formula="of:=LOG10([.B658])/LOG10([.A658])" office:value-type="float" office:value="0.499426911956125" calcext:value-type="float">
            <text:p>0.4994269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25.557646</text:p>
          </table:table-cell>
          <table:table-cell table:formula="of:=LOG10([.B659])/LOG10([.A659])" office:value-type="float" office:value="0.499435071405524" calcext:value-type="float">
            <text:p>0.4994351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25.578403</text:p>
          </table:table-cell>
          <table:table-cell table:formula="of:=LOG10([.B660])/LOG10([.A660])" office:value-type="float" office:value="0.499443297096624" calcext:value-type="float">
            <text:p>0.4994433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25.599161</text:p>
          </table:table-cell>
          <table:table-cell table:formula="of:=LOG10([.B661])/LOG10([.A661])" office:value-type="float" office:value="0.499451600666372" calcext:value-type="float">
            <text:p>0.4994516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25.619919</text:p>
          </table:table-cell>
          <table:table-cell table:formula="of:=LOG10([.B662])/LOG10([.A662])" office:value-type="float" office:value="0.499459975671816" calcext:value-type="float">
            <text:p>0.4994600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25.640677</text:p>
          </table:table-cell>
          <table:table-cell table:formula="of:=LOG10([.B663])/LOG10([.A663])" office:value-type="float" office:value="0.499468421702128" calcext:value-type="float">
            <text:p>0.4994684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25.661435</text:p>
          </table:table-cell>
          <table:table-cell table:formula="of:=LOG10([.B664])/LOG10([.A664])" office:value-type="float" office:value="0.499476938348994" calcext:value-type="float">
            <text:p>0.4994769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25.682193</text:p>
          </table:table-cell>
          <table:table-cell table:formula="of:=LOG10([.B665])/LOG10([.A665])" office:value-type="float" office:value="0.499485525206597" calcext:value-type="float">
            <text:p>0.4994855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25.702825</text:p>
          </table:table-cell>
          <table:table-cell table:formula="of:=LOG10([.B666])/LOG10([.A666])" office:value-type="float" office:value="0.49949342766645" calcext:value-type="float">
            <text:p>0.4994934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25.723458</text:p>
          </table:table-cell>
          <table:table-cell table:formula="of:=LOG10([.B667])/LOG10([.A667])" office:value-type="float" office:value="0.499501407074306" calcext:value-type="float">
            <text:p>0.4995014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25.744090</text:p>
          </table:table-cell>
          <table:table-cell table:formula="of:=LOG10([.B668])/LOG10([.A668])" office:value-type="float" office:value="0.499509451061599" calcext:value-type="float">
            <text:p>0.4995095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25.764723</text:p>
          </table:table-cell>
          <table:table-cell table:formula="of:=LOG10([.B669])/LOG10([.A669])" office:value-type="float" office:value="0.499517571180576" calcext:value-type="float">
            <text:p>0.4995176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25.785356</text:p>
          </table:table-cell>
          <table:table-cell table:formula="of:=LOG10([.B670])/LOG10([.A670])" office:value-type="float" office:value="0.499525761053341" calcext:value-type="float">
            <text:p>0.4995258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25.805988</text:p>
          </table:table-cell>
          <table:table-cell table:formula="of:=LOG10([.B671])/LOG10([.A671])" office:value-type="float" office:value="0.499534014329014" calcext:value-type="float">
            <text:p>0.4995340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25.826621</text:p>
          </table:table-cell>
          <table:table-cell table:formula="of:=LOG10([.B672])/LOG10([.A672])" office:value-type="float" office:value="0.499542342530166" calcext:value-type="float">
            <text:p>0.4995423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25.847253</text:p>
          </table:table-cell>
          <table:table-cell table:formula="of:=LOG10([.B673])/LOG10([.A673])" office:value-type="float" office:value="0.499550733361804" calcext:value-type="float">
            <text:p>0.4995507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25.867886</text:p>
          </table:table-cell>
          <table:table-cell table:formula="of:=LOG10([.B674])/LOG10([.A674])" office:value-type="float" office:value="0.499559198326754" calcext:value-type="float">
            <text:p>0.4995592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25.888518</text:p>
          </table:table-cell>
          <table:table-cell table:formula="of:=LOG10([.B675])/LOG10([.A675])" office:value-type="float" office:value="0.49956772515916" calcext:value-type="float">
            <text:p>0.4995677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25.909026</text:p>
          </table:table-cell>
          <table:table-cell table:formula="of:=LOG10([.B676])/LOG10([.A676])" office:value-type="float" office:value="0.499575584778105" calcext:value-type="float">
            <text:p>0.4995756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25.928254</text:p>
          </table:table-cell>
          <table:table-cell table:formula="of:=LOG10([.B677])/LOG10([.A677])" office:value-type="float" office:value="0.499575937078778" calcext:value-type="float">
            <text:p>0.4995759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25.947481</text:p>
          </table:table-cell>
          <table:table-cell table:formula="of:=LOG10([.B678])/LOG10([.A678])" office:value-type="float" office:value="0.499576366660531" calcext:value-type="float">
            <text:p>0.4995764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25.966709</text:p>
          </table:table-cell>
          <table:table-cell table:formula="of:=LOG10([.B679])/LOG10([.A679])" office:value-type="float" office:value="0.499576884928987" calcext:value-type="float">
            <text:p>0.4995769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25.985937</text:p>
          </table:table-cell>
          <table:table-cell table:formula="of:=LOG10([.B680])/LOG10([.A680])" office:value-type="float" office:value="0.499577485541606" calcext:value-type="float">
            <text:p>0.4995775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26.005164</text:p>
          </table:table-cell>
          <table:table-cell table:formula="of:=LOG10([.B681])/LOG10([.A681])" office:value-type="float" office:value="0.499578162181137" calcext:value-type="float">
            <text:p>0.4995782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26.024392</text:p>
          </table:table-cell>
          <table:table-cell table:formula="of:=LOG10([.B682])/LOG10([.A682])" office:value-type="float" office:value="0.499578926226272" calcext:value-type="float">
            <text:p>0.4995789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26.043619</text:p>
          </table:table-cell>
          <table:table-cell table:formula="of:=LOG10([.B683])/LOG10([.A683])" office:value-type="float" office:value="0.499579765474313" calcext:value-type="float">
            <text:p>0.4995798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26.062847</text:p>
          </table:table-cell>
          <table:table-cell table:formula="of:=LOG10([.B684])/LOG10([.A684])" office:value-type="float" office:value="0.499580691286026" calcext:value-type="float">
            <text:p>0.4995807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26.082074</text:p>
          </table:table-cell>
          <table:table-cell table:formula="of:=LOG10([.B685])/LOG10([.A685])" office:value-type="float" office:value="0.499581691486172" calcext:value-type="float">
            <text:p>0.4995817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26.101302</text:p>
          </table:table-cell>
          <table:table-cell table:formula="of:=LOG10([.B686])/LOG10([.A686])" office:value-type="float" office:value="0.499582777417609" calcext:value-type="float">
            <text:p>0.4995828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26.120530</text:p>
          </table:table-cell>
          <table:table-cell table:formula="of:=LOG10([.B687])/LOG10([.A687])" office:value-type="float" office:value="0.499583942794417" calcext:value-type="float">
            <text:p>0.4995839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26.139757</text:p>
          </table:table-cell>
          <table:table-cell table:formula="of:=LOG10([.B688])/LOG10([.A688])" office:value-type="float" office:value="0.499585181355543" calcext:value-type="float">
            <text:p>0.4995852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26.158985</text:p>
          </table:table-cell>
          <table:table-cell table:formula="of:=LOG10([.B689])/LOG10([.A689])" office:value-type="float" office:value="0.499586504417023" calcext:value-type="float">
            <text:p>0.4995865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26.178212</text:p>
          </table:table-cell>
          <table:table-cell table:formula="of:=LOG10([.B690])/LOG10([.A690])" office:value-type="float" office:value="0.499587899871609" calcext:value-type="float">
            <text:p>0.4995879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26.197440</text:p>
          </table:table-cell>
          <table:table-cell table:formula="of:=LOG10([.B691])/LOG10([.A691])" office:value-type="float" office:value="0.499589379017486" calcext:value-type="float">
            <text:p>0.4995894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26.216668</text:p>
          </table:table-cell>
          <table:table-cell table:formula="of:=LOG10([.B692])/LOG10([.A692])" office:value-type="float" office:value="0.499590935608366" calcext:value-type="float">
            <text:p>0.4995909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26.235895</text:p>
          </table:table-cell>
          <table:table-cell table:formula="of:=LOG10([.B693])/LOG10([.A693])" office:value-type="float" office:value="0.49959256342253" calcext:value-type="float">
            <text:p>0.4995926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26.255123</text:p>
          </table:table-cell>
          <table:table-cell table:formula="of:=LOG10([.B694])/LOG10([.A694])" office:value-type="float" office:value="0.499594273731432" calcext:value-type="float">
            <text:p>0.4995943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26.274350</text:p>
          </table:table-cell>
          <table:table-cell table:formula="of:=LOG10([.B695])/LOG10([.A695])" office:value-type="float" office:value="0.49959605449488" calcext:value-type="float">
            <text:p>0.4995961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26.293578</text:p>
          </table:table-cell>
          <table:table-cell table:formula="of:=LOG10([.B696])/LOG10([.A696])" office:value-type="float" office:value="0.499597916966536" calcext:value-type="float">
            <text:p>0.4995979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26.312805</text:p>
          </table:table-cell>
          <table:table-cell table:formula="of:=LOG10([.B697])/LOG10([.A697])" office:value-type="float" office:value="0.499599849132777" calcext:value-type="float">
            <text:p>0.4995998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26.332033</text:p>
          </table:table-cell>
          <table:table-cell table:formula="of:=LOG10([.B698])/LOG10([.A698])" office:value-type="float" office:value="0.499601862229496" calcext:value-type="float">
            <text:p>0.4996019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26.351261</text:p>
          </table:table-cell>
          <table:table-cell table:formula="of:=LOG10([.B699])/LOG10([.A699])" office:value-type="float" office:value="0.49960395006479" calcext:value-type="float">
            <text:p>0.4996040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26.370488</text:p>
          </table:table-cell>
          <table:table-cell table:formula="of:=LOG10([.B700])/LOG10([.A700])" office:value-type="float" office:value="0.499606106470928" calcext:value-type="float">
            <text:p>0.4996061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26.389716</text:p>
          </table:table-cell>
          <table:table-cell table:formula="of:=LOG10([.B701])/LOG10([.A701])" office:value-type="float" office:value="0.499608342657196" calcext:value-type="float">
            <text:p>0.4996083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26.408943</text:p>
          </table:table-cell>
          <table:table-cell table:formula="of:=LOG10([.B702])/LOG10([.A702])" office:value-type="float" office:value="0.499610646675771" calcext:value-type="float">
            <text:p>0.4996106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26.428171</text:p>
          </table:table-cell>
          <table:table-cell table:formula="of:=LOG10([.B703])/LOG10([.A703])" office:value-type="float" office:value="0.499613029718234" calcext:value-type="float">
            <text:p>0.4996130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26.447399</text:p>
          </table:table-cell>
          <table:table-cell table:formula="of:=LOG10([.B704])/LOG10([.A704])" office:value-type="float" office:value="0.499615485630774" calcext:value-type="float">
            <text:p>0.4996155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26.466626</text:p>
          </table:table-cell>
          <table:table-cell table:formula="of:=LOG10([.B705])/LOG10([.A705])" office:value-type="float" office:value="0.499618008283474" calcext:value-type="float">
            <text:p>0.4996180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26.485854</text:p>
          </table:table-cell>
          <table:table-cell table:formula="of:=LOG10([.B706])/LOG10([.A706])" office:value-type="float" office:value="0.499620608841406" calcext:value-type="float">
            <text:p>0.4996206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26.505081</text:p>
          </table:table-cell>
          <table:table-cell table:formula="of:=LOG10([.B707])/LOG10([.A707])" office:value-type="float" office:value="0.499623275421669" calcext:value-type="float">
            <text:p>0.4996233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26.524309</text:p>
          </table:table-cell>
          <table:table-cell table:formula="of:=LOG10([.B708])/LOG10([.A708])" office:value-type="float" office:value="0.499626019171697" calcext:value-type="float">
            <text:p>0.4996260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26.543536</text:p>
          </table:table-cell>
          <table:table-cell table:formula="of:=LOG10([.B709])/LOG10([.A709])" office:value-type="float" office:value="0.499628828234319" calcext:value-type="float">
            <text:p>0.4996288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26.562764</text:p>
          </table:table-cell>
          <table:table-cell table:formula="of:=LOG10([.B710])/LOG10([.A710])" office:value-type="float" office:value="0.499631713739354" calcext:value-type="float">
            <text:p>0.4996317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26.581992</text:p>
          </table:table-cell>
          <table:table-cell table:formula="of:=LOG10([.B711])/LOG10([.A711])" office:value-type="float" office:value="0.4996346695853" calcext:value-type="float">
            <text:p>0.4996347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26.601003</text:p>
          </table:table-cell>
          <table:table-cell table:formula="of:=LOG10([.B712])/LOG10([.A712])" office:value-type="float" office:value="0.499636453152879" calcext:value-type="float">
            <text:p>0.4996365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26.620015</text:p>
          </table:table-cell>
          <table:table-cell table:formula="of:=LOG10([.B713])/LOG10([.A713])" office:value-type="float" office:value="0.499638314391954" calcext:value-type="float">
            <text:p>0.4996383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26.639026</text:p>
          </table:table-cell>
          <table:table-cell table:formula="of:=LOG10([.B714])/LOG10([.A714])" office:value-type="float" office:value="0.499640241502538" calcext:value-type="float">
            <text:p>0.4996402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26.658038</text:p>
          </table:table-cell>
          <table:table-cell table:formula="of:=LOG10([.B715])/LOG10([.A715])" office:value-type="float" office:value="0.499642245564382" calcext:value-type="float">
            <text:p>0.4996422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26.677049</text:p>
          </table:table-cell>
          <table:table-cell table:formula="of:=LOG10([.B716])/LOG10([.A716])" office:value-type="float" office:value="0.499644314802624" calcext:value-type="float">
            <text:p>0.4996443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26.696061</text:p>
          </table:table-cell>
          <table:table-cell table:formula="of:=LOG10([.B717])/LOG10([.A717])" office:value-type="float" office:value="0.499646460279734" calcext:value-type="float">
            <text:p>0.4996465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26.715072</text:p>
          </table:table-cell>
          <table:table-cell table:formula="of:=LOG10([.B718])/LOG10([.A718])" office:value-type="float" office:value="0.499648670245849" calcext:value-type="float">
            <text:p>0.4996487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26.734084</text:p>
          </table:table-cell>
          <table:table-cell table:formula="of:=LOG10([.B719])/LOG10([.A719])" office:value-type="float" office:value="0.499650955746182" calcext:value-type="float">
            <text:p>0.4996510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26.753095</text:p>
          </table:table-cell>
          <table:table-cell table:formula="of:=LOG10([.B720])/LOG10([.A720])" office:value-type="float" office:value="0.49965330505574" calcext:value-type="float">
            <text:p>0.4996533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26.772107</text:p>
          </table:table-cell>
          <table:table-cell table:formula="of:=LOG10([.B721])/LOG10([.A721])" office:value-type="float" office:value="0.499655729202508" calcext:value-type="float">
            <text:p>0.4996557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26.791119</text:p>
          </table:table-cell>
          <table:table-cell table:formula="of:=LOG10([.B722])/LOG10([.A722])" office:value-type="float" office:value="0.499658222158298" calcext:value-type="float">
            <text:p>0.4996582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26.810130</text:p>
          </table:table-cell>
          <table:table-cell table:formula="of:=LOG10([.B723])/LOG10([.A723])" office:value-type="float" office:value="0.499660777917704" calcext:value-type="float">
            <text:p>0.4996608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26.829142</text:p>
          </table:table-cell>
          <table:table-cell table:formula="of:=LOG10([.B724])/LOG10([.A724])" office:value-type="float" office:value="0.499663407482923" calcext:value-type="float">
            <text:p>0.4996634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26.848153</text:p>
          </table:table-cell>
          <table:table-cell table:formula="of:=LOG10([.B725])/LOG10([.A725])" office:value-type="float" office:value="0.499666099190578" calcext:value-type="float">
            <text:p>0.4996661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26.867165</text:p>
          </table:table-cell>
          <table:table-cell table:formula="of:=LOG10([.B726])/LOG10([.A726])" office:value-type="float" office:value="0.499668864025708" calcext:value-type="float">
            <text:p>0.4996689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26.886061</text:p>
          </table:table-cell>
          <table:table-cell table:formula="of:=LOG10([.B727])/LOG10([.A727])" office:value-type="float" office:value="0.499671041048761" calcext:value-type="float">
            <text:p>0.4996710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26.904958</text:p>
          </table:table-cell>
          <table:table-cell table:formula="of:=LOG10([.B728])/LOG10([.A728])" office:value-type="float" office:value="0.499673291714202" calcext:value-type="float">
            <text:p>0.4996733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26.923855</text:p>
          </table:table-cell>
          <table:table-cell table:formula="of:=LOG10([.B729])/LOG10([.A729])" office:value-type="float" office:value="0.499675610039908" calcext:value-type="float">
            <text:p>0.4996756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26.942752</text:p>
          </table:table-cell>
          <table:table-cell table:formula="of:=LOG10([.B730])/LOG10([.A730])" office:value-type="float" office:value="0.499677995696811" calcext:value-type="float">
            <text:p>0.4996780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26.961649</text:p>
          </table:table-cell>
          <table:table-cell table:formula="of:=LOG10([.B731])/LOG10([.A731])" office:value-type="float" office:value="0.49968044835762" calcext:value-type="float">
            <text:p>0.4996804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26.980545</text:p>
          </table:table-cell>
          <table:table-cell table:formula="of:=LOG10([.B732])/LOG10([.A732])" office:value-type="float" office:value="0.499682962076339" calcext:value-type="float">
            <text:p>0.4996830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26.999442</text:p>
          </table:table-cell>
          <table:table-cell table:formula="of:=LOG10([.B733])/LOG10([.A733])" office:value-type="float" office:value="0.499685547775254" calcext:value-type="float">
            <text:p>0.4996855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27.018339</text:p>
          </table:table-cell>
          <table:table-cell table:formula="of:=LOG10([.B734])/LOG10([.A734])" office:value-type="float" office:value="0.499688199506765" calcext:value-type="float">
            <text:p>0.4996882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27.037236</text:p>
          </table:table-cell>
          <table:table-cell table:formula="of:=LOG10([.B735])/LOG10([.A735])" office:value-type="float" office:value="0.499690916950591" calcext:value-type="float">
            <text:p>0.4996909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27.056132</text:p>
          </table:table-cell>
          <table:table-cell table:formula="of:=LOG10([.B736])/LOG10([.A736])" office:value-type="float" office:value="0.499693694188033" calcext:value-type="float">
            <text:p>0.4996937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27.075029</text:p>
          </table:table-cell>
          <table:table-cell table:formula="of:=LOG10([.B737])/LOG10([.A737])" office:value-type="float" office:value="0.499696542107588" calcext:value-type="float">
            <text:p>0.4996965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27.093926</text:p>
          </table:table-cell>
          <table:table-cell table:formula="of:=LOG10([.B738])/LOG10([.A738])" office:value-type="float" office:value="0.499699454788901" calcext:value-type="float">
            <text:p>0.4996995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27.112823</text:p>
          </table:table-cell>
          <table:table-cell table:formula="of:=LOG10([.B739])/LOG10([.A739])" office:value-type="float" office:value="0.499702431918519" calcext:value-type="float">
            <text:p>0.4997024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27.131719</text:p>
          </table:table-cell>
          <table:table-cell table:formula="of:=LOG10([.B740])/LOG10([.A740])" office:value-type="float" office:value="0.499705467604721" calcext:value-type="float">
            <text:p>0.4997055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27.150616</text:p>
          </table:table-cell>
          <table:table-cell table:formula="of:=LOG10([.B741])/LOG10([.A741])" office:value-type="float" office:value="0.499708572702327" calcext:value-type="float">
            <text:p>0.4997086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27.169513</text:p>
          </table:table-cell>
          <table:table-cell table:formula="of:=LOG10([.B742])/LOG10([.A742])" office:value-type="float" office:value="0.499711741317908" calcext:value-type="float">
            <text:p>0.4997117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27.188410</text:p>
          </table:table-cell>
          <table:table-cell table:formula="of:=LOG10([.B743])/LOG10([.A743])" office:value-type="float" office:value="0.499714973144668" calcext:value-type="float">
            <text:p>0.4997150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27.207306</text:p>
          </table:table-cell>
          <table:table-cell table:formula="of:=LOG10([.B744])/LOG10([.A744])" office:value-type="float" office:value="0.499718262317543" calcext:value-type="float">
            <text:p>0.4997183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27.226203</text:p>
          </table:table-cell>
          <table:table-cell table:formula="of:=LOG10([.B745])/LOG10([.A745])" office:value-type="float" office:value="0.499721619657798" calcext:value-type="float">
            <text:p>0.4997216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27.245100</text:p>
          </table:table-cell>
          <table:table-cell table:formula="of:=LOG10([.B746])/LOG10([.A746])" office:value-type="float" office:value="0.499725039298615" calcext:value-type="float">
            <text:p>0.4997250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27.263997</text:p>
          </table:table-cell>
          <table:table-cell table:formula="of:=LOG10([.B747])/LOG10([.A747])" office:value-type="float" office:value="0.499728520939684" calcext:value-type="float">
            <text:p>0.4997285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27.282681</text:p>
          </table:table-cell>
          <table:table-cell table:formula="of:=LOG10([.B748])/LOG10([.A748])" office:value-type="float" office:value="0.49973088425762" calcext:value-type="float">
            <text:p>0.4997309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27.301366</text:p>
          </table:table-cell>
          <table:table-cell table:formula="of:=LOG10([.B749])/LOG10([.A749])" office:value-type="float" office:value="0.499733316616208" calcext:value-type="float">
            <text:p>0.4997333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27.320050</text:p>
          </table:table-cell>
          <table:table-cell table:formula="of:=LOG10([.B750])/LOG10([.A750])" office:value-type="float" office:value="0.49973580663915" calcext:value-type="float">
            <text:p>0.4997358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27.338734</text:p>
          </table:table-cell>
          <table:table-cell table:formula="of:=LOG10([.B751])/LOG10([.A751])" office:value-type="float" office:value="0.499738359566947" calcext:value-type="float">
            <text:p>0.4997384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27.357419</text:p>
          </table:table-cell>
          <table:table-cell table:formula="of:=LOG10([.B752])/LOG10([.A752])" office:value-type="float" office:value="0.499740980622085" calcext:value-type="float">
            <text:p>0.4997410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27.376103</text:p>
          </table:table-cell>
          <table:table-cell table:formula="of:=LOG10([.B753])/LOG10([.A753])" office:value-type="float" office:value="0.499743658462382" calcext:value-type="float">
            <text:p>0.4997437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27.394788</text:p>
          </table:table-cell>
          <table:table-cell table:formula="of:=LOG10([.B754])/LOG10([.A754])" office:value-type="float" office:value="0.499746403829042" calcext:value-type="float">
            <text:p>0.4997464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27.413472</text:p>
          </table:table-cell>
          <table:table-cell table:formula="of:=LOG10([.B755])/LOG10([.A755])" office:value-type="float" office:value="0.499749205402492" calcext:value-type="float">
            <text:p>0.4997492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27.432157</text:p>
          </table:table-cell>
          <table:table-cell table:formula="of:=LOG10([.B756])/LOG10([.A756])" office:value-type="float" office:value="0.49975207390755" calcext:value-type="float">
            <text:p>0.4997521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27.450841</text:p>
          </table:table-cell>
          <table:table-cell table:formula="of:=LOG10([.B757])/LOG10([.A757])" office:value-type="float" office:value="0.499754998047144" calcext:value-type="float">
            <text:p>0.4997550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27.469526</text:p>
          </table:table-cell>
          <table:table-cell table:formula="of:=LOG10([.B758])/LOG10([.A758])" office:value-type="float" office:value="0.499757988529734" calcext:value-type="float">
            <text:p>0.4997580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27.488210</text:p>
          </table:table-cell>
          <table:table-cell table:formula="of:=LOG10([.B759])/LOG10([.A759])" office:value-type="float" office:value="0.499761034080645" calcext:value-type="float">
            <text:p>0.4997610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27.506894</text:p>
          </table:table-cell>
          <table:table-cell table:formula="of:=LOG10([.B760])/LOG10([.A760])" office:value-type="float" office:value="0.499764139910329" calcext:value-type="float">
            <text:p>0.4997641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27.525579</text:p>
          </table:table-cell>
          <table:table-cell table:formula="of:=LOG10([.B761])/LOG10([.A761])" office:value-type="float" office:value="0.499767311211444" calcext:value-type="float">
            <text:p>0.4997673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27.544263</text:p>
          </table:table-cell>
          <table:table-cell table:formula="of:=LOG10([.B762])/LOG10([.A762])" office:value-type="float" office:value="0.499770536742711" calcext:value-type="float">
            <text:p>0.4997705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27.562948</text:p>
          </table:table-cell>
          <table:table-cell table:formula="of:=LOG10([.B763])/LOG10([.A763])" office:value-type="float" office:value="0.499773827171828" calcext:value-type="float">
            <text:p>0.4997738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27.581632</text:p>
          </table:table-cell>
          <table:table-cell table:formula="of:=LOG10([.B764])/LOG10([.A764])" office:value-type="float" office:value="0.499777171279649" calcext:value-type="float">
            <text:p>0.4997772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27.600317</text:p>
          </table:table-cell>
          <table:table-cell table:formula="of:=LOG10([.B765])/LOG10([.A765])" office:value-type="float" office:value="0.499780579717625" calcext:value-type="float">
            <text:p>0.4997806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27.619001</text:p>
          </table:table-cell>
          <table:table-cell table:formula="of:=LOG10([.B766])/LOG10([.A766])" office:value-type="float" office:value="0.499784041288637" calcext:value-type="float">
            <text:p>0.4997840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27.637685</text:p>
          </table:table-cell>
          <table:table-cell table:formula="of:=LOG10([.B767])/LOG10([.A767])" office:value-type="float" office:value="0.499787561179717" calcext:value-type="float">
            <text:p>0.4997876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27.656370</text:p>
          </table:table-cell>
          <table:table-cell table:formula="of:=LOG10([.B768])/LOG10([.A768])" office:value-type="float" office:value="0.499791144560272" calcext:value-type="float">
            <text:p>0.4997911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27.675054</text:p>
          </table:table-cell>
          <table:table-cell table:formula="of:=LOG10([.B769])/LOG10([.A769])" office:value-type="float" office:value="0.499794780266039" calcext:value-type="float">
            <text:p>0.4997948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27.693739</text:p>
          </table:table-cell>
          <table:table-cell table:formula="of:=LOG10([.B770])/LOG10([.A770])" office:value-type="float" office:value="0.499798478907976" calcext:value-type="float">
            <text:p>0.4997985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27.712423</text:p>
          </table:table-cell>
          <table:table-cell table:formula="of:=LOG10([.B771])/LOG10([.A771])" office:value-type="float" office:value="0.499802229343596" calcext:value-type="float">
            <text:p>0.4998022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27.731108</text:p>
          </table:table-cell>
          <table:table-cell table:formula="of:=LOG10([.B772])/LOG10([.A772])" office:value-type="float" office:value="0.499806042167713" calcext:value-type="float">
            <text:p>0.4998060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27.749792</text:p>
          </table:table-cell>
          <table:table-cell table:formula="of:=LOG10([.B773])/LOG10([.A773])" office:value-type="float" office:value="0.499809906259516" calcext:value-type="float">
            <text:p>0.4998099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27.768477</text:p>
          </table:table-cell>
          <table:table-cell table:formula="of:=LOG10([.B774])/LOG10([.A774])" office:value-type="float" office:value="0.49981383219771" calcext:value-type="float">
            <text:p>0.4998138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27.787161</text:p>
          </table:table-cell>
          <table:table-cell table:formula="of:=LOG10([.B775])/LOG10([.A775])" office:value-type="float" office:value="0.499817808883059" calcext:value-type="float">
            <text:p>0.4998178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27.805845</text:p>
          </table:table-cell>
          <table:table-cell table:formula="of:=LOG10([.B776])/LOG10([.A776])" office:value-type="float" office:value="0.499821841472445" calcext:value-type="float">
            <text:p>0.4998218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27.824530</text:p>
          </table:table-cell>
          <table:table-cell table:formula="of:=LOG10([.B777])/LOG10([.A777])" office:value-type="float" office:value="0.49982593510534" calcext:value-type="float">
            <text:p>0.4998259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27.843214</text:p>
          </table:table-cell>
          <table:table-cell table:formula="of:=LOG10([.B778])/LOG10([.A778])" office:value-type="float" office:value="0.499830078714694" calcext:value-type="float">
            <text:p>0.4998301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27.861899</text:p>
          </table:table-cell>
          <table:table-cell table:formula="of:=LOG10([.B779])/LOG10([.A779])" office:value-type="float" office:value="0.499834282839065" calcext:value-type="float">
            <text:p>0.4998343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27.880583</text:p>
          </table:table-cell>
          <table:table-cell table:formula="of:=LOG10([.B780])/LOG10([.A780])" office:value-type="float" office:value="0.499838536432738" calcext:value-type="float">
            <text:p>0.4998385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27.899268</text:p>
          </table:table-cell>
          <table:table-cell table:formula="of:=LOG10([.B781])/LOG10([.A781])" office:value-type="float" office:value="0.499842850018268" calcext:value-type="float">
            <text:p>0.4998429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27.917952</text:p>
          </table:table-cell>
          <table:table-cell table:formula="of:=LOG10([.B782])/LOG10([.A782])" office:value-type="float" office:value="0.499847212571178" calcext:value-type="float">
            <text:p>0.4998472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27.936637</text:p>
          </table:table-cell>
          <table:table-cell table:formula="of:=LOG10([.B783])/LOG10([.A783])" office:value-type="float" office:value="0.499851634598052" calcext:value-type="float">
            <text:p>0.4998516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27.955208</text:p>
          </table:table-cell>
          <table:table-cell table:formula="of:=LOG10([.B784])/LOG10([.A784])" office:value-type="float" office:value="0.499855498448105" calcext:value-type="float">
            <text:p>0.4998555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27.973780</text:p>
          </table:table-cell>
          <table:table-cell table:formula="of:=LOG10([.B785])/LOG10([.A785])" office:value-type="float" office:value="0.499859422299605" calcext:value-type="float">
            <text:p>0.4998594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27.992351</text:p>
          </table:table-cell>
          <table:table-cell table:formula="of:=LOG10([.B786])/LOG10([.A786])" office:value-type="float" office:value="0.499863395167541" calcext:value-type="float">
            <text:p>0.4998634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28.010923</text:p>
          </table:table-cell>
          <table:table-cell table:formula="of:=LOG10([.B787])/LOG10([.A787])" office:value-type="float" office:value="0.499867427524121" calcext:value-type="float">
            <text:p>0.4998674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28.029495</text:p>
          </table:table-cell>
          <table:table-cell table:formula="of:=LOG10([.B788])/LOG10([.A788])" office:value-type="float" office:value="0.499871513755473" calcext:value-type="float">
            <text:p>0.4998715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28.048066</text:p>
          </table:table-cell>
          <table:table-cell table:formula="of:=LOG10([.B789])/LOG10([.A789])" office:value-type="float" office:value="0.499875648267276" calcext:value-type="float">
            <text:p>0.4998756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28.066638</text:p>
          </table:table-cell>
          <table:table-cell table:formula="of:=LOG10([.B790])/LOG10([.A790])" office:value-type="float" office:value="0.499879841508096" calcext:value-type="float">
            <text:p>0.4998798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28.085112</text:p>
          </table:table-cell>
          <table:table-cell table:formula="of:=LOG10([.B791])/LOG10([.A791])" office:value-type="float" office:value="0.499883564894456" calcext:value-type="float">
            <text:p>0.4998836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28.103587</text:p>
          </table:table-cell>
          <table:table-cell table:formula="of:=LOG10([.B792])/LOG10([.A792])" office:value-type="float" office:value="0.499887347388213" calcext:value-type="float">
            <text:p>0.4998873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28.122061</text:p>
          </table:table-cell>
          <table:table-cell table:formula="of:=LOG10([.B793])/LOG10([.A793])" office:value-type="float" office:value="0.499891178074777" calcext:value-type="float">
            <text:p>0.4998912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28.140536</text:p>
          </table:table-cell>
          <table:table-cell table:formula="of:=LOG10([.B794])/LOG10([.A794])" office:value-type="float" office:value="0.49989506736918" calcext:value-type="float">
            <text:p>0.4998951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28.159010</text:p>
          </table:table-cell>
          <table:table-cell table:formula="of:=LOG10([.B795])/LOG10([.A795])" office:value-type="float" office:value="0.49989900437734" calcext:value-type="float">
            <text:p>0.4998990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28.177485</text:p>
          </table:table-cell>
          <table:table-cell table:formula="of:=LOG10([.B796])/LOG10([.A796])" office:value-type="float" office:value="0.49990299949872" calcext:value-type="float">
            <text:p>0.4999030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28.195959</text:p>
          </table:table-cell>
          <table:table-cell table:formula="of:=LOG10([.B797])/LOG10([.A797])" office:value-type="float" office:value="0.499907041859652" calcext:value-type="float">
            <text:p>0.4999070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28.214434</text:p>
          </table:table-cell>
          <table:table-cell table:formula="of:=LOG10([.B798])/LOG10([.A798])" office:value-type="float" office:value="0.499911141844061" calcext:value-type="float">
            <text:p>0.4999111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28.232908</text:p>
          </table:table-cell>
          <table:table-cell table:formula="of:=LOG10([.B799])/LOG10([.A799])" office:value-type="float" office:value="0.499915288598607" calcext:value-type="float">
            <text:p>0.4999153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28.251383</text:p>
          </table:table-cell>
          <table:table-cell table:formula="of:=LOG10([.B800])/LOG10([.A800])" office:value-type="float" office:value="0.499919492491707" calcext:value-type="float">
            <text:p>0.4999195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28.269857</text:p>
          </table:table-cell>
          <table:table-cell table:formula="of:=LOG10([.B801])/LOG10([.A801])" office:value-type="float" office:value="0.499923742690259" calcext:value-type="float">
            <text:p>0.4999237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28.288332</text:p>
          </table:table-cell>
          <table:table-cell table:formula="of:=LOG10([.B802])/LOG10([.A802])" office:value-type="float" office:value="0.499928049547203" calcext:value-type="float">
            <text:p>0.4999280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28.306806</text:p>
          </table:table-cell>
          <table:table-cell table:formula="of:=LOG10([.B803])/LOG10([.A803])" office:value-type="float" office:value="0.499932402249591" calcext:value-type="float">
            <text:p>0.4999324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28.325281</text:p>
          </table:table-cell>
          <table:table-cell table:formula="of:=LOG10([.B804])/LOG10([.A804])" office:value-type="float" office:value="0.499936811134917" calcext:value-type="float">
            <text:p>0.4999368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28.343755</text:p>
          </table:table-cell>
          <table:table-cell table:formula="of:=LOG10([.B805])/LOG10([.A805])" office:value-type="float" office:value="0.499941265410297" calcext:value-type="float">
            <text:p>0.4999413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28.362118</text:p>
          </table:table-cell>
          <table:table-cell table:formula="of:=LOG10([.B806])/LOG10([.A806])" office:value-type="float" office:value="0.499945185199839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28.380481</text:p>
          </table:table-cell>
          <table:table-cell table:formula="of:=LOG10([.B807])/LOG10([.A807])" office:value-type="float" office:value="0.499949156178731" calcext:value-type="float">
            <text:p>0.4999492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28.398844</text:p>
          </table:table-cell>
          <table:table-cell table:formula="of:=LOG10([.B808])/LOG10([.A808])" office:value-type="float" office:value="0.499953178116413" calcext:value-type="float">
            <text:p>0.4999532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28.417207</text:p>
          </table:table-cell>
          <table:table-cell table:formula="of:=LOG10([.B809])/LOG10([.A809])" office:value-type="float" office:value="0.499957250783464" calcext:value-type="float">
            <text:p>0.4999573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28.435570</text:p>
          </table:table-cell>
          <table:table-cell table:formula="of:=LOG10([.B810])/LOG10([.A810])" office:value-type="float" office:value="0.499961373951594" calcext:value-type="float">
            <text:p>0.4999614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28.453933</text:p>
          </table:table-cell>
          <table:table-cell table:formula="of:=LOG10([.B811])/LOG10([.A811])" office:value-type="float" office:value="0.499965547393632" calcext:value-type="float">
            <text:p>0.4999655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28.472296</text:p>
          </table:table-cell>
          <table:table-cell table:formula="of:=LOG10([.B812])/LOG10([.A812])" office:value-type="float" office:value="0.49996977088353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28.490659</text:p>
          </table:table-cell>
          <table:table-cell table:formula="of:=LOG10([.B813])/LOG10([.A813])" office:value-type="float" office:value="0.499974044196346" calcext:value-type="float">
            <text:p>0.4999740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28.509022</text:p>
          </table:table-cell>
          <table:table-cell table:formula="of:=LOG10([.B814])/LOG10([.A814])" office:value-type="float" office:value="0.499978367108244" calcext:value-type="float">
            <text:p>0.4999784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28.527385</text:p>
          </table:table-cell>
          <table:table-cell table:formula="of:=LOG10([.B815])/LOG10([.A815])" office:value-type="float" office:value="0.499982739396483" calcext:value-type="float">
            <text:p>0.4999827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28.545748</text:p>
          </table:table-cell>
          <table:table-cell table:formula="of:=LOG10([.B816])/LOG10([.A816])" office:value-type="float" office:value="0.499987160839416" calcext:value-type="float">
            <text:p>0.4999872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28.564000</text:p>
          </table:table-cell>
          <table:table-cell table:formula="of:=LOG10([.B817])/LOG10([.A817])" office:value-type="float" office:value="0.499991051597945" calcext:value-type="float">
            <text:p>0.4999911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28.581113</text:p>
          </table:table-cell>
          <table:table-cell table:formula="of:=LOG10([.B818])/LOG10([.A818])" office:value-type="float" office:value="0.499989049161682" calcext:value-type="float">
            <text:p>0.4999890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28.598225</text:p>
          </table:table-cell>
          <table:table-cell table:formula="of:=LOG10([.B819])/LOG10([.A819])" office:value-type="float" office:value="0.499987100474966" calcext:value-type="float">
            <text:p>0.4999871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28.615338</text:p>
          </table:table-cell>
          <table:table-cell table:formula="of:=LOG10([.B820])/LOG10([.A820])" office:value-type="float" office:value="0.499985215726686" calcext:value-type="float">
            <text:p>0.4999852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28.632450</text:p>
          </table:table-cell>
          <table:table-cell table:formula="of:=LOG10([.B821])/LOG10([.A821])" office:value-type="float" office:value="0.49998338425228" calcext:value-type="float">
            <text:p>0.4999834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28.649563</text:p>
          </table:table-cell>
          <table:table-cell table:formula="of:=LOG10([.B822])/LOG10([.A822])" office:value-type="float" office:value="0.499981616226651" calcext:value-type="float">
            <text:p>0.4999816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28.666675</text:p>
          </table:table-cell>
          <table:table-cell table:formula="of:=LOG10([.B823])/LOG10([.A823])" office:value-type="float" office:value="0.49997990100374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28.683788</text:p>
          </table:table-cell>
          <table:table-cell table:formula="of:=LOG10([.B824])/LOG10([.A824])" office:value-type="float" office:value="0.499978248744504" calcext:value-type="float">
            <text:p>0.4999782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28.700901</text:p>
          </table:table-cell>
          <table:table-cell table:formula="of:=LOG10([.B825])/LOG10([.A825])" office:value-type="float" office:value="0.499976654010646" calcext:value-type="float">
            <text:p>0.4999767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28.718013</text:p>
          </table:table-cell>
          <table:table-cell table:formula="of:=LOG10([.B826])/LOG10([.A826])" office:value-type="float" office:value="0.499975111381156" calcext:value-type="float">
            <text:p>0.4999751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28.735126</text:p>
          </table:table-cell>
          <table:table-cell table:formula="of:=LOG10([.B827])/LOG10([.A827])" office:value-type="float" office:value="0.499973630996077" calcext:value-type="float">
            <text:p>0.4999736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28.752238</text:p>
          </table:table-cell>
          <table:table-cell table:formula="of:=LOG10([.B828])/LOG10([.A828])" office:value-type="float" office:value="0.499972202255298" calcext:value-type="float">
            <text:p>0.4999722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28.769351</text:p>
          </table:table-cell>
          <table:table-cell table:formula="of:=LOG10([.B829])/LOG10([.A829])" office:value-type="float" office:value="0.499970835284962" calcext:value-type="float">
            <text:p>0.4999708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28.786463</text:p>
          </table:table-cell>
          <table:table-cell table:formula="of:=LOG10([.B830])/LOG10([.A830])" office:value-type="float" office:value="0.499969519503203" calcext:value-type="float">
            <text:p>0.4999695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28.803576</text:p>
          </table:table-cell>
          <table:table-cell table:formula="of:=LOG10([.B831])/LOG10([.A831])" office:value-type="float" office:value="0.499968265022289" calcext:value-type="float">
            <text:p>0.4999683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28.820688</text:p>
          </table:table-cell>
          <table:table-cell table:formula="of:=LOG10([.B832])/LOG10([.A832])" office:value-type="float" office:value="0.499967061278525" calcext:value-type="float">
            <text:p>0.4999671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28.837801</text:p>
          </table:table-cell>
          <table:table-cell table:formula="of:=LOG10([.B833])/LOG10([.A833])" office:value-type="float" office:value="0.499965918370332" calcext:value-type="float">
            <text:p>0.4999659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28.854913</text:p>
          </table:table-cell>
          <table:table-cell table:formula="of:=LOG10([.B834])/LOG10([.A834])" office:value-type="float" office:value="0.499964825752108" calcext:value-type="float">
            <text:p>0.4999648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28.872026</text:p>
          </table:table-cell>
          <table:table-cell table:formula="of:=LOG10([.B835])/LOG10([.A835])" office:value-type="float" office:value="0.499963793508452" calcext:value-type="float">
            <text:p>0.4999638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28.889139</text:p>
          </table:table-cell>
          <table:table-cell table:formula="of:=LOG10([.B836])/LOG10([.A836])" office:value-type="float" office:value="0.499962816257151" calcext:value-type="float">
            <text:p>0.4999628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28.906251</text:p>
          </table:table-cell>
          <table:table-cell table:formula="of:=LOG10([.B837])/LOG10([.A837])" office:value-type="float" office:value="0.499961888632914" calcext:value-type="float">
            <text:p>0.4999619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28.923364</text:p>
          </table:table-cell>
          <table:table-cell table:formula="of:=LOG10([.B838])/LOG10([.A838])" office:value-type="float" office:value="0.499961020699653" calcext:value-type="float">
            <text:p>0.4999610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28.940476</text:p>
          </table:table-cell>
          <table:table-cell table:formula="of:=LOG10([.B839])/LOG10([.A839])" office:value-type="float" office:value="0.49996020195669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28.957589</text:p>
          </table:table-cell>
          <table:table-cell table:formula="of:=LOG10([.B840])/LOG10([.A840])" office:value-type="float" office:value="0.499959442454176" calcext:value-type="float">
            <text:p>0.4999594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28.974701</text:p>
          </table:table-cell>
          <table:table-cell table:formula="of:=LOG10([.B841])/LOG10([.A841])" office:value-type="float" office:value="0.499958731709276" calcext:value-type="float">
            <text:p>0.4999587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28.991814</text:p>
          </table:table-cell>
          <table:table-cell table:formula="of:=LOG10([.B842])/LOG10([.A842])" office:value-type="float" office:value="0.49995807975841" calcext:value-type="float">
            <text:p>0.4999581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29.008926</text:p>
          </table:table-cell>
          <table:table-cell table:formula="of:=LOG10([.B843])/LOG10([.A843])" office:value-type="float" office:value="0.49995747613651" calcext:value-type="float">
            <text:p>0.4999575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29.026039</text:p>
          </table:table-cell>
          <table:table-cell table:formula="of:=LOG10([.B844])/LOG10([.A844])" office:value-type="float" office:value="0.499956930866292" calcext:value-type="float">
            <text:p>0.4999569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29.043151</text:p>
          </table:table-cell>
          <table:table-cell table:formula="of:=LOG10([.B845])/LOG10([.A845])" office:value-type="float" office:value="0.499956433500388" calcext:value-type="float">
            <text:p>0.4999564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29.060264</text:p>
          </table:table-cell>
          <table:table-cell table:formula="of:=LOG10([.B846])/LOG10([.A846])" office:value-type="float" office:value="0.499955994047831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29.077377</text:p>
          </table:table-cell>
          <table:table-cell table:formula="of:=LOG10([.B847])/LOG10([.A847])" office:value-type="float" office:value="0.499955607181014" calcext:value-type="float">
            <text:p>0.4999556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29.094489</text:p>
          </table:table-cell>
          <table:table-cell table:formula="of:=LOG10([.B848])/LOG10([.A848])" office:value-type="float" office:value="0.499955267588926" calcext:value-type="float">
            <text:p>0.4999553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29.111602</text:p>
          </table:table-cell>
          <table:table-cell table:formula="of:=LOG10([.B849])/LOG10([.A849])" office:value-type="float" office:value="0.499954985260125" calcext:value-type="float">
            <text:p>0.4999550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29.128714</text:p>
          </table:table-cell>
          <table:table-cell table:formula="of:=LOG10([.B850])/LOG10([.A850])" office:value-type="float" office:value="0.499954749791191" calcext:value-type="float">
            <text:p>0.4999547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29.145827</text:p>
          </table:table-cell>
          <table:table-cell table:formula="of:=LOG10([.B851])/LOG10([.A851])" office:value-type="float" office:value="0.499954571157064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29.162939</text:p>
          </table:table-cell>
          <table:table-cell table:formula="of:=LOG10([.B852])/LOG10([.A852])" office:value-type="float" office:value="0.499954438971782" calcext:value-type="float">
            <text:p>0.4999544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29.179860</text:p>
          </table:table-cell>
          <table:table-cell table:formula="of:=LOG10([.B853])/LOG10([.A853])" office:value-type="float" office:value="0.499953388054085" calcext:value-type="float">
            <text:p>0.4999534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29.196780</text:p>
          </table:table-cell>
          <table:table-cell table:formula="of:=LOG10([.B854])/LOG10([.A854])" office:value-type="float" office:value="0.499952384653422" calcext:value-type="float">
            <text:p>0.4999524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29.213700</text:p>
          </table:table-cell>
          <table:table-cell table:formula="of:=LOG10([.B855])/LOG10([.A855])" office:value-type="float" office:value="0.499951433643089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29.230620</text:p>
          </table:table-cell>
          <table:table-cell table:formula="of:=LOG10([.B856])/LOG10([.A856])" office:value-type="float" office:value="0.499950534814621" calcext:value-type="float">
            <text:p>0.4999505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29.247541</text:p>
          </table:table-cell>
          <table:table-cell table:formula="of:=LOG10([.B857])/LOG10([.A857])" office:value-type="float" office:value="0.49994969302411" calcext:value-type="float">
            <text:p>0.4999497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29.264461</text:p>
          </table:table-cell>
          <table:table-cell table:formula="of:=LOG10([.B858])/LOG10([.A858])" office:value-type="float" office:value="0.499948897933938" calcext:value-type="float">
            <text:p>0.4999489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29.281381</text:p>
          </table:table-cell>
          <table:table-cell table:formula="of:=LOG10([.B859])/LOG10([.A859])" office:value-type="float" office:value="0.499948154405882" calcext:value-type="float">
            <text:p>0.4999482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29.298302</text:p>
          </table:table-cell>
          <table:table-cell table:formula="of:=LOG10([.B860])/LOG10([.A860])" office:value-type="float" office:value="0.49994746728745" calcext:value-type="float">
            <text:p>0.4999475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29.315222</text:p>
          </table:table-cell>
          <table:table-cell table:formula="of:=LOG10([.B861])/LOG10([.A861])" office:value-type="float" office:value="0.499946826266612" calcext:value-type="float">
            <text:p>0.4999468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29.332142</text:p>
          </table:table-cell>
          <table:table-cell table:formula="of:=LOG10([.B862])/LOG10([.A862])" office:value-type="float" office:value="0.499946236196512" calcext:value-type="float">
            <text:p>0.4999462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29.349062</text:p>
          </table:table-cell>
          <table:table-cell table:formula="of:=LOG10([.B863])/LOG10([.A863])" office:value-type="float" office:value="0.49994569687519" calcext:value-type="float">
            <text:p>0.4999457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29.365983</text:p>
          </table:table-cell>
          <table:table-cell table:formula="of:=LOG10([.B864])/LOG10([.A864])" office:value-type="float" office:value="0.499945213138716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29.382903</text:p>
          </table:table-cell>
          <table:table-cell table:formula="of:=LOG10([.B865])/LOG10([.A865])" office:value-type="float" office:value="0.49994477470894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29.399823</text:p>
          </table:table-cell>
          <table:table-cell table:formula="of:=LOG10([.B866])/LOG10([.A866])" office:value-type="float" office:value="0.499944386427521" calcext:value-type="float">
            <text:p>0.4999444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29.416743</text:p>
          </table:table-cell>
          <table:table-cell table:formula="of:=LOG10([.B867])/LOG10([.A867])" office:value-type="float" office:value="0.499944048096094" calcext:value-type="float">
            <text:p>0.4999440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29.433664</text:p>
          </table:table-cell>
          <table:table-cell table:formula="of:=LOG10([.B868])/LOG10([.A868])" office:value-type="float" office:value="0.49994376453930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29.450584</text:p>
          </table:table-cell>
          <table:table-cell table:formula="of:=LOG10([.B869])/LOG10([.A869])" office:value-type="float" office:value="0.499943525512637" calcext:value-type="float">
            <text:p>0.4999435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29.467504</text:p>
          </table:table-cell>
          <table:table-cell table:formula="of:=LOG10([.B870])/LOG10([.A870])" office:value-type="float" office:value="0.499943335846247" calcext:value-type="float">
            <text:p>0.4999433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29.484425</text:p>
          </table:table-cell>
          <table:table-cell table:formula="of:=LOG10([.B871])/LOG10([.A871])" office:value-type="float" office:value="0.49994320035621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29.501345</text:p>
          </table:table-cell>
          <table:table-cell table:formula="of:=LOG10([.B872])/LOG10([.A872])" office:value-type="float" office:value="0.49994310882306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29.518265</text:p>
          </table:table-cell>
          <table:table-cell table:formula="of:=LOG10([.B873])/LOG10([.A873])" office:value-type="float" office:value="0.499943066068362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29.535185</text:p>
          </table:table-cell>
          <table:table-cell table:formula="of:=LOG10([.B874])/LOG10([.A874])" office:value-type="float" office:value="0.49994307189987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29.552106</text:p>
          </table:table-cell>
          <table:table-cell table:formula="of:=LOG10([.B875])/LOG10([.A875])" office:value-type="float" office:value="0.499943131122284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29.569026</text:p>
          </table:table-cell>
          <table:table-cell table:formula="of:=LOG10([.B876])/LOG10([.A876])" office:value-type="float" office:value="0.499943233549307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29.585946</text:p>
          </table:table-cell>
          <table:table-cell table:formula="of:=LOG10([.B877])/LOG10([.A877])" office:value-type="float" office:value="0.499943383991026" calcext:value-type="float">
            <text:p>0.4999434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29.602866</text:p>
          </table:table-cell>
          <table:table-cell table:formula="of:=LOG10([.B878])/LOG10([.A878])" office:value-type="float" office:value="0.499943582258624" calcext:value-type="float">
            <text:p>0.4999436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29.619787</text:p>
          </table:table-cell>
          <table:table-cell table:formula="of:=LOG10([.B879])/LOG10([.A879])" office:value-type="float" office:value="0.49994383314538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29.636707</text:p>
          </table:table-cell>
          <table:table-cell table:formula="of:=LOG10([.B880])/LOG10([.A880])" office:value-type="float" office:value="0.499944126497962" calcext:value-type="float">
            <text:p>0.4999441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29.653627</text:p>
          </table:table-cell>
          <table:table-cell table:formula="of:=LOG10([.B881])/LOG10([.A881])" office:value-type="float" office:value="0.49994446711499" calcext:value-type="float">
            <text:p>0.4999445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29.670548</text:p>
          </table:table-cell>
          <table:table-cell table:formula="of:=LOG10([.B882])/LOG10([.A882])" office:value-type="float" office:value="0.499944859781217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29.687366</text:p>
          </table:table-cell>
          <table:table-cell table:formula="of:=LOG10([.B883])/LOG10([.A883])" office:value-type="float" office:value="0.499944787776601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29.704184</text:p>
          </table:table-cell>
          <table:table-cell table:formula="of:=LOG10([.B884])/LOG10([.A884])" office:value-type="float" office:value="0.49994476322697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29.721002</text:p>
          </table:table-cell>
          <table:table-cell table:formula="of:=LOG10([.B885])/LOG10([.A885])" office:value-type="float" office:value="0.499944785947663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29.737820</text:p>
          </table:table-cell>
          <table:table-cell table:formula="of:=LOG10([.B886])/LOG10([.A886])" office:value-type="float" office:value="0.499944855754802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29.754638</text:p>
          </table:table-cell>
          <table:table-cell table:formula="of:=LOG10([.B887])/LOG10([.A887])" office:value-type="float" office:value="0.499944972465337" calcext:value-type="float">
            <text:p>0.4999450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29.771456</text:p>
          </table:table-cell>
          <table:table-cell table:formula="of:=LOG10([.B888])/LOG10([.A888])" office:value-type="float" office:value="0.499945135897018" calcext:value-type="float">
            <text:p>0.4999451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29.788274</text:p>
          </table:table-cell>
          <table:table-cell table:formula="of:=LOG10([.B889])/LOG10([.A889])" office:value-type="float" office:value="0.499945345868397" calcext:value-type="float">
            <text:p>0.4999453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29.805092</text:p>
          </table:table-cell>
          <table:table-cell table:formula="of:=LOG10([.B890])/LOG10([.A890])" office:value-type="float" office:value="0.49994560219882" calcext:value-type="float">
            <text:p>0.4999456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29.821911</text:p>
          </table:table-cell>
          <table:table-cell table:formula="of:=LOG10([.B891])/LOG10([.A891])" office:value-type="float" office:value="0.499945909646034" calcext:value-type="float">
            <text:p>0.4999459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29.838729</text:p>
          </table:table-cell>
          <table:table-cell table:formula="of:=LOG10([.B892])/LOG10([.A892])" office:value-type="float" office:value="0.49994625815215" calcext:value-type="float">
            <text:p>0.4999463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29.855547</text:p>
          </table:table-cell>
          <table:table-cell table:formula="of:=LOG10([.B893])/LOG10([.A893])" office:value-type="float" office:value="0.499946652480091" calcext:value-type="float">
            <text:p>0.4999467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29.872365</text:p>
          </table:table-cell>
          <table:table-cell table:formula="of:=LOG10([.B894])/LOG10([.A894])" office:value-type="float" office:value="0.499947092452346" calcext:value-type="float">
            <text:p>0.4999471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29.889183</text:p>
          </table:table-cell>
          <table:table-cell table:formula="of:=LOG10([.B895])/LOG10([.A895])" office:value-type="float" office:value="0.499947577892181" calcext:value-type="float">
            <text:p>0.4999476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29.906001</text:p>
          </table:table-cell>
          <table:table-cell table:formula="of:=LOG10([.B896])/LOG10([.A896])" office:value-type="float" office:value="0.499948108623632" calcext:value-type="float">
            <text:p>0.4999481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29.922819</text:p>
          </table:table-cell>
          <table:table-cell table:formula="of:=LOG10([.B897])/LOG10([.A897])" office:value-type="float" office:value="0.499948684471504" calcext:value-type="float">
            <text:p>0.4999487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29.939637</text:p>
          </table:table-cell>
          <table:table-cell table:formula="of:=LOG10([.B898])/LOG10([.A898])" office:value-type="float" office:value="0.499949305261362" calcext:value-type="float">
            <text:p>0.4999493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29.956456</text:p>
          </table:table-cell>
          <table:table-cell table:formula="of:=LOG10([.B899])/LOG10([.A899])" office:value-type="float" office:value="0.499949975728498" calcext:value-type="float">
            <text:p>0.4999500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29.973274</text:p>
          </table:table-cell>
          <table:table-cell table:formula="of:=LOG10([.B900])/LOG10([.A900])" office:value-type="float" office:value="0.499950685878508" calcext:value-type="float">
            <text:p>0.4999507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29.990092</text:p>
          </table:table-cell>
          <table:table-cell table:formula="of:=LOG10([.B901])/LOG10([.A901])" office:value-type="float" office:value="0.499951440451752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30.006910</text:p>
          </table:table-cell>
          <table:table-cell table:formula="of:=LOG10([.B902])/LOG10([.A902])" office:value-type="float" office:value="0.49995223927681" calcext:value-type="float">
            <text:p>0.4999522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30.023728</text:p>
          </table:table-cell>
          <table:table-cell table:formula="of:=LOG10([.B903])/LOG10([.A903])" office:value-type="float" office:value="0.499953082183007" calcext:value-type="float">
            <text:p>0.4999531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30.040458</text:p>
          </table:table-cell>
          <table:table-cell table:formula="of:=LOG10([.B904])/LOG10([.A904])" office:value-type="float" office:value="0.499953538571682" calcext:value-type="float">
            <text:p>0.4999535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30.057188</text:p>
          </table:table-cell>
          <table:table-cell table:formula="of:=LOG10([.B905])/LOG10([.A905])" office:value-type="float" office:value="0.499954039322676" calcext:value-type="float">
            <text:p>0.4999540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30.073918</text:p>
          </table:table-cell>
          <table:table-cell table:formula="of:=LOG10([.B906])/LOG10([.A906])" office:value-type="float" office:value="0.499954584266182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30.090649</text:p>
          </table:table-cell>
          <table:table-cell table:formula="of:=LOG10([.B907])/LOG10([.A907])" office:value-type="float" office:value="0.499955178113833" calcext:value-type="float">
            <text:p>0.4999552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30.107379</text:p>
          </table:table-cell>
          <table:table-cell table:formula="of:=LOG10([.B908])/LOG10([.A908])" office:value-type="float" office:value="0.499955810932369" calcext:value-type="float">
            <text:p>0.4999558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30.124008</text:p>
          </table:table-cell>
          <table:table-cell table:formula="of:=LOG10([.B909])/LOG10([.A909])" office:value-type="float" office:value="0.499955995193252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30.140637</text:p>
          </table:table-cell>
          <table:table-cell table:formula="of:=LOG10([.B910])/LOG10([.A910])" office:value-type="float" office:value="0.4999562236785" calcext:value-type="float">
            <text:p>0.4999562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30.157266</text:p>
          </table:table-cell>
          <table:table-cell table:formula="of:=LOG10([.B911])/LOG10([.A911])" office:value-type="float" office:value="0.499956496220424" calcext:value-type="float">
            <text:p>0.4999565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30.173895</text:p>
          </table:table-cell>
          <table:table-cell table:formula="of:=LOG10([.B912])/LOG10([.A912])" office:value-type="float" office:value="0.499956812652052" calcext:value-type="float">
            <text:p>0.4999568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30.190525</text:p>
          </table:table-cell>
          <table:table-cell table:formula="of:=LOG10([.B913])/LOG10([.A913])" office:value-type="float" office:value="0.499957177666976" calcext:value-type="float">
            <text:p>0.4999572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30.207154</text:p>
          </table:table-cell>
          <table:table-cell table:formula="of:=LOG10([.B914])/LOG10([.A914])" office:value-type="float" office:value="0.499957581376497" calcext:value-type="float">
            <text:p>0.4999576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30.223783</text:p>
          </table:table-cell>
          <table:table-cell table:formula="of:=LOG10([.B915])/LOG10([.A915])" office:value-type="float" office:value="0.499958028479086" calcext:value-type="float">
            <text:p>0.4999580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30.240412</text:p>
          </table:table-cell>
          <table:table-cell table:formula="of:=LOG10([.B916])/LOG10([.A916])" office:value-type="float" office:value="0.499958518810606" calcext:value-type="float">
            <text:p>0.4999585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30.257041</text:p>
          </table:table-cell>
          <table:table-cell table:formula="of:=LOG10([.B917])/LOG10([.A917])" office:value-type="float" office:value="0.499959052207621" calcext:value-type="float">
            <text:p>0.4999591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30.273670</text:p>
          </table:table-cell>
          <table:table-cell table:formula="of:=LOG10([.B918])/LOG10([.A918])" office:value-type="float" office:value="0.499959628507392" calcext:value-type="float">
            <text:p>0.4999596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30.290299</text:p>
          </table:table-cell>
          <table:table-cell table:formula="of:=LOG10([.B919])/LOG10([.A919])" office:value-type="float" office:value="0.499960247547871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30.306929</text:p>
          </table:table-cell>
          <table:table-cell table:formula="of:=LOG10([.B920])/LOG10([.A920])" office:value-type="float" office:value="0.499960914003457" calcext:value-type="float">
            <text:p>0.4999609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30.323558</text:p>
          </table:table-cell>
          <table:table-cell table:formula="of:=LOG10([.B921])/LOG10([.A921])" office:value-type="float" office:value="0.499961618038541" calcext:value-type="float">
            <text:p>0.4999616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30.340187</text:p>
          </table:table-cell>
          <table:table-cell table:formula="of:=LOG10([.B922])/LOG10([.A922])" office:value-type="float" office:value="0.499962364332317" calcext:value-type="float">
            <text:p>0.4999624</text:p>
          </table:table-cell>
          <table:table-cell table:number-columns-repeated="1021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30.356816</text:p>
          </table:table-cell>
          <table:table-cell table:formula="of:=LOG10([.B923])/LOG10([.A923])" office:value-type="float" office:value="0.499963152725472" calcext:value-type="float">
            <text:p>0.4999632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30.373445</text:p>
          </table:table-cell>
          <table:table-cell table:formula="of:=LOG10([.B924])/LOG10([.A924])" office:value-type="float" office:value="0.499963983059371" calcext:value-type="float">
            <text:p>0.4999640</text:p>
          </table:table-cell>
          <table:table-cell table:number-columns-repeated="1021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30.390074</text:p>
          </table:table-cell>
          <table:table-cell table:formula="of:=LOG10([.B925])/LOG10([.A925])" office:value-type="float" office:value="0.499964855176046" calcext:value-type="float">
            <text:p>0.4999649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30.406703</text:p>
          </table:table-cell>
          <table:table-cell table:formula="of:=LOG10([.B926])/LOG10([.A926])" office:value-type="float" office:value="0.499965768918203" calcext:value-type="float">
            <text:p>0.4999658</text:p>
          </table:table-cell>
          <table:table-cell table:number-columns-repeated="1021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30.423333</text:p>
          </table:table-cell>
          <table:table-cell table:formula="of:=LOG10([.B927])/LOG10([.A927])" office:value-type="float" office:value="0.499966728941112" calcext:value-type="float">
            <text:p>0.4999667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30.439962</text:p>
          </table:table-cell>
          <table:table-cell table:formula="of:=LOG10([.B928])/LOG10([.A928])" office:value-type="float" office:value="0.499967725461608" calcext:value-type="float">
            <text:p>0.4999677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30.456591</text:p>
          </table:table-cell>
          <table:table-cell table:formula="of:=LOG10([.B929])/LOG10([.A929])" office:value-type="float" office:value="0.499968763139674" calcext:value-type="float">
            <text:p>0.4999688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30.473220</text:p>
          </table:table-cell>
          <table:table-cell table:formula="of:=LOG10([.B930])/LOG10([.A930])" office:value-type="float" office:value="0.499969841820654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30.489849</text:p>
          </table:table-cell>
          <table:table-cell table:formula="of:=LOG10([.B931])/LOG10([.A931])" office:value-type="float" office:value="0.499970961350542" calcext:value-type="float">
            <text:p>0.4999710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30.506478</text:p>
          </table:table-cell>
          <table:table-cell table:formula="of:=LOG10([.B932])/LOG10([.A932])" office:value-type="float" office:value="0.499972121575981" calcext:value-type="float">
            <text:p>0.4999721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30.523108</text:p>
          </table:table-cell>
          <table:table-cell table:formula="of:=LOG10([.B933])/LOG10([.A933])" office:value-type="float" office:value="0.4999733271359" calcext:value-type="float">
            <text:p>0.4999733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30.539737</text:p>
          </table:table-cell>
          <table:table-cell table:formula="of:=LOG10([.B934])/LOG10([.A934])" office:value-type="float" office:value="0.499974568291582" calcext:value-type="float">
            <text:p>0.4999746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30.556366</text:p>
          </table:table-cell>
          <table:table-cell table:formula="of:=LOG10([.B935])/LOG10([.A935])" office:value-type="float" office:value="0.499975849686603" calcext:value-type="float">
            <text:p>0.4999758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30.572995</text:p>
          </table:table-cell>
          <table:table-cell table:formula="of:=LOG10([.B936])/LOG10([.A936])" office:value-type="float" office:value="0.499977171170166" calcext:value-type="float">
            <text:p>0.4999772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30.589624</text:p>
          </table:table-cell>
          <table:table-cell table:formula="of:=LOG10([.B937])/LOG10([.A937])" office:value-type="float" office:value="0.499978532592106" calcext:value-type="float">
            <text:p>0.4999785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30.606253</text:p>
          </table:table-cell>
          <table:table-cell table:formula="of:=LOG10([.B938])/LOG10([.A938])" office:value-type="float" office:value="0.49997993380288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30.622882</text:p>
          </table:table-cell>
          <table:table-cell table:formula="of:=LOG10([.B939])/LOG10([.A939])" office:value-type="float" office:value="0.499981374653596" calcext:value-type="float">
            <text:p>0.4999814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30.639512</text:p>
          </table:table-cell>
          <table:table-cell table:formula="of:=LOG10([.B940])/LOG10([.A940])" office:value-type="float" office:value="0.49998285976417" calcext:value-type="float">
            <text:p>0.4999829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30.656141</text:p>
          </table:table-cell>
          <table:table-cell table:formula="of:=LOG10([.B941])/LOG10([.A941])" office:value-type="float" office:value="0.499984379447169" calcext:value-type="float">
            <text:p>0.4999844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30.672770</text:p>
          </table:table-cell>
          <table:table-cell table:formula="of:=LOG10([.B942])/LOG10([.A942])" office:value-type="float" office:value="0.499985938327095" calcext:value-type="float">
            <text:p>0.4999859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30.689399</text:p>
          </table:table-cell>
          <table:table-cell table:formula="of:=LOG10([.B943])/LOG10([.A943])" office:value-type="float" office:value="0.499987536257509" calcext:value-type="float">
            <text:p>0.4999875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30.706028</text:p>
          </table:table-cell>
          <table:table-cell table:formula="of:=LOG10([.B944])/LOG10([.A944])" office:value-type="float" office:value="0.499989173092583" calcext:value-type="float">
            <text:p>0.4999892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30.722657</text:p>
          </table:table-cell>
          <table:table-cell table:formula="of:=LOG10([.B945])/LOG10([.A945])" office:value-type="float" office:value="0.499990848687095" calcext:value-type="float">
            <text:p>0.4999908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30.739286</text:p>
          </table:table-cell>
          <table:table-cell table:formula="of:=LOG10([.B946])/LOG10([.A946])" office:value-type="float" office:value="0.49999256289643" calcext:value-type="float">
            <text:p>0.4999926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30.755916</text:p>
          </table:table-cell>
          <table:table-cell table:formula="of:=LOG10([.B947])/LOG10([.A947])" office:value-type="float" office:value="0.499994320321596" calcext:value-type="float">
            <text:p>0.4999943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30.772545</text:p>
          </table:table-cell>
          <table:table-cell table:formula="of:=LOG10([.B948])/LOG10([.A948])" office:value-type="float" office:value="0.499996111325829" calcext:value-type="float">
            <text:p>0.4999961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30.789174</text:p>
          </table:table-cell>
          <table:table-cell table:formula="of:=LOG10([.B949])/LOG10([.A949])" office:value-type="float" office:value="0.499997940514633" calcext:value-type="float">
            <text:p>0.4999979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30.805803</text:p>
          </table:table-cell>
          <table:table-cell table:formula="of:=LOG10([.B950])/LOG10([.A950])" office:value-type="float" office:value="0.499999807745777" calcext:value-type="float">
            <text:p>0.4999998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30.822332</text:p>
          </table:table-cell>
          <table:table-cell table:formula="of:=LOG10([.B951])/LOG10([.A951])" office:value-type="float" office:value="0.500001239689614" calcext:value-type="float">
            <text:p>0.5000012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30.838861</text:p>
          </table:table-cell>
          <table:table-cell table:formula="of:=LOG10([.B952])/LOG10([.A952])" office:value-type="float" office:value="0.500002710046982" calcext:value-type="float">
            <text:p>0.5000027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30.855389</text:p>
          </table:table-cell>
          <table:table-cell table:formula="of:=LOG10([.B953])/LOG10([.A953])" office:value-type="float" office:value="0.500004213950691" calcext:value-type="float">
            <text:p>0.5000042</text:p>
          </table:table-cell>
          <table:table-cell table:number-columns-repeated="1021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30.871918</text:p>
          </table:table-cell>
          <table:table-cell table:formula="of:=LOG10([.B954])/LOG10([.A954])" office:value-type="float" office:value="0.500005760713497" calcext:value-type="float">
            <text:p>0.5000058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30.888447</text:p>
          </table:table-cell>
          <table:table-cell table:formula="of:=LOG10([.B955])/LOG10([.A955])" office:value-type="float" office:value="0.500007345466119" calcext:value-type="float">
            <text:p>0.5000073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30.904976</text:p>
          </table:table-cell>
          <table:table-cell table:formula="of:=LOG10([.B956])/LOG10([.A956])" office:value-type="float" office:value="0.500008968068481" calcext:value-type="float">
            <text:p>0.5000090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30.921504</text:p>
          </table:table-cell>
          <table:table-cell table:formula="of:=LOG10([.B957])/LOG10([.A957])" office:value-type="float" office:value="0.500010623668701" calcext:value-type="float">
            <text:p>0.5000106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30.937947</text:p>
          </table:table-cell>
          <table:table-cell table:formula="of:=LOG10([.B958])/LOG10([.A958])" office:value-type="float" office:value="0.500011916568444" calcext:value-type="float">
            <text:p>0.5000119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30.954389</text:p>
          </table:table-cell>
          <table:table-cell table:formula="of:=LOG10([.B959])/LOG10([.A959])" office:value-type="float" office:value="0.50001324274974" calcext:value-type="float">
            <text:p>0.5000132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30.970831</text:p>
          </table:table-cell>
          <table:table-cell table:formula="of:=LOG10([.B960])/LOG10([.A960])" office:value-type="float" office:value="0.500014606786036" calcext:value-type="float">
            <text:p>0.5000146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30.987274</text:p>
          </table:table-cell>
          <table:table-cell table:formula="of:=LOG10([.B961])/LOG10([.A961])" office:value-type="float" office:value="0.500016013238487" calcext:value-type="float">
            <text:p>0.5000160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31.003716</text:p>
          </table:table-cell>
          <table:table-cell table:formula="of:=LOG10([.B962])/LOG10([.A962])" office:value-type="float" office:value="0.500017452567039" calcext:value-type="float">
            <text:p>0.5000175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31.020158</text:p>
          </table:table-cell>
          <table:table-cell table:formula="of:=LOG10([.B963])/LOG10([.A963])" office:value-type="float" office:value="0.500018929337181" calcext:value-type="float">
            <text:p>0.5000189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31.036600</text:p>
          </table:table-cell>
          <table:table-cell table:formula="of:=LOG10([.B964])/LOG10([.A964])" office:value-type="float" office:value="0.500020443412234" calcext:value-type="float">
            <text:p>0.5000204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31.053043</text:p>
          </table:table-cell>
          <table:table-cell table:formula="of:=LOG10([.B965])/LOG10([.A965])" office:value-type="float" office:value="0.500021999342804" calcext:value-type="float">
            <text:p>0.5000220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31.069485</text:p>
          </table:table-cell>
          <table:table-cell table:formula="of:=LOG10([.B966])/LOG10([.A966])" office:value-type="float" office:value="0.500023587616669" calcext:value-type="float">
            <text:p>0.5000236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31.085927</text:p>
          </table:table-cell>
          <table:table-cell table:formula="of:=LOG10([.B967])/LOG10([.A967])" office:value-type="float" office:value="0.500025212788734" calcext:value-type="float">
            <text:p>0.5000252</text:p>
          </table:table-cell>
          <table:table-cell table:number-columns-repeated="1021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31.102370</text:p>
          </table:table-cell>
          <table:table-cell table:formula="of:=LOG10([.B968])/LOG10([.A968])" office:value-type="float" office:value="0.500026879401712" calcext:value-type="float">
            <text:p>0.5000269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31.118812</text:p>
          </table:table-cell>
          <table:table-cell table:formula="of:=LOG10([.B969])/LOG10([.A969])" office:value-type="float" office:value="0.500028577964138" calcext:value-type="float">
            <text:p>0.5000286</text:p>
          </table:table-cell>
          <table:table-cell table:number-columns-repeated="1021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31.135254</text:p>
          </table:table-cell>
          <table:table-cell table:formula="of:=LOG10([.B970])/LOG10([.A970])" office:value-type="float" office:value="0.500030313022991" calcext:value-type="float">
            <text:p>0.5000303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31.151697</text:p>
          </table:table-cell>
          <table:table-cell table:formula="of:=LOG10([.B971])/LOG10([.A971])" office:value-type="float" office:value="0.500032089113108" calcext:value-type="float">
            <text:p>0.5000321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31.168139</text:p>
          </table:table-cell>
          <table:table-cell table:formula="of:=LOG10([.B972])/LOG10([.A972])" office:value-type="float" office:value="0.500033896763675" calcext:value-type="float">
            <text:p>0.5000339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31.184581</text:p>
          </table:table-cell>
          <table:table-cell table:formula="of:=LOG10([.B973])/LOG10([.A973])" office:value-type="float" office:value="0.500035740513766" calcext:value-type="float">
            <text:p>0.5000357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31.201024</text:p>
          </table:table-cell>
          <table:table-cell table:formula="of:=LOG10([.B974])/LOG10([.A974])" office:value-type="float" office:value="0.500037624890352" calcext:value-type="float">
            <text:p>0.5000376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31.217466</text:p>
          </table:table-cell>
          <table:table-cell table:formula="of:=LOG10([.B975])/LOG10([.A975])" office:value-type="float" office:value="0.500039540443173" calcext:value-type="float">
            <text:p>0.5000395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31.233908</text:p>
          </table:table-cell>
          <table:table-cell table:formula="of:=LOG10([.B976])/LOG10([.A976])" office:value-type="float" office:value="0.500041491703411" calcext:value-type="float">
            <text:p>0.5000415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31.250350</text:p>
          </table:table-cell>
          <table:table-cell table:formula="of:=LOG10([.B977])/LOG10([.A977])" office:value-type="float" office:value="0.500043478541415" calcext:value-type="float">
            <text:p>0.5000435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31.266793</text:p>
          </table:table-cell>
          <table:table-cell table:formula="of:=LOG10([.B978])/LOG10([.A978])" office:value-type="float" office:value="0.500045505473694" calcext:value-type="float">
            <text:p>0.5000455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31.283136</text:p>
          </table:table-cell>
          <table:table-cell table:formula="of:=LOG10([.B979])/LOG10([.A979])" office:value-type="float" office:value="0.500047103468653" calcext:value-type="float">
            <text:p>0.5000471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31.299479</text:p>
          </table:table-cell>
          <table:table-cell table:formula="of:=LOG10([.B980])/LOG10([.A980])" office:value-type="float" office:value="0.500048737273322" calcext:value-type="float">
            <text:p>0.5000487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31.315822</text:p>
          </table:table-cell>
          <table:table-cell table:formula="of:=LOG10([.B981])/LOG10([.A981])" office:value-type="float" office:value="0.500050406758887" calcext:value-type="float">
            <text:p>0.5000504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31.332165</text:p>
          </table:table-cell>
          <table:table-cell table:formula="of:=LOG10([.B982])/LOG10([.A982])" office:value-type="float" office:value="0.500052111797051" calcext:value-type="float">
            <text:p>0.5000521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31.348508</text:p>
          </table:table-cell>
          <table:table-cell table:formula="of:=LOG10([.B983])/LOG10([.A983])" office:value-type="float" office:value="0.50005385226003" calcext:value-type="float">
            <text:p>0.5000539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31.364851</text:p>
          </table:table-cell>
          <table:table-cell table:formula="of:=LOG10([.B984])/LOG10([.A984])" office:value-type="float" office:value="0.500055628020551" calcext:value-type="float">
            <text:p>0.5000556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31.381194</text:p>
          </table:table-cell>
          <table:table-cell table:formula="of:=LOG10([.B985])/LOG10([.A985])" office:value-type="float" office:value="0.500057438951852" calcext:value-type="float">
            <text:p>0.5000574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31.397537</text:p>
          </table:table-cell>
          <table:table-cell table:formula="of:=LOG10([.B986])/LOG10([.A986])" office:value-type="float" office:value="0.500059284927674" calcext:value-type="float">
            <text:p>0.5000593</text:p>
          </table:table-cell>
          <table:table-cell table:number-columns-repeated="1021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31.413880</text:p>
          </table:table-cell>
          <table:table-cell table:formula="of:=LOG10([.B987])/LOG10([.A987])" office:value-type="float" office:value="0.500061165822265" calcext:value-type="float">
            <text:p>0.5000612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31.430223</text:p>
          </table:table-cell>
          <table:table-cell table:formula="of:=LOG10([.B988])/LOG10([.A988])" office:value-type="float" office:value="0.500063081510372" calcext:value-type="float">
            <text:p>0.5000631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31.446566</text:p>
          </table:table-cell>
          <table:table-cell table:formula="of:=LOG10([.B989])/LOG10([.A989])" office:value-type="float" office:value="0.500065031867243" calcext:value-type="float">
            <text:p>0.5000650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31.462909</text:p>
          </table:table-cell>
          <table:table-cell table:formula="of:=LOG10([.B990])/LOG10([.A990])" office:value-type="float" office:value="0.500067016768623" calcext:value-type="float">
            <text:p>0.5000670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31.479154</text:p>
          </table:table-cell>
          <table:table-cell table:formula="of:=LOG10([.B991])/LOG10([.A991])" office:value-type="float" office:value="0.500068584757078" calcext:value-type="float">
            <text:p>0.5000686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31.494384</text:p>
          </table:table-cell>
          <table:table-cell table:formula="of:=LOG10([.B992])/LOG10([.A992])" office:value-type="float" office:value="0.500065516126993" calcext:value-type="float">
            <text:p>0.5000655</text:p>
          </table:table-cell>
          <table:table-cell table:number-columns-repeated="1021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31.509614</text:p>
          </table:table-cell>
          <table:table-cell table:formula="of:=LOG10([.B993])/LOG10([.A993])" office:value-type="float" office:value="0.500062488300714" calcext:value-type="float">
            <text:p>0.5000625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31.524844</text:p>
          </table:table-cell>
          <table:table-cell table:formula="of:=LOG10([.B994])/LOG10([.A994])" office:value-type="float" office:value="0.500059501143072" calcext:value-type="float">
            <text:p>0.5000595</text:p>
          </table:table-cell>
          <table:table-cell table:number-columns-repeated="1021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31.540074</text:p>
          </table:table-cell>
          <table:table-cell table:formula="of:=LOG10([.B995])/LOG10([.A995])" office:value-type="float" office:value="0.500056554519417" calcext:value-type="float">
            <text:p>0.5000566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31.555304</text:p>
          </table:table-cell>
          <table:table-cell table:formula="of:=LOG10([.B996])/LOG10([.A996])" office:value-type="float" office:value="0.500053648295617" calcext:value-type="float">
            <text:p>0.5000536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31.570535</text:p>
          </table:table-cell>
          <table:table-cell table:formula="of:=LOG10([.B997])/LOG10([.A997])" office:value-type="float" office:value="0.500050786926157" calcext:value-type="float">
            <text:p>0.5000508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31.585765</text:p>
          </table:table-cell>
          <table:table-cell table:formula="of:=LOG10([.B998])/LOG10([.A998])" office:value-type="float" office:value="0.500047961098848" calcext:value-type="float">
            <text:p>0.5000480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31.600995</text:p>
          </table:table-cell>
          <table:table-cell table:formula="of:=LOG10([.B999])/LOG10([.A999])" office:value-type="float" office:value="0.500045175272082" calcext:value-type="float">
            <text:p>0.5000452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31.616225</text:p>
          </table:table-cell>
          <table:table-cell table:formula="of:=LOG10([.B1000])/LOG10([.A1000])" office:value-type="float" office:value="0.500042429313773" calcext:value-type="float">
            <text:p>0.5000424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1.631455</text:p>
          </table:table-cell>
          <table:table-cell table:formula="of:=LOG10([.B1001])/LOG10([.A1001])" office:value-type="float" office:value="0.500039723092339" calcext:value-type="float">
            <text:p>0.5000397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31.646685</text:p>
          </table:table-cell>
          <table:table-cell table:formula="of:=LOG10([.B1002])/LOG10([.A1002])" office:value-type="float" office:value="0.500037056476704" calcext:value-type="float">
            <text:p>0.5000371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31.661916</text:p>
          </table:table-cell>
          <table:table-cell table:formula="of:=LOG10([.B1003])/LOG10([.A1003])" office:value-type="float" office:value="0.500034433907176" calcext:value-type="float">
            <text:p>0.5000344</text:p>
          </table:table-cell>
          <table:table-cell table:number-columns-repeated="102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31.677146</text:p>
          </table:table-cell>
          <table:table-cell table:formula="of:=LOG10([.B1004])/LOG10([.A1004])" office:value-type="float" office:value="0.500031846109051" calcext:value-type="float">
            <text:p>0.5000318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31.692376</text:p>
          </table:table-cell>
          <table:table-cell table:formula="of:=LOG10([.B1005])/LOG10([.A1005])" office:value-type="float" office:value="0.500029297526492" calcext:value-type="float">
            <text:p>0.5000293</text:p>
          </table:table-cell>
          <table:table-cell table:number-columns-repeated="1021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31.707606</text:p>
          </table:table-cell>
          <table:table-cell table:formula="of:=LOG10([.B1006])/LOG10([.A1006])" office:value-type="float" office:value="0.500026788030412" calcext:value-type="float">
            <text:p>0.5000268</text:p>
          </table:table-cell>
          <table:table-cell table:number-columns-repeated="102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31.722836</text:p>
          </table:table-cell>
          <table:table-cell table:formula="of:=LOG10([.B1007])/LOG10([.A1007])" office:value-type="float" office:value="0.500024317492216" calcext:value-type="float">
            <text:p>0.5000243</text:p>
          </table:table-cell>
          <table:table-cell table:number-columns-repeated="1021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31.738066</text:p>
          </table:table-cell>
          <table:table-cell table:formula="of:=LOG10([.B1008])/LOG10([.A1008])" office:value-type="float" office:value="0.500021885783796" calcext:value-type="float">
            <text:p>0.5000219</text:p>
          </table:table-cell>
          <table:table-cell table:number-columns-repeated="1021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31.753297</text:p>
          </table:table-cell>
          <table:table-cell table:formula="of:=LOG10([.B1009])/LOG10([.A1009])" office:value-type="float" office:value="0.50001949733133" calcext:value-type="float">
            <text:p>0.5000195</text:p>
          </table:table-cell>
          <table:table-cell table:number-columns-repeated="102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31.768527</text:p>
          </table:table-cell>
          <table:table-cell table:formula="of:=LOG10([.B1010])/LOG10([.A1010])" office:value-type="float" office:value="0.500017142897257" calcext:value-type="float">
            <text:p>0.5000171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31.783757</text:p>
          </table:table-cell>
          <table:table-cell table:formula="of:=LOG10([.B1011])/LOG10([.A1011])" office:value-type="float" office:value="0.500014826911559" calcext:value-type="float">
            <text:p>0.5000148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31.798987</text:p>
          </table:table-cell>
          <table:table-cell table:formula="of:=LOG10([.B1012])/LOG10([.A1012])" office:value-type="float" office:value="0.500012549248065" calcext:value-type="float">
            <text:p>0.5000125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31.814217</text:p>
          </table:table-cell>
          <table:table-cell table:formula="of:=LOG10([.B1013])/LOG10([.A1013])" office:value-type="float" office:value="0.500010309781084" calcext:value-type="float">
            <text:p>0.5000103</text:p>
          </table:table-cell>
          <table:table-cell table:number-columns-repeated="1021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31.829447</text:p>
          </table:table-cell>
          <table:table-cell table:formula="of:=LOG10([.B1014])/LOG10([.A1014])" office:value-type="float" office:value="0.500008108385398" calcext:value-type="float">
            <text:p>0.5000081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31.844678</text:p>
          </table:table-cell>
          <table:table-cell table:formula="of:=LOG10([.B1015])/LOG10([.A1015])" office:value-type="float" office:value="0.5000059494731" calcext:value-type="float">
            <text:p>0.5000059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31.859908</text:p>
          </table:table-cell>
          <table:table-cell table:formula="of:=LOG10([.B1016])/LOG10([.A1016])" office:value-type="float" office:value="0.500003823843434" calcext:value-type="float">
            <text:p>0.5000038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31.875138</text:p>
          </table:table-cell>
          <table:table-cell table:formula="of:=LOG10([.B1017])/LOG10([.A1017])" office:value-type="float" office:value="0.500001735912253" calcext:value-type="float">
            <text:p>0.5000017</text:p>
          </table:table-cell>
          <table:table-cell table:number-columns-repeated="102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31.890368</text:p>
          </table:table-cell>
          <table:table-cell table:formula="of:=LOG10([.B1018])/LOG10([.A1018])" office:value-type="float" office:value="0.499999685556221" calcext:value-type="float">
            <text:p>0.4999997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31.905598</text:p>
          </table:table-cell>
          <table:table-cell table:formula="of:=LOG10([.B1019])/LOG10([.A1019])" office:value-type="float" office:value="0.499997672652471" calcext:value-type="float">
            <text:p>0.4999977</text:p>
          </table:table-cell>
          <table:table-cell table:number-columns-repeated="102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31.920828</text:p>
          </table:table-cell>
          <table:table-cell table:formula="of:=LOG10([.B1020])/LOG10([.A1020])" office:value-type="float" office:value="0.499995697078597" calcext:value-type="float">
            <text:p>0.4999957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31.936059</text:p>
          </table:table-cell>
          <table:table-cell table:formula="of:=LOG10([.B1021])/LOG10([.A1021])" office:value-type="float" office:value="0.499993763232656" calcext:value-type="float">
            <text:p>0.4999938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31.951289</text:p>
          </table:table-cell>
          <table:table-cell table:formula="of:=LOG10([.B1022])/LOG10([.A1022])" office:value-type="float" office:value="0.499991861950367" calcext:value-type="float">
            <text:p>0.4999919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31.966519</text:p>
          </table:table-cell>
          <table:table-cell table:formula="of:=LOG10([.B1023])/LOG10([.A1023])" office:value-type="float" office:value="0.499989997633499" calcext:value-type="float">
            <text:p>0.4999900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31.981749</text:p>
          </table:table-cell>
          <table:table-cell table:formula="of:=LOG10([.B1024])/LOG10([.A1024])" office:value-type="float" office:value="0.499988170161479" calcext:value-type="float">
            <text:p>0.4999882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31.996979</text:p>
          </table:table-cell>
          <table:table-cell table:formula="of:=LOG10([.B1025])/LOG10([.A1025])" office:value-type="float" office:value="0.499986379414185" calcext:value-type="float">
            <text:p>0.4999864</text:p>
          </table:table-cell>
          <table:table-cell table:number-columns-repeated="1021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_orange" table:style-name="ta5">
        <office:forms form:automatic-focus="false" form:apply-design-mode="false"/>
        <table:table-column table:style-name="co7" table:default-cell-style-name="Default"/>
        <table:table-column table:style-name="co6" table:number-columns-repeated="1023" table:default-cell-style-name="Default"/>
        <table:table-row table:style-name="ro2">
          <table:table-cell>
            <draw:frame table:end-cell-address="Graph_orange.Q25" table:end-x="0.2197in" table:end-y="0.1878in" draw:z-index="0" draw:name="Grafico 2" draw:style-name="gr1" draw:text-style-name="P1" svg:width="13.5476in" svg:height="5.135in" svg:x="0.0713in" svg:y="0.0528in">
              <draw:object draw:notify-on-update-of-ranges="Orange.A7:Orange.A129 Orange.C1:Orange.C1 Orange.C7:Orange.C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agem_speccing" table:style-name="ta3">
        <table:table-column table:style-name="co8" table:default-cell-style-name="Default"/>
        <table:table-column table:style-name="co9" table:default-cell-style-name="ce9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0)</text:p>
          </table:table-cell>
          <table:table-cell/>
          <table:table-cell office:value-type="string" calcext:value-type="string">
            <text:p>Sche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.000000</text:p>
          </table:table-cell>
          <table:table-cell office:value-type="string" calcext:value-type="string">
            <text:p>MATH IS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686400</text:p>
          </table:table-cell>
          <table:table-cell office:value-type="string" calcext:value-type="string">
            <text:p>DIFFERE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.9702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  <table:table-cell/>
          <table:table-cell table:style-name="ce1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  <table:table-cell/>
          <table:table-cell table:style-name="ce1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  <table:table-cell/>
          <table:table-cell office:value-type="string" calcext:value-type="string">
            <text:p>(((((b+b)+(b+(o+o)))+((b+b)+(b+(b+(b+b)))))+(((b+b)+(b+(o+o)))+((b+(o+o))+(o+(o+(o+(o+o)))))))+((((b+b)+(b+(o+o)))+((b+o)+((o+o)+(o+(o+(o+(o+o)))))))+((b+((o+o)+(o+(o+o))))+(((o+o)+(o+(o+(o+o))))+((o+(o+o))+((o+(o+o))+(o+(o+(o+(o+(o+(o+(o+o))))))))))))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  <table:table-cell/>
          <table:table-cell office:value-type="string" calcext:value-type="string">
            <text:p>appr starts her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  <table:table-cell table:number-columns-repeated="2"/>
        </table:table-row>
        <table:table-row table:style-name="ro1" table:number-rows-repeated="10484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aph_managem_speccing" table:style-name="ta3">
        <office:forms form:automatic-focus="false" form:apply-design-mode="false"/>
        <table:shapes>
          <draw:frame draw:z-index="0" draw:style-name="gr2" draw:text-style-name="P2" svg:width="12.8583in" svg:height="5.0823in" svg:x="0.2583in" svg:y="0.0417in">
            <draw:object draw:notify-on-update-of-ranges="Managem_speccing.A5:Managem_speccing.A65 Managem_speccing.C5:Managem_speccing.C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Killgem_speccing" table:style-name="ta3">
        <office:forms form:automatic-focus="false" form:apply-design-mode="false"/>
        <table:table-column table:style-name="co7" table:default-cell-style-name="Default"/>
        <table:table-column table:style-name="co18" table:number-columns-repeated="2" table:default-cell-style-name="ce24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_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2635" calcext:value-type="float">
            <text:p>0.9326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62014" calcext:value-type="float">
            <text:p>1.862014</text:p>
          </table:table-cell>
          <table:table-cell table:formula="of:=LOG([.B4])/LOG([.A4])" office:value-type="float" office:value="0.565858132150754" calcext:value-type="float">
            <text:p>0.5658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1073" calcext:value-type="float">
            <text:p>3.011073</text:p>
          </table:table-cell>
          <table:table-cell table:formula="of:=LOG([.B5])/LOG([.A5])" office:value-type="float" office:value="0.795138842483858" calcext:value-type="float">
            <text:p>0.79513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6197" calcext:value-type="float">
            <text:p>4.146197</text:p>
          </table:table-cell>
          <table:table-cell table:formula="of:=LOG([.B6])/LOG([.A6])" office:value-type="float" office:value="0.883657280330625" calcext:value-type="float">
            <text:p>0.88365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0624" calcext:value-type="float">
            <text:p>5.610624</text:p>
          </table:table-cell>
          <table:table-cell table:formula="of:=LOG([.B7])/LOG([.A7])" office:value-type="float" office:value="0.962552157761764" calcext:value-type="float">
            <text:p>0.96255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32895" calcext:value-type="float">
            <text:p>7.032895</text:p>
          </table:table-cell>
          <table:table-cell table:formula="of:=LOG([.B8])/LOG([.A8])" office:value-type="float" office:value="1.0024092985711" calcext:value-type="float">
            <text:p>1.00240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11651" calcext:value-type="float">
            <text:p>8.711651</text:p>
          </table:table-cell>
          <table:table-cell table:formula="of:=LOG([.B9])/LOG([.A9])" office:value-type="float" office:value="1.04098205299476" calcext:value-type="float">
            <text:p>1.04098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90317" calcext:value-type="float">
            <text:p>10.390317</text:p>
          </table:table-cell>
          <table:table-cell table:formula="of:=LOG([.B10])/LOG([.A10])" office:value-type="float" office:value="1.06537781294505" calcext:value-type="float">
            <text:p>1.06537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68481" calcext:value-type="float">
            <text:p>12.268481</text:p>
          </table:table-cell>
          <table:table-cell table:formula="of:=LOG([.B11])/LOG([.A11])" office:value-type="float" office:value="1.08879079466215" calcext:value-type="float">
            <text:p>1.08879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257407" calcext:value-type="float">
            <text:p>14.257407</text:p>
          </table:table-cell>
          <table:table-cell table:formula="of:=LOG([.B12])/LOG([.A12])" office:value-type="float" office:value="1.10817039896973" calcext:value-type="float">
            <text:p>1.10817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452772" calcext:value-type="float">
            <text:p>16.452772</text:p>
          </table:table-cell>
          <table:table-cell table:formula="of:=LOG([.B13])/LOG([.A13])" office:value-type="float" office:value="1.12700168189106" calcext:value-type="float">
            <text:p>1.1270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805382" calcext:value-type="float">
            <text:p>18.805382</text:p>
          </table:table-cell>
          <table:table-cell table:formula="of:=LOG([.B14])/LOG([.A14])" office:value-type="float" office:value="1.14393802627205" calcext:value-type="float">
            <text:p>1.14393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168568" calcext:value-type="float">
            <text:p>21.168568</text:p>
          </table:table-cell>
          <table:table-cell table:formula="of:=LOG([.B15])/LOG([.A15])" office:value-type="float" office:value="1.15666962051674" calcext:value-type="float">
            <text:p>1.1566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48666" calcext:value-type="float">
            <text:p>23.548666</text:p>
          </table:table-cell>
          <table:table-cell table:formula="of:=LOG([.B16])/LOG([.A16])" office:value-type="float" office:value="1.16654749315097" calcext:value-type="float">
            <text:p>1.16654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919107" calcext:value-type="float">
            <text:p>25.919107</text:p>
          </table:table-cell>
          <table:table-cell table:formula="of:=LOG([.B17])/LOG([.A17])" office:value-type="float" office:value="1.17398602707315" calcext:value-type="float">
            <text:p>1.17398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345758" calcext:value-type="float">
            <text:p>28.345758</text:p>
          </table:table-cell>
          <table:table-cell table:formula="of:=LOG([.B18])/LOG([.A18])" office:value-type="float" office:value="1.18045377569778" calcext:value-type="float">
            <text:p>1.1804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.951603" calcext:value-type="float">
            <text:p>30.951603</text:p>
          </table:table-cell>
          <table:table-cell table:formula="of:=LOG([.B19])/LOG([.A19])" office:value-type="float" office:value="1.18753747908976" calcext:value-type="float">
            <text:p>1.18753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11114" calcext:value-type="float">
            <text:p>33.411114</text:p>
          </table:table-cell>
          <table:table-cell table:formula="of:=LOG([.B20])/LOG([.A20])" office:value-type="float" office:value="1.19170022674966" calcext:value-type="float">
            <text:p>1.1917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979839" calcext:value-type="float">
            <text:p>35.979839</text:p>
          </table:table-cell>
          <table:table-cell table:formula="of:=LOG([.B21])/LOG([.A21])" office:value-type="float" office:value="1.19602101477298" calcext:value-type="float">
            <text:p>1.19602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006779" calcext:value-type="float">
            <text:p>39.006779</text:p>
          </table:table-cell>
          <table:table-cell table:formula="of:=LOG([.B22])/LOG([.A22])" office:value-type="float" office:value="1.20338592553683" calcext:value-type="float">
            <text:p>1.20338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129669" calcext:value-type="float">
            <text:p>42.129669</text:p>
          </table:table-cell>
          <table:table-cell table:formula="of:=LOG([.B23])/LOG([.A23])" office:value-type="float" office:value="1.2101911493521" calcext:value-type="float">
            <text:p>1.21019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133686" calcext:value-type="float">
            <text:p>45.133686</text:p>
          </table:table-cell>
          <table:table-cell table:formula="of:=LOG([.B24])/LOG([.A24])" office:value-type="float" office:value="1.21500108860364" calcext:value-type="float">
            <text:p>1.2150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231331" calcext:value-type="float">
            <text:p>48.231331</text:p>
          </table:table-cell>
          <table:table-cell table:formula="of:=LOG([.B25])/LOG([.A25])" office:value-type="float" office:value="1.21961711083009" calcext:value-type="float">
            <text:p>1.2196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428585" calcext:value-type="float">
            <text:p>51.428585</text:p>
          </table:table-cell>
          <table:table-cell table:formula="of:=LOG([.B26])/LOG([.A26])" office:value-type="float" office:value="1.22409013601667" calcext:value-type="float">
            <text:p>1.22409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709076" calcext:value-type="float">
            <text:p>54.709076</text:p>
          </table:table-cell>
          <table:table-cell table:formula="of:=LOG([.B27])/LOG([.A27])" office:value-type="float" office:value="1.22833365192795" calcext:value-type="float">
            <text:p>1.22833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820637" calcext:value-type="float">
            <text:p>57.820637</text:p>
          </table:table-cell>
          <table:table-cell table:formula="of:=LOG([.B28])/LOG([.A28])" office:value-type="float" office:value="1.23105175360076" calcext:value-type="float">
            <text:p>1.23105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.870392" calcext:value-type="float">
            <text:p>60.870392</text:p>
          </table:table-cell>
          <table:table-cell table:formula="of:=LOG([.B29])/LOG([.A29])" office:value-type="float" office:value="1.23304163051597" calcext:value-type="float">
            <text:p>1.2330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956654" calcext:value-type="float">
            <text:p>63.956654</text:p>
          </table:table-cell>
          <table:table-cell table:formula="of:=LOG([.B30])/LOG([.A30])" office:value-type="float" office:value="1.23487979155898" calcext:value-type="float">
            <text:p>1.23488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146957" calcext:value-type="float">
            <text:p>67.146957</text:p>
          </table:table-cell>
          <table:table-cell table:formula="of:=LOG([.B31])/LOG([.A31])" office:value-type="float" office:value="1.23688311303793" calcext:value-type="float">
            <text:p>1.23688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.351669" calcext:value-type="float">
            <text:p>70.351669</text:p>
          </table:table-cell>
          <table:table-cell table:formula="of:=LOG([.B32])/LOG([.A32])" office:value-type="float" office:value="1.23864949233341" calcext:value-type="float">
            <text:p>1.23864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580879" calcext:value-type="float">
            <text:p>73.580879</text:p>
          </table:table-cell>
          <table:table-cell table:formula="of:=LOG([.B33])/LOG([.A33])" office:value-type="float" office:value="1.24025180115829" calcext:value-type="float">
            <text:p>1.240252</text:p>
          </table:table-cell>
          <table:table-cell/>
          <table:table-cell office:value-type="string" calcext:value-type="string">
            <text:p>((((b+b)+(b+(y+y)))+((b+(b+y))+(b+(b+(b+(b+b))))))+(((b+b)+((b+y)+(y+(y+y))))+((b+(y+y))+((y+y)+((y+y)+(y+(y+(y+(y+y))))))))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 table:number-rows-repeated="104851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aph_killgem_speccing" table:style-name="ta3">
        <office:forms form:automatic-focus="false" form:apply-design-mode="false"/>
        <table:shapes>
          <draw:frame draw:z-index="0" draw:style-name="gr2" draw:text-style-name="P2" svg:width="13.0957in" svg:height="5.0929in" svg:x="0.248in" svg:y="0.0417in">
            <draw:object draw:notify-on-update-of-ranges="Killgem_speccing.A2:Killgem_speccing.A65 Killgem_speccing.C1:Killgem_speccing.C1 Killgem_speccing.C2:Killgem_speccing.C6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Managem_amps" table:style-name="ta3">
        <office:forms form:automatic-focus="false" form:apply-design-mode="false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ce27"/>
        <table:table-column table:style-name="co23" table:default-cell-style-name="Default"/>
        <table:table-column table:style-name="co23" table:default-cell-style-name="ce25"/>
        <table:table-row table:style-name="ro1">
          <table:table-cell office:value-type="string" calcext:value-type="string">
            <text:p><text:s/>#Gems</text:p>
          </table:table-cell>
          <table:table-cell office:value-type="string" calcext:value-type="string">
            <text:p>Managem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64" calcext:value-type="float">
            <text:p>0.6864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0278" calcext:value-type="float">
            <text:p>0.970278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2911" calcext:value-type="float">
            <text:p>1.17291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5757" calcext:value-type="float">
            <text:p>1.43575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855" calcext:value-type="float">
            <text:p>1.65585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51742" calcext:value-type="float">
            <text:p>1.8517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2" calcext:value-type="float">
            <text:p>2.0</text:p>
          </table:table-cell>
          <table:table-cell office:value-type="float" office:value="2.69568" calcext:value-type="float">
            <text:p>2.69568</text:p>
          </table:table-cell>
          <table:table-cell table:formula="of:=LOG([.E9])/LOG([.A9])" office:value-type="float" office:value="0.476883082196302" calcext:value-type="float">
            <text:p>0.476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3" calcext:value-type="float">
            <text:p>3.0</text:p>
          </table:table-cell>
          <table:table-cell office:value-type="float" office:value="3.413619" calcext:value-type="float">
            <text:p>3.413619</text:p>
          </table:table-cell>
          <table:table-cell table:formula="of:=LOG([.E10])/LOG([.A10])" office:value-type="float" office:value="0.558783581574555" calcext:value-type="float">
            <text:p>0.5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4" calcext:value-type="float">
            <text:p>4.0</text:p>
          </table:table-cell>
          <table:table-cell office:value-type="float" office:value="3.739177" calcext:value-type="float">
            <text:p>3.739177</text:p>
          </table:table-cell>
          <table:table-cell table:formula="of:=LOG([.E11])/LOG([.A11])" office:value-type="float" office:value="0.572776023673578" calcext:value-type="float">
            <text:p>0.57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5" calcext:value-type="float">
            <text:p>5.0</text:p>
          </table:table-cell>
          <table:table-cell office:value-type="float" office:value="4.004579" calcext:value-type="float">
            <text:p>4.004579</text:p>
          </table:table-cell>
          <table:table-cell table:formula="of:=LOG([.E12])/LOG([.A12])" office:value-type="float" office:value="0.578606777423632" calcext:value-type="float">
            <text:p>0.57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6" calcext:value-type="float">
            <text:p>6.0</text:p>
          </table:table-cell>
          <table:table-cell office:value-type="float" office:value="4.251763" calcext:value-type="float">
            <text:p>4.251763</text:p>
          </table:table-cell>
          <table:table-cell table:formula="of:=LOG([.E13])/LOG([.A13])" office:value-type="float" office:value="0.582449936529295" calcext:value-type="float">
            <text:p>0.582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7" calcext:value-type="float">
            <text:p>7.0</text:p>
          </table:table-cell>
          <table:table-cell office:value-type="float" office:value="4.483267" calcext:value-type="float">
            <text:p>4.483267</text:p>
          </table:table-cell>
          <table:table-cell table:formula="of:=LOG([.E14])/LOG([.A14])" office:value-type="float" office:value="0.584944111027638" calcext:value-type="float">
            <text:p>0.58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8" calcext:value-type="float">
            <text:p>8.0</text:p>
          </table:table-cell>
          <table:table-cell office:value-type="float" office:value="4.705327" calcext:value-type="float">
            <text:p>4.705327</text:p>
          </table:table-cell>
          <table:table-cell table:formula="of:=LOG([.E15])/LOG([.A15])" office:value-type="float" office:value="0.58683653961372" calcext:value-type="float">
            <text:p>0.5868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6]/[.C16]" office:value-type="float" office:value="9" calcext:value-type="float">
            <text:p>9.0</text:p>
          </table:table-cell>
          <table:table-cell office:value-type="float" office:value="4.91756" calcext:value-type="float">
            <text:p>4.91756</text:p>
          </table:table-cell>
          <table:table-cell table:formula="of:=LOG([.E16])/LOG([.A16])" office:value-type="float" office:value="0.588176863146834" calcext:value-type="float">
            <text:p>0.588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]/[.C17]" office:value-type="float" office:value="10" calcext:value-type="float">
            <text:p>10.0</text:p>
          </table:table-cell>
          <table:table-cell office:value-type="float" office:value="5.148557" calcext:value-type="float">
            <text:p>5.148557</text:p>
          </table:table-cell>
          <table:table-cell table:formula="of:=LOG([.E17])/LOG([.A17])" office:value-type="float" office:value="0.591042035226689" calcext:value-type="float">
            <text:p>0.59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]/[.C18]" office:value-type="float" office:value="11" calcext:value-type="float">
            <text:p>11.0</text:p>
          </table:table-cell>
          <table:table-cell office:value-type="float" office:value="5.356042" calcext:value-type="float">
            <text:p>5.356042</text:p>
          </table:table-cell>
          <table:table-cell table:formula="of:=LOG([.E18])/LOG([.A18])" office:value-type="float" office:value="0.592339886084403" calcext:value-type="float">
            <text:p>0.592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12" calcext:value-type="float">
            <text:p>12.0</text:p>
          </table:table-cell>
          <table:table-cell office:value-type="float" office:value="5.568576" calcext:value-type="float">
            <text:p>5.568576</text:p>
          </table:table-cell>
          <table:table-cell table:formula="of:=LOG([.E19])/LOG([.A19])" office:value-type="float" office:value="0.594089449312722" calcext:value-type="float">
            <text:p>0.59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0]/[.C20]" office:value-type="float" office:value="13" calcext:value-type="float">
            <text:p>13.0</text:p>
          </table:table-cell>
          <table:table-cell office:value-type="float" office:value="5.760741" calcext:value-type="float">
            <text:p>5.760741</text:p>
          </table:table-cell>
          <table:table-cell table:formula="of:=LOG([.E20])/LOG([.A20])" office:value-type="float" office:value="0.594702802352755" calcext:value-type="float">
            <text:p>0.594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14" calcext:value-type="float">
            <text:p>14.0</text:p>
          </table:table-cell>
          <table:table-cell office:value-type="float" office:value="5.938044" calcext:value-type="float">
            <text:p>5.938044</text:p>
          </table:table-cell>
          <table:table-cell table:formula="of:=LOG([.E21])/LOG([.A21])" office:value-type="float" office:value="0.594639181191948" calcext:value-type="float">
            <text:p>0.594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2]/[.C22]" office:value-type="float" office:value="15" calcext:value-type="float">
            <text:p>15.0</text:p>
          </table:table-cell>
          <table:table-cell office:value-type="float" office:value="6.125638" calcext:value-type="float">
            <text:p>6.125638</text:p>
          </table:table-cell>
          <table:table-cell table:formula="of:=LOG([.E22])/LOG([.A22])" office:value-type="float" office:value="0.595325852033065" calcext:value-type="float">
            <text:p>0.595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3]/[.C23]" office:value-type="float" office:value="16" calcext:value-type="float">
            <text:p>16.0</text:p>
          </table:table-cell>
          <table:table-cell office:value-type="float" office:value="6.31345" calcext:value-type="float">
            <text:p>6.31345</text:p>
          </table:table-cell>
          <table:table-cell table:formula="of:=LOG([.E23])/LOG([.A23])" office:value-type="float" office:value="0.596136192282227" calcext:value-type="float">
            <text:p>0.596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]/[.C24]" office:value-type="float" office:value="5.5" calcext:value-type="float">
            <text:p>5.5</text:p>
          </table:table-cell>
          <table:table-cell office:value-type="float" office:value="6.534946" calcext:value-type="float">
            <text:p>6.534946</text:p>
          </table:table-cell>
          <table:table-cell table:formula="of:=LOG([.E24])/LOG([.A24])" office:value-type="float" office:value="0.598682043266859" calcext:value-type="float">
            <text:p>0.598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5]/[.C25]" office:value-type="float" office:value="6" calcext:value-type="float">
            <text:p>6.0</text:p>
          </table:table-cell>
          <table:table-cell office:value-type="float" office:value="6.750863" calcext:value-type="float">
            <text:p>6.750863</text:p>
          </table:table-cell>
          <table:table-cell table:formula="of:=LOG([.E25])/LOG([.A25])" office:value-type="float" office:value="0.600893015193157" calcext:value-type="float">
            <text:p>0.60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6]/[.C26]" office:value-type="float" office:value="6.5" calcext:value-type="float">
            <text:p>6.5</text:p>
          </table:table-cell>
          <table:table-cell office:value-type="float" office:value="6.958639" calcext:value-type="float">
            <text:p>6.958639</text:p>
          </table:table-cell>
          <table:table-cell table:formula="of:=LOG([.E26])/LOG([.A26])" office:value-type="float" office:value="0.602689887649563" calcext:value-type="float">
            <text:p>0.602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7]/[.C27]" office:value-type="float" office:value="7" calcext:value-type="float">
            <text:p>7.0</text:p>
          </table:table-cell>
          <table:table-cell office:value-type="float" office:value="7.156719" calcext:value-type="float">
            <text:p>7.156719</text:p>
          </table:table-cell>
          <table:table-cell table:formula="of:=LOG([.E27])/LOG([.A27])" office:value-type="float" office:value="0.604049515647586" calcext:value-type="float">
            <text:p>0.604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[.C28]" office:value-type="float" office:value="7.5" calcext:value-type="float">
            <text:p>7.5</text:p>
          </table:table-cell>
          <table:table-cell office:value-type="float" office:value="7.340058" calcext:value-type="float">
            <text:p>7.340058</text:p>
          </table:table-cell>
          <table:table-cell table:formula="of:=LOG([.E28])/LOG([.A28])" office:value-type="float" office:value="0.604807466371712" calcext:value-type="float">
            <text:p>0.60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9]/[.C29]" office:value-type="float" office:value="8" calcext:value-type="float">
            <text:p>8.0</text:p>
          </table:table-cell>
          <table:table-cell office:value-type="float" office:value="7.536667" calcext:value-type="float">
            <text:p>7.536667</text:p>
          </table:table-cell>
          <table:table-cell table:formula="of:=LOG([.E29])/LOG([.A29])" office:value-type="float" office:value="0.606139279771813" calcext:value-type="float">
            <text:p>0.606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8.5" calcext:value-type="float">
            <text:p>8.5</text:p>
          </table:table-cell>
          <table:table-cell office:value-type="float" office:value="7.713785" calcext:value-type="float">
            <text:p>7.713785</text:p>
          </table:table-cell>
          <table:table-cell table:formula="of:=LOG([.E30])/LOG([.A30])" office:value-type="float" office:value="0.606720968737452" calcext:value-type="float">
            <text:p>0.606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9" calcext:value-type="float">
            <text:p>9.0</text:p>
          </table:table-cell>
          <table:table-cell office:value-type="float" office:value="7.892879" calcext:value-type="float">
            <text:p>7.892879</text:p>
          </table:table-cell>
          <table:table-cell table:formula="of:=LOG([.E31])/LOG([.A31])" office:value-type="float" office:value="0.60742166029772" calcext:value-type="float">
            <text:p>0.607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32]/[.C32]" office:value-type="float" office:value="9.5" calcext:value-type="float">
            <text:p>9.5</text:p>
          </table:table-cell>
          <table:table-cell office:value-type="float" office:value="8.071697" calcext:value-type="float">
            <text:p>8.071697</text:p>
          </table:table-cell>
          <table:table-cell table:formula="of:=LOG([.E32])/LOG([.A32])" office:value-type="float" office:value="0.608145464972507" calcext:value-type="float">
            <text:p>0.608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3]/[.C33]" office:value-type="float" office:value="10" calcext:value-type="float">
            <text:p>10.0</text:p>
          </table:table-cell>
          <table:table-cell office:value-type="float" office:value="8.250706" calcext:value-type="float">
            <text:p>8.250706</text:p>
          </table:table-cell>
          <table:table-cell table:formula="of:=LOG([.E33])/LOG([.A33])" office:value-type="float" office:value="0.60890351475945" calcext:value-type="float">
            <text:p>0.608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4]/[.C34]" office:value-type="float" office:value="10.5" calcext:value-type="float">
            <text:p>10.5</text:p>
          </table:table-cell>
          <table:table-cell office:value-type="float" office:value="8.410275" calcext:value-type="float">
            <text:p>8.410275</text:p>
          </table:table-cell>
          <table:table-cell table:formula="of:=LOG([.E34])/LOG([.A34])" office:value-type="float" office:value="0.609023185330904" calcext:value-type="float">
            <text:p>0.6090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5]/[.C35]" office:value-type="float" office:value="11" calcext:value-type="float">
            <text:p>11.0</text:p>
          </table:table-cell>
          <table:table-cell office:value-type="float" office:value="8.568661" calcext:value-type="float">
            <text:p>8.568661</text:p>
          </table:table-cell>
          <table:table-cell table:formula="of:=LOG([.E35])/LOG([.A35])" office:value-type="float" office:value="0.609158213603025" calcext:value-type="float">
            <text:p>0.609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6]/[.C36]" office:value-type="float" office:value="11.5" calcext:value-type="float">
            <text:p>11.5</text:p>
          </table:table-cell>
          <table:table-cell office:value-type="float" office:value="8.727217" calcext:value-type="float">
            <text:p>8.727217</text:p>
          </table:table-cell>
          <table:table-cell table:formula="of:=LOG([.E36])/LOG([.A36])" office:value-type="float" office:value="0.60934864766091" calcext:value-type="float">
            <text:p>0.609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37]/[.C37]" office:value-type="float" office:value="12" calcext:value-type="float">
            <text:p>12.0</text:p>
          </table:table-cell>
          <table:table-cell office:value-type="float" office:value="8.885175" calcext:value-type="float">
            <text:p>8.885175</text:p>
          </table:table-cell>
          <table:table-cell table:formula="of:=LOG([.E37])/LOG([.A37])" office:value-type="float" office:value="0.60956400539376" calcext:value-type="float">
            <text:p>0.609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12.5" calcext:value-type="float">
            <text:p>12.5</text:p>
          </table:table-cell>
          <table:table-cell office:value-type="float" office:value="9.032221" calcext:value-type="float">
            <text:p>9.032221</text:p>
          </table:table-cell>
          <table:table-cell table:formula="of:=LOG([.E38])/LOG([.A38])" office:value-type="float" office:value="0.609484443663977" calcext:value-type="float">
            <text:p>0.609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9]/[.C39]" office:value-type="float" office:value="6.66666666666667" calcext:value-type="float">
            <text:p>6.7</text:p>
          </table:table-cell>
          <table:table-cell office:value-type="float" office:value="9.201263" calcext:value-type="float">
            <text:p>9.201263</text:p>
          </table:table-cell>
          <table:table-cell table:formula="of:=LOG([.E39])/LOG([.A39])" office:value-type="float" office:value="0.610113591758396" calcext:value-type="float">
            <text:p>0.610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40]/[.C40]" office:value-type="float" office:value="7" calcext:value-type="float">
            <text:p>7.0</text:p>
          </table:table-cell>
          <table:table-cell office:value-type="float" office:value="9.367986" calcext:value-type="float">
            <text:p>9.367986</text:p>
          </table:table-cell>
          <table:table-cell table:formula="of:=LOG([.E40])/LOG([.A40])" office:value-type="float" office:value="0.610689364053337" calcext:value-type="float">
            <text:p>0.610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41]/[.C41]" office:value-type="float" office:value="7.33333333333333" calcext:value-type="float">
            <text:p>7.3</text:p>
          </table:table-cell>
          <table:table-cell office:value-type="float" office:value="9.530446" calcext:value-type="float">
            <text:p>9.530446</text:p>
          </table:table-cell>
          <table:table-cell table:formula="of:=LOG([.E41])/LOG([.A41])" office:value-type="float" office:value="0.611158901827776" calcext:value-type="float">
            <text:p>0.61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42]/[.C42]" office:value-type="float" office:value="7.66666666666667" calcext:value-type="float">
            <text:p>7.7</text:p>
          </table:table-cell>
          <table:table-cell office:value-type="float" office:value="9.692142" calcext:value-type="float">
            <text:p>9.692142</text:p>
          </table:table-cell>
          <table:table-cell table:formula="of:=LOG([.E42])/LOG([.A42])" office:value-type="float" office:value="0.611625522087" calcext:value-type="float">
            <text:p>0.611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43]/[.C43]" office:value-type="float" office:value="8" calcext:value-type="float">
            <text:p>8.0</text:p>
          </table:table-cell>
          <table:table-cell office:value-type="float" office:value="9.85401" calcext:value-type="float">
            <text:p>9.85401</text:p>
          </table:table-cell>
          <table:table-cell table:formula="of:=LOG([.E43])/LOG([.A43])" office:value-type="float" office:value="0.61211361960567" calcext:value-type="float">
            <text:p>0.612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4]/[.C44]" office:value-type="float" office:value="8.33333333333333" calcext:value-type="float">
            <text:p>8.3</text:p>
          </table:table-cell>
          <table:table-cell office:value-type="float" office:value="10.0016" calcext:value-type="float">
            <text:p>10.0016</text:p>
          </table:table-cell>
          <table:table-cell table:formula="of:=LOG([.E44])/LOG([.A44])" office:value-type="float" office:value="0.612236788621599" calcext:value-type="float">
            <text:p>0.612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45]/[.C45]" office:value-type="float" office:value="8.66666666666667" calcext:value-type="float">
            <text:p>8.7</text:p>
          </table:table-cell>
          <table:table-cell office:value-type="float" office:value="10.165726" calcext:value-type="float">
            <text:p>10.165726</text:p>
          </table:table-cell>
          <table:table-cell table:formula="of:=LOG([.E45])/LOG([.A45])" office:value-type="float" office:value="0.612818619153936" calcext:value-type="float">
            <text:p>0.612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46]/[.C46]" office:value-type="float" office:value="9" calcext:value-type="float">
            <text:p>9.0</text:p>
          </table:table-cell>
          <table:table-cell office:value-type="float" office:value="10.329833" calcext:value-type="float">
            <text:p>10.329833</text:p>
          </table:table-cell>
          <table:table-cell table:formula="of:=LOG([.E46])/LOG([.A46])" office:value-type="float" office:value="0.613407708923633" calcext:value-type="float">
            <text:p>0.613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47]/[.C47]" office:value-type="float" office:value="9.33333333333333" calcext:value-type="float">
            <text:p>9.3</text:p>
          </table:table-cell>
          <table:table-cell office:value-type="float" office:value="10.479458" calcext:value-type="float">
            <text:p>10.479458</text:p>
          </table:table-cell>
          <table:table-cell table:formula="of:=LOG([.E47])/LOG([.A47])" office:value-type="float" office:value="0.613642469141321" calcext:value-type="float">
            <text:p>0.613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48]/[.C48]" office:value-type="float" office:value="9.66666666666667" calcext:value-type="float">
            <text:p>9.7</text:p>
          </table:table-cell>
          <table:table-cell office:value-type="float" office:value="10.618455" calcext:value-type="float">
            <text:p>10.618455</text:p>
          </table:table-cell>
          <table:table-cell table:formula="of:=LOG([.E48])/LOG([.A48])" office:value-type="float" office:value="0.613637130159679" calcext:value-type="float">
            <text:p>0.613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9]/[.C49]" office:value-type="float" office:value="10" calcext:value-type="float">
            <text:p>10.0</text:p>
          </table:table-cell>
          <table:table-cell office:value-type="float" office:value="10.75575" calcext:value-type="float">
            <text:p>10.75575</text:p>
          </table:table-cell>
          <table:table-cell table:formula="of:=LOG([.E49])/LOG([.A49])" office:value-type="float" office:value="0.613618483928375" calcext:value-type="float">
            <text:p>0.61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50]/[.C50]" office:value-type="float" office:value="6.25" calcext:value-type="float">
            <text:p>6.3</text:p>
          </table:table-cell>
          <table:table-cell office:value-type="float" office:value="10.895233" calcext:value-type="float">
            <text:p>10.895233</text:p>
          </table:table-cell>
          <table:table-cell table:formula="of:=LOG([.E50])/LOG([.A50])" office:value-type="float" office:value="0.613678220262183" calcext:value-type="float">
            <text:p>0.613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51]/[.C51]" office:value-type="float" office:value="6.5" calcext:value-type="float">
            <text:p>6.5</text:p>
          </table:table-cell>
          <table:table-cell office:value-type="float" office:value="11.063258" calcext:value-type="float">
            <text:p>11.063258</text:p>
          </table:table-cell>
          <table:table-cell table:formula="of:=LOG([.E51])/LOG([.A51])" office:value-type="float" office:value="0.614421112663581" calcext:value-type="float">
            <text:p>0.614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B52]/[.C52]" office:value-type="float" office:value="6.75" calcext:value-type="float">
            <text:p>6.8</text:p>
          </table:table-cell>
          <table:table-cell office:value-type="float" office:value="11.231284" calcext:value-type="float">
            <text:p>11.231284</text:p>
          </table:table-cell>
          <table:table-cell table:formula="of:=LOG([.E52])/LOG([.A52])" office:value-type="float" office:value="0.615160316032866" calcext:value-type="float">
            <text:p>0.615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53]/[.C53]" office:value-type="float" office:value="7" calcext:value-type="float">
            <text:p>7.0</text:p>
          </table:table-cell>
          <table:table-cell office:value-type="float" office:value="11.380909" calcext:value-type="float">
            <text:p>11.380909</text:p>
          </table:table-cell>
          <table:table-cell table:formula="of:=LOG([.E53])/LOG([.A53])" office:value-type="float" office:value="0.615486534290134" calcext:value-type="float">
            <text:p>0.615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B54]/[.C54]" office:value-type="float" office:value="7.25" calcext:value-type="float">
            <text:p>7.3</text:p>
          </table:table-cell>
          <table:table-cell office:value-type="float" office:value="11.531863" calcext:value-type="float">
            <text:p>11.531863</text:p>
          </table:table-cell>
          <table:table-cell table:formula="of:=LOG([.E54])/LOG([.A54])" office:value-type="float" office:value="0.615852424194139" calcext:value-type="float">
            <text:p>0.615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55]/[.C55]" office:value-type="float" office:value="7.5" calcext:value-type="float">
            <text:p>7.5</text:p>
          </table:table-cell>
          <table:table-cell office:value-type="float" office:value="11.669158" calcext:value-type="float">
            <text:p>11.669158</text:p>
          </table:table-cell>
          <table:table-cell table:formula="of:=LOG([.E55])/LOG([.A55])" office:value-type="float" office:value="0.615933597176854" calcext:value-type="float">
            <text:p>0.615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56]/[.C56]" office:value-type="float" office:value="7.75" calcext:value-type="float">
            <text:p>7.8</text:p>
          </table:table-cell>
          <table:table-cell office:value-type="float" office:value="11.806452" calcext:value-type="float">
            <text:p>11.806452</text:p>
          </table:table-cell>
          <table:table-cell table:formula="of:=LOG([.E56])/LOG([.A56])" office:value-type="float" office:value="0.616032170921145" calcext:value-type="float">
            <text:p>0.616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B57]/[.C57]" office:value-type="float" office:value="8" calcext:value-type="float">
            <text:p>8.0</text:p>
          </table:table-cell>
          <table:table-cell office:value-type="float" office:value="11.943747" calcext:value-type="float">
            <text:p>11.943747</text:p>
          </table:table-cell>
          <table:table-cell table:formula="of:=LOG([.E57])/LOG([.A57])" office:value-type="float" office:value="0.616146878181484" calcext:value-type="float">
            <text:p>0.6161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58]/[.C58]" office:value-type="float" office:value="8.25" calcext:value-type="float">
            <text:p>8.3</text:p>
          </table:table-cell>
          <table:table-cell office:value-type="float" office:value="12.078679" calcext:value-type="float">
            <text:p>12.078679</text:p>
          </table:table-cell>
          <table:table-cell table:formula="of:=LOG([.E58])/LOG([.A58])" office:value-type="float" office:value="0.616228107727367" calcext:value-type="float">
            <text:p>0.616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5.6" calcext:value-type="float">
            <text:p>5.6</text:p>
          </table:table-cell>
          <table:table-cell office:value-type="float" office:value="12.211116" calcext:value-type="float">
            <text:p>12.211116</text:p>
          </table:table-cell>
          <table:table-cell table:formula="of:=LOG([.E59])/LOG([.A59])" office:value-type="float" office:value="0.616274302566926" calcext:value-type="float">
            <text:p>0.616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60]/[.C60]" office:value-type="float" office:value="5.8" calcext:value-type="float">
            <text:p>5.8</text:p>
          </table:table-cell>
          <table:table-cell office:value-type="float" office:value="12.362724" calcext:value-type="float">
            <text:p>12.362724</text:p>
          </table:table-cell>
          <table:table-cell table:formula="of:=LOG([.E60])/LOG([.A60])" office:value-type="float" office:value="0.616716793086857" calcext:value-type="float">
            <text:p>0.61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61]/[.C61]" office:value-type="float" office:value="6" calcext:value-type="float">
            <text:p>6.0</text:p>
          </table:table-cell>
          <table:table-cell office:value-type="float" office:value="12.500019" calcext:value-type="float">
            <text:p>12.500019</text:p>
          </table:table-cell>
          <table:table-cell table:formula="of:=LOG([.E61])/LOG([.A61])" office:value-type="float" office:value="0.616882659952861" calcext:value-type="float">
            <text:p>0.616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62]/[.C62]" office:value-type="float" office:value="6.2" calcext:value-type="float">
            <text:p>6.2</text:p>
          </table:table-cell>
          <table:table-cell office:value-type="float" office:value="12.637314" calcext:value-type="float">
            <text:p>12.637314</text:p>
          </table:table-cell>
          <table:table-cell table:formula="of:=LOG([.E62])/LOG([.A62])" office:value-type="float" office:value="0.617059523096679" calcext:value-type="float">
            <text:p>0.6170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3]/[.C63]" office:value-type="float" office:value="6.4" calcext:value-type="float">
            <text:p>6.4</text:p>
          </table:table-cell>
          <table:table-cell office:value-type="float" office:value="12.77461" calcext:value-type="float">
            <text:p>12.77461</text:p>
          </table:table-cell>
          <table:table-cell table:formula="of:=LOG([.E63])/LOG([.A63])" office:value-type="float" office:value="0.617246585543446" calcext:value-type="float">
            <text:p>0.6172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64]/[.C64]" office:value-type="float" office:value="6.6" calcext:value-type="float">
            <text:p>6.6</text:p>
          </table:table-cell>
          <table:table-cell office:value-type="float" office:value="12.909542" calcext:value-type="float">
            <text:p>12.909542</text:p>
          </table:table-cell>
          <table:table-cell table:formula="of:=LOG([.E64])/LOG([.A64])" office:value-type="float" office:value="0.617398877125632" calcext:value-type="float">
            <text:p>0.617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/[.C65]" office:value-type="float" office:value="6.8" calcext:value-type="float">
            <text:p>6.8</text:p>
          </table:table-cell>
          <table:table-cell office:value-type="float" office:value="13.043041" calcext:value-type="float">
            <text:p>13.043041</text:p>
          </table:table-cell>
          <table:table-cell table:formula="of:=LOG([.E65])/LOG([.A65])" office:value-type="float" office:value="0.617534728280239" calcext:value-type="float">
            <text:p>0.617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/[.C66]" office:value-type="float" office:value="7" calcext:value-type="float">
            <text:p>7.0</text:p>
          </table:table-cell>
          <table:table-cell office:value-type="float" office:value="13.172998" calcext:value-type="float">
            <text:p>13.172998</text:p>
          </table:table-cell>
          <table:table-cell table:formula="of:=LOG([.E66])/LOG([.A66])" office:value-type="float" office:value="0.617616182143644" calcext:value-type="float">
            <text:p>0.6176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67]/[.C67]" office:value-type="float" office:value="5" calcext:value-type="float">
            <text:p>5.0</text:p>
          </table:table-cell>
          <table:table-cell office:value-type="float" office:value="13.303819" calcext:value-type="float">
            <text:p>13.303819</text:p>
          </table:table-cell>
          <table:table-cell table:formula="of:=LOG([.E67])/LOG([.A67])" office:value-type="float" office:value="0.617724203120245" calcext:value-type="float">
            <text:p>0.6177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68]/[.C68]" office:value-type="float" office:value="5.16666666666667" calcext:value-type="float">
            <text:p>5.2</text:p>
          </table:table-cell>
          <table:table-cell office:value-type="float" office:value="13.441396" calcext:value-type="float">
            <text:p>13.441396</text:p>
          </table:table-cell>
          <table:table-cell table:formula="of:=LOG([.E68])/LOG([.A68])" office:value-type="float" office:value="0.617961747492725" calcext:value-type="float">
            <text:p>0.61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9]/[.C69]" office:value-type="float" office:value="5.33333333333333" calcext:value-type="float">
            <text:p>5.3</text:p>
          </table:table-cell>
          <table:table-cell office:value-type="float" office:value="13.58011" calcext:value-type="float">
            <text:p>13.58011</text:p>
          </table:table-cell>
          <table:table-cell table:formula="of:=LOG([.E69])/LOG([.A69])" office:value-type="float" office:value="0.618225253871446" calcext:value-type="float">
            <text:p>0.6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0]/[.C70]" office:value-type="float" office:value="5.5" calcext:value-type="float">
            <text:p>5.5</text:p>
          </table:table-cell>
          <table:table-cell office:value-type="float" office:value="13.718825" calcext:value-type="float">
            <text:p>13.718825</text:p>
          </table:table-cell>
          <table:table-cell table:formula="of:=LOG([.E70])/LOG([.A70])" office:value-type="float" office:value="0.618493883984144" calcext:value-type="float">
            <text:p>0.6184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1]/[.C71]" office:value-type="float" office:value="5.66666666666667" calcext:value-type="float">
            <text:p>5.7</text:p>
          </table:table-cell>
          <table:table-cell office:value-type="float" office:value="13.855152" calcext:value-type="float">
            <text:p>13.855152</text:p>
          </table:table-cell>
          <table:table-cell table:formula="of:=LOG([.E71])/LOG([.A71])" office:value-type="float" office:value="0.618726631256728" calcext:value-type="float">
            <text:p>0.618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2]/[.C72]" office:value-type="float" office:value="5.83333333333333" calcext:value-type="float">
            <text:p>5.8</text:p>
          </table:table-cell>
          <table:table-cell office:value-type="float" office:value="13.984829" calcext:value-type="float">
            <text:p>13.984829</text:p>
          </table:table-cell>
          <table:table-cell table:formula="of:=LOG([.E72])/LOG([.A72])" office:value-type="float" office:value="0.618853203920083" calcext:value-type="float">
            <text:p>0.6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3]/[.C73]" office:value-type="float" office:value="6" calcext:value-type="float">
            <text:p>6.0</text:p>
          </table:table-cell>
          <table:table-cell office:value-type="float" office:value="14.114409" calcext:value-type="float">
            <text:p>14.114409</text:p>
          </table:table-cell>
          <table:table-cell table:formula="of:=LOG([.E73])/LOG([.A73])" office:value-type="float" office:value="0.618985938300749" calcext:value-type="float">
            <text:p>0.618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74]/[.C74]" office:value-type="float" office:value="6.16666666666667" calcext:value-type="float">
            <text:p>6.2</text:p>
          </table:table-cell>
          <table:table-cell office:value-type="float" office:value="14.239166" calcext:value-type="float">
            <text:p>14.239166</text:p>
          </table:table-cell>
          <table:table-cell table:formula="of:=LOG([.E74])/LOG([.A74])" office:value-type="float" office:value="0.619047067868809" calcext:value-type="float">
            <text:p>0.619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5]/[.C75]" office:value-type="float" office:value="8.8" calcext:value-type="float">
            <text:p>8.8</text:p>
          </table:table-cell>
          <table:table-cell office:value-type="float" office:value="14.375516" calcext:value-type="float">
            <text:p>14.375516</text:p>
          </table:table-cell>
          <table:table-cell table:formula="of:=LOG([.E75])/LOG([.A75])" office:value-type="float" office:value="0.619304407338087" calcext:value-type="float">
            <text:p>0.619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76]/[.C76]" office:value-type="float" office:value="9" calcext:value-type="float">
            <text:p>9.0</text:p>
          </table:table-cell>
          <table:table-cell office:value-type="float" office:value="14.513503" calcext:value-type="float">
            <text:p>14.513503</text:p>
          </table:table-cell>
          <table:table-cell table:formula="of:=LOG([.E76])/LOG([.A76])" office:value-type="float" office:value="0.619591620665407" calcext:value-type="float">
            <text:p>0.619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77]/[.C77]" office:value-type="float" office:value="9.2" calcext:value-type="float">
            <text:p>9.2</text:p>
          </table:table-cell>
          <table:table-cell office:value-type="float" office:value="14.644199" calcext:value-type="float">
            <text:p>14.644199</text:p>
          </table:table-cell>
          <table:table-cell table:formula="of:=LOG([.E77])/LOG([.A77])" office:value-type="float" office:value="0.619766693871639" calcext:value-type="float">
            <text:p>0.6197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8]/[.C78]" office:value-type="float" office:value="9.4" calcext:value-type="float">
            <text:p>9.4</text:p>
          </table:table-cell>
          <table:table-cell office:value-type="float" office:value="14.783431" calcext:value-type="float">
            <text:p>14.783431</text:p>
          </table:table-cell>
          <table:table-cell table:formula="of:=LOG([.E78])/LOG([.A78])" office:value-type="float" office:value="0.620080036977144" calcext:value-type="float">
            <text:p>0.620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79]/[.C79]" office:value-type="float" office:value="7" calcext:value-type="float">
            <text:p>7.0</text:p>
          </table:table-cell>
          <table:table-cell office:value-type="float" office:value="14.92651" calcext:value-type="float">
            <text:p>14.92651</text:p>
          </table:table-cell>
          <table:table-cell table:formula="of:=LOG([.E79])/LOG([.A79])" office:value-type="float" office:value="0.620454323256746" calcext:value-type="float">
            <text:p>0.620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80]/[.C80]" office:value-type="float" office:value="7.16666666666667" calcext:value-type="float">
            <text:p>7.2</text:p>
          </table:table-cell>
          <table:table-cell office:value-type="float" office:value="15.072919" calcext:value-type="float">
            <text:p>15.072919</text:p>
          </table:table-cell>
          <table:table-cell table:formula="of:=LOG([.E80])/LOG([.A80])" office:value-type="float" office:value="0.620879292205067" calcext:value-type="float">
            <text:p>0.620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81]/[.C81]" office:value-type="float" office:value="7.33333333333333" calcext:value-type="float">
            <text:p>7.3</text:p>
          </table:table-cell>
          <table:table-cell office:value-type="float" office:value="15.215616" calcext:value-type="float">
            <text:p>15.215616</text:p>
          </table:table-cell>
          <table:table-cell table:formula="of:=LOG([.E81])/LOG([.A81])" office:value-type="float" office:value="0.62124731222546" calcext:value-type="float">
            <text:p>0.621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82]/[.C82]" office:value-type="float" office:value="7.5" calcext:value-type="float">
            <text:p>7.5</text:p>
          </table:table-cell>
          <table:table-cell office:value-type="float" office:value="15.355858" calcext:value-type="float">
            <text:p>15.355858</text:p>
          </table:table-cell>
          <table:table-cell table:formula="of:=LOG([.E82])/LOG([.A82])" office:value-type="float" office:value="0.621578936006511" calcext:value-type="float">
            <text:p>0.6215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83]/[.C83]" office:value-type="float" office:value="7.66666666666667" calcext:value-type="float">
            <text:p>7.7</text:p>
          </table:table-cell>
          <table:table-cell office:value-type="float" office:value="15.491669" calcext:value-type="float">
            <text:p>15.491669</text:p>
          </table:table-cell>
          <table:table-cell table:formula="of:=LOG([.E83])/LOG([.A83])" office:value-type="float" office:value="0.621846376362464" calcext:value-type="float">
            <text:p>0.6218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84]/[.C84]" office:value-type="float" office:value="7.83333333333333" calcext:value-type="float">
            <text:p>7.8</text:p>
          </table:table-cell>
          <table:table-cell office:value-type="float" office:value="15.633275" calcext:value-type="float">
            <text:p>15.633275</text:p>
          </table:table-cell>
          <table:table-cell table:formula="of:=LOG([.E84])/LOG([.A84])" office:value-type="float" office:value="0.622199780318583" calcext:value-type="float">
            <text:p>0.622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85]/[.C85]" office:value-type="float" office:value="8" calcext:value-type="float">
            <text:p>8.0</text:p>
          </table:table-cell>
          <table:table-cell office:value-type="float" office:value="15.762953" calcext:value-type="float">
            <text:p>15.762953</text:p>
          </table:table-cell>
          <table:table-cell table:formula="of:=LOG([.E85])/LOG([.A85])" office:value-type="float" office:value="0.622382410551015" calcext:value-type="float">
            <text:p>0.6223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86]/[.C86]" office:value-type="float" office:value="8.16666666666667" calcext:value-type="float">
            <text:p>8.2</text:p>
          </table:table-cell>
          <table:table-cell office:value-type="float" office:value="15.891191" calcext:value-type="float">
            <text:p>15.891191</text:p>
          </table:table-cell>
          <table:table-cell table:formula="of:=LOG([.E86])/LOG([.A86])" office:value-type="float" office:value="0.622548287241717" calcext:value-type="float">
            <text:p>0.622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87]/[.C87]" office:value-type="float" office:value="8.33333333333333" calcext:value-type="float">
            <text:p>8.3</text:p>
          </table:table-cell>
          <table:table-cell office:value-type="float" office:value="16.020868" calcext:value-type="float">
            <text:p>16.020868</text:p>
          </table:table-cell>
          <table:table-cell table:formula="of:=LOG([.E87])/LOG([.A87])" office:value-type="float" office:value="0.622738178672698" calcext:value-type="float">
            <text:p>0.6227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88]/[.C88]" office:value-type="float" office:value="8.5" calcext:value-type="float">
            <text:p>8.5</text:p>
          </table:table-cell>
          <table:table-cell office:value-type="float" office:value="16.149104" calcext:value-type="float">
            <text:p>16.149104</text:p>
          </table:table-cell>
          <table:table-cell table:formula="of:=LOG([.E88])/LOG([.A88])" office:value-type="float" office:value="0.622911285754691" calcext:value-type="float">
            <text:p>0.622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89]/[.C89]" office:value-type="float" office:value="8.66666666666667" calcext:value-type="float">
            <text:p>8.7</text:p>
          </table:table-cell>
          <table:table-cell office:value-type="float" office:value="16.275134" calcext:value-type="float">
            <text:p>16.275134</text:p>
          </table:table-cell>
          <table:table-cell table:formula="of:=LOG([.E89])/LOG([.A89])" office:value-type="float" office:value="0.623057531103518" calcext:value-type="float">
            <text:p>0.6230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90]/[.C90]" office:value-type="float" office:value="8.83333333333333" calcext:value-type="float">
            <text:p>8.8</text:p>
          </table:table-cell>
          <table:table-cell office:value-type="float" office:value="16.400561" calcext:value-type="float">
            <text:p>16.400561</text:p>
          </table:table-cell>
          <table:table-cell table:formula="of:=LOG([.E90])/LOG([.A90])" office:value-type="float" office:value="0.623199410944732" calcext:value-type="float">
            <text:p>0.623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/[.C91]" office:value-type="float" office:value="9" calcext:value-type="float">
            <text:p>9.0</text:p>
          </table:table-cell>
          <table:table-cell office:value-type="float" office:value="16.525468" calcext:value-type="float">
            <text:p>16.525468</text:p>
          </table:table-cell>
          <table:table-cell table:formula="of:=LOG([.E91])/LOG([.A91])" office:value-type="float" office:value="0.623338076842933" calcext:value-type="float">
            <text:p>0.62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/[.C92]" office:value-type="float" office:value="7" calcext:value-type="float">
            <text:p>7.0</text:p>
          </table:table-cell>
          <table:table-cell office:value-type="float" office:value="16.65049" calcext:value-type="float">
            <text:p>16.65049</text:p>
          </table:table-cell>
          <table:table-cell table:formula="of:=LOG([.E92])/LOG([.A92])" office:value-type="float" office:value="0.623481986384126" calcext:value-type="float">
            <text:p>0.623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93]/[.C93]" office:value-type="float" office:value="7.14285714285714" calcext:value-type="float">
            <text:p>7.1</text:p>
          </table:table-cell>
          <table:table-cell office:value-type="float" office:value="16.780167" calcext:value-type="float">
            <text:p>16.780167</text:p>
          </table:table-cell>
          <table:table-cell table:formula="of:=LOG([.E93])/LOG([.A93])" office:value-type="float" office:value="0.623690737693494" calcext:value-type="float">
            <text:p>0.623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94]/[.C94]" office:value-type="float" office:value="7.28571428571429" calcext:value-type="float">
            <text:p>7.3</text:p>
          </table:table-cell>
          <table:table-cell office:value-type="float" office:value="16.909356" calcext:value-type="float">
            <text:p>16.909356</text:p>
          </table:table-cell>
          <table:table-cell table:formula="of:=LOG([.E94])/LOG([.A94])" office:value-type="float" office:value="0.623895202407128" calcext:value-type="float">
            <text:p>0.6238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/[.C95]" office:value-type="float" office:value="7.42857142857143" calcext:value-type="float">
            <text:p>7.4</text:p>
          </table:table-cell>
          <table:table-cell office:value-type="float" office:value="17.040007" calcext:value-type="float">
            <text:p>17.040007</text:p>
          </table:table-cell>
          <table:table-cell table:formula="of:=LOG([.E95])/LOG([.A95])" office:value-type="float" office:value="0.624120614683613" calcext:value-type="float">
            <text:p>0.624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96]/[.C96]" office:value-type="float" office:value="7.57142857142857" calcext:value-type="float">
            <text:p>7.6</text:p>
          </table:table-cell>
          <table:table-cell office:value-type="float" office:value="17.170658" calcext:value-type="float">
            <text:p>17.170658</text:p>
          </table:table-cell>
          <table:table-cell table:formula="of:=LOG([.E96])/LOG([.A96])" office:value-type="float" office:value="0.624347575595438" calcext:value-type="float">
            <text:p>0.6243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7]/[.C97]" office:value-type="float" office:value="7.71428571428571" calcext:value-type="float">
            <text:p>7.7</text:p>
          </table:table-cell>
          <table:table-cell office:value-type="float" office:value="17.301008" calcext:value-type="float">
            <text:p>17.301008</text:p>
          </table:table-cell>
          <table:table-cell table:formula="of:=LOG([.E97])/LOG([.A97])" office:value-type="float" office:value="0.624572150527702" calcext:value-type="float">
            <text:p>0.624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98]/[.C98]" office:value-type="float" office:value="7.85714285714286" calcext:value-type="float">
            <text:p>7.9</text:p>
          </table:table-cell>
          <table:table-cell office:value-type="float" office:value="17.428879" calcext:value-type="float">
            <text:p>17.428879</text:p>
          </table:table-cell>
          <table:table-cell table:formula="of:=LOG([.E98])/LOG([.A98])" office:value-type="float" office:value="0.62476701948901" calcext:value-type="float">
            <text:p>0.62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99]/[.C99]" office:value-type="float" office:value="8" calcext:value-type="float">
            <text:p>8.0</text:p>
          </table:table-cell>
          <table:table-cell office:value-type="float" office:value="17.559425" calcext:value-type="float">
            <text:p>17.559425</text:p>
          </table:table-cell>
          <table:table-cell table:formula="of:=LOG([.E99])/LOG([.A99])" office:value-type="float" office:value="0.624996983321465" calcext:value-type="float">
            <text:p>0.62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00]/[.C100]" office:value-type="float" office:value="8.14285714285714" calcext:value-type="float">
            <text:p>8.1</text:p>
          </table:table-cell>
          <table:table-cell office:value-type="float" office:value="17.678974" calcext:value-type="float">
            <text:p>17.678974</text:p>
          </table:table-cell>
          <table:table-cell table:formula="of:=LOG([.E100])/LOG([.A100])" office:value-type="float" office:value="0.625092732623123" calcext:value-type="float">
            <text:p>0.625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101]/[.C101]" office:value-type="float" office:value="8.28571428571429" calcext:value-type="float">
            <text:p>8.3</text:p>
          </table:table-cell>
          <table:table-cell office:value-type="float" office:value="17.79718" calcext:value-type="float">
            <text:p>17.79718</text:p>
          </table:table-cell>
          <table:table-cell table:formula="of:=LOG([.E101])/LOG([.A101])" office:value-type="float" office:value="0.625175596450436" calcext:value-type="float">
            <text:p>0.625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/[.C102]" office:value-type="float" office:value="8.42857142857143" calcext:value-type="float">
            <text:p>8.4</text:p>
          </table:table-cell>
          <table:table-cell office:value-type="float" office:value="17.916729" calcext:value-type="float">
            <text:p>17.916729</text:p>
          </table:table-cell>
          <table:table-cell table:formula="of:=LOG([.E102])/LOG([.A102])" office:value-type="float" office:value="0.625278331708328" calcext:value-type="float">
            <text:p>0.6252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03]/[.C103]" office:value-type="float" office:value="8.57142857142857" calcext:value-type="float">
            <text:p>8.6</text:p>
          </table:table-cell>
          <table:table-cell office:value-type="float" office:value="18.033621" calcext:value-type="float">
            <text:p>18.033621</text:p>
          </table:table-cell>
          <table:table-cell table:formula="of:=LOG([.E103])/LOG([.A103])" office:value-type="float" office:value="0.625352400059649" calcext:value-type="float">
            <text:p>0.625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B104]/[.C104]" office:value-type="float" office:value="8.71428571428571" calcext:value-type="float">
            <text:p>8.7</text:p>
          </table:table-cell>
          <table:table-cell office:value-type="float" office:value="18.15317" calcext:value-type="float">
            <text:p>18.15317</text:p>
          </table:table-cell>
          <table:table-cell table:formula="of:=LOG([.E104])/LOG([.A104])" office:value-type="float" office:value="0.625461641547895" calcext:value-type="float">
            <text:p>0.625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5]/[.C105]" office:value-type="float" office:value="8.85714285714286" calcext:value-type="float">
            <text:p>8.9</text:p>
          </table:table-cell>
          <table:table-cell office:value-type="float" office:value="18.266701" calcext:value-type="float">
            <text:p>18.266701</text:p>
          </table:table-cell>
          <table:table-cell table:formula="of:=LOG([.E105])/LOG([.A105])" office:value-type="float" office:value="0.625502858810444" calcext:value-type="float">
            <text:p>0.625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6]/[.C106]" office:value-type="float" office:value="9" calcext:value-type="float">
            <text:p>9.0</text:p>
          </table:table-cell>
          <table:table-cell office:value-type="float" office:value="18.38625" calcext:value-type="float">
            <text:p>18.38625</text:p>
          </table:table-cell>
          <table:table-cell table:formula="of:=LOG([.E106])/LOG([.A106])" office:value-type="float" office:value="0.625618373081512" calcext:value-type="float">
            <text:p>0.6256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07]/[.C107]" office:value-type="float" office:value="7.25" calcext:value-type="float">
            <text:p>7.3</text:p>
          </table:table-cell>
          <table:table-cell office:value-type="float" office:value="18.497173" calcext:value-type="float">
            <text:p>18.497173</text:p>
          </table:table-cell>
          <table:table-cell table:formula="of:=LOG([.E107])/LOG([.A107])" office:value-type="float" office:value="0.625636542199171" calcext:value-type="float">
            <text:p>0.6256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08]/[.C108]" office:value-type="float" office:value="7.375" calcext:value-type="float">
            <text:p>7.4</text:p>
          </table:table-cell>
          <table:table-cell office:value-type="float" office:value="18.616722" calcext:value-type="float">
            <text:p>18.616722</text:p>
          </table:table-cell>
          <table:table-cell table:formula="of:=LOG([.E108])/LOG([.A108])" office:value-type="float" office:value="0.62575803922561" calcext:value-type="float">
            <text:p>0.6257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9]/[.C109]" office:value-type="float" office:value="7.5" calcext:value-type="float">
            <text:p>7.5</text:p>
          </table:table-cell>
          <table:table-cell office:value-type="float" office:value="18.733613" calcext:value-type="float">
            <text:p>18.733613</text:p>
          </table:table-cell>
          <table:table-cell table:formula="of:=LOG([.E109])/LOG([.A109])" office:value-type="float" office:value="0.62585161645406" calcext:value-type="float">
            <text:p>0.6258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10]/[.C110]" office:value-type="float" office:value="7.625" calcext:value-type="float">
            <text:p>7.6</text:p>
          </table:table-cell>
          <table:table-cell office:value-type="float" office:value="18.853162" calcext:value-type="float">
            <text:p>18.853162</text:p>
          </table:table-cell>
          <table:table-cell table:formula="of:=LOG([.E110])/LOG([.A110])" office:value-type="float" office:value="0.625978017172548" calcext:value-type="float">
            <text:p>0.625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1]/[.C111]" office:value-type="float" office:value="7.75" calcext:value-type="float">
            <text:p>7.8</text:p>
          </table:table-cell>
          <table:table-cell office:value-type="float" office:value="18.966693" calcext:value-type="float">
            <text:p>18.966693</text:p>
          </table:table-cell>
          <table:table-cell table:formula="of:=LOG([.E111])/LOG([.A111])" office:value-type="float" office:value="0.62603908789391" calcext:value-type="float">
            <text:p>0.626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112]/[.C112]" office:value-type="float" office:value="7.875" calcext:value-type="float">
            <text:p>7.9</text:p>
          </table:table-cell>
          <table:table-cell office:value-type="float" office:value="19.086241" calcext:value-type="float">
            <text:p>19.086241</text:p>
          </table:table-cell>
          <table:table-cell table:formula="of:=LOG([.E112])/LOG([.A112])" office:value-type="float" office:value="0.62617025115373" calcext:value-type="float">
            <text:p>0.6261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113]/[.C113]" office:value-type="float" office:value="8" calcext:value-type="float">
            <text:p>8.0</text:p>
          </table:table-cell>
          <table:table-cell office:value-type="float" office:value="19.19912" calcext:value-type="float">
            <text:p>19.19912</text:p>
          </table:table-cell>
          <table:table-cell table:formula="of:=LOG([.E113])/LOG([.A113])" office:value-type="float" office:value="0.626229766128777" calcext:value-type="float">
            <text:p>0.6262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B114]/[.C114]" office:value-type="float" office:value="8.125" calcext:value-type="float">
            <text:p>8.1</text:p>
          </table:table-cell>
          <table:table-cell office:value-type="float" office:value="19.311996" calcext:value-type="float">
            <text:p>19.311996</text:p>
          </table:table-cell>
          <table:table-cell table:formula="of:=LOG([.E114])/LOG([.A114])" office:value-type="float" office:value="0.626292271920374" calcext:value-type="float">
            <text:p>0.626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115]/[.C115]" office:value-type="float" office:value="8.25" calcext:value-type="float">
            <text:p>8.3</text:p>
          </table:table-cell>
          <table:table-cell office:value-type="float" office:value="19.424873" calcext:value-type="float">
            <text:p>19.424873</text:p>
          </table:table-cell>
          <table:table-cell table:formula="of:=LOG([.E115])/LOG([.A115])" office:value-type="float" office:value="0.626357698181211" calcext:value-type="float">
            <text:p>0.626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116]/[.C116]" office:value-type="float" office:value="8.375" calcext:value-type="float">
            <text:p>8.4</text:p>
          </table:table-cell>
          <table:table-cell office:value-type="float" office:value="19.537749" calcext:value-type="float">
            <text:p>19.537749</text:p>
          </table:table-cell>
          <table:table-cell table:formula="of:=LOG([.E116])/LOG([.A116])" office:value-type="float" office:value="0.626425912948385" calcext:value-type="float">
            <text:p>0.626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17]/[.C117]" office:value-type="float" office:value="8.5" calcext:value-type="float">
            <text:p>8.5</text:p>
          </table:table-cell>
          <table:table-cell office:value-type="float" office:value="19.648374" calcext:value-type="float">
            <text:p>19.648374</text:p>
          </table:table-cell>
          <table:table-cell table:formula="of:=LOG([.E117])/LOG([.A117])" office:value-type="float" office:value="0.626472722106225" calcext:value-type="float">
            <text:p>0.6264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[.B118]/[.C118]" office:value-type="float" office:value="8.625" calcext:value-type="float">
            <text:p>8.6</text:p>
          </table:table-cell>
          <table:table-cell office:value-type="float" office:value="19.757907" calcext:value-type="float">
            <text:p>19.757907</text:p>
          </table:table-cell>
          <table:table-cell table:formula="of:=LOG([.E118])/LOG([.A118])" office:value-type="float" office:value="0.62651087644151" calcext:value-type="float">
            <text:p>0.626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119]/[.C119]" office:value-type="float" office:value="8.75" calcext:value-type="float">
            <text:p>8.8</text:p>
          </table:table-cell>
          <table:table-cell office:value-type="float" office:value="19.866221" calcext:value-type="float">
            <text:p>19.866221</text:p>
          </table:table-cell>
          <table:table-cell table:formula="of:=LOG([.E119])/LOG([.A119])" office:value-type="float" office:value="0.626539184111431" calcext:value-type="float">
            <text:p>0.626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120]/[.C120]" office:value-type="float" office:value="8.875" calcext:value-type="float">
            <text:p>8.9</text:p>
          </table:table-cell>
          <table:table-cell office:value-type="float" office:value="19.972986" calcext:value-type="float">
            <text:p>19.972986</text:p>
          </table:table-cell>
          <table:table-cell table:formula="of:=LOG([.E120])/LOG([.A120])" office:value-type="float" office:value="0.626554359780096" calcext:value-type="float">
            <text:p>0.6265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121]/[.C121]" office:value-type="float" office:value="9" calcext:value-type="float">
            <text:p>9.0</text:p>
          </table:table-cell>
          <table:table-cell office:value-type="float" office:value="20.083107" calcext:value-type="float">
            <text:p>20.083107</text:p>
          </table:table-cell>
          <table:table-cell table:formula="of:=LOG([.E121])/LOG([.A121])" office:value-type="float" office:value="0.626607663282643" calcext:value-type="float">
            <text:p>0.6266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122]/[.C122]" office:value-type="float" office:value="9.125" calcext:value-type="float">
            <text:p>9.1</text:p>
          </table:table-cell>
          <table:table-cell office:value-type="float" office:value="20.190131" calcext:value-type="float">
            <text:p>20.190131</text:p>
          </table:table-cell>
          <table:table-cell table:formula="of:=LOG([.E122])/LOG([.A122])" office:value-type="float" office:value="0.626631603714114" calcext:value-type="float">
            <text:p>0.6266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B123]/[.C123]" office:value-type="float" office:value="9.25" calcext:value-type="float">
            <text:p>9.3</text:p>
          </table:table-cell>
          <table:table-cell office:value-type="float" office:value="20.299014" calcext:value-type="float">
            <text:p>20.299014</text:p>
          </table:table-cell>
          <table:table-cell table:formula="of:=LOG([.E123])/LOG([.A123])" office:value-type="float" office:value="0.626677586423167" calcext:value-type="float">
            <text:p>0.6266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B124]/[.C124]" office:value-type="float" office:value="9.375" calcext:value-type="float">
            <text:p>9.4</text:p>
          </table:table-cell>
          <table:table-cell office:value-type="float" office:value="20.407911" calcext:value-type="float">
            <text:p>20.407911</text:p>
          </table:table-cell>
          <table:table-cell table:formula="of:=LOG([.E124])/LOG([.A124])" office:value-type="float" office:value="0.626726325733568" calcext:value-type="float">
            <text:p>0.6267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[.B125]/[.C125]" office:value-type="float" office:value="9.5" calcext:value-type="float">
            <text:p>9.5</text:p>
          </table:table-cell>
          <table:table-cell office:value-type="float" office:value="20.515584" calcext:value-type="float">
            <text:p>20.515584</text:p>
          </table:table-cell>
          <table:table-cell table:formula="of:=LOG([.E125])/LOG([.A125])" office:value-type="float" office:value="0.626765210983093" calcext:value-type="float">
            <text:p>0.62676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B126]/[.C126]" office:value-type="float" office:value="9.625" calcext:value-type="float">
            <text:p>9.6</text:p>
          </table:table-cell>
          <table:table-cell office:value-type="float" office:value="20.623258" calcext:value-type="float">
            <text:p>20.623258</text:p>
          </table:table-cell>
          <table:table-cell table:formula="of:=LOG([.E126])/LOG([.A126])" office:value-type="float" office:value="0.626806714043115" calcext:value-type="float">
            <text:p>0.626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[.B127]/[.C127]" office:value-type="float" office:value="8" calcext:value-type="float">
            <text:p>8.0</text:p>
          </table:table-cell>
          <table:table-cell office:value-type="float" office:value="20.727895" calcext:value-type="float">
            <text:p>20.727895</text:p>
          </table:table-cell>
          <table:table-cell table:formula="of:=LOG([.E127])/LOG([.A127])" office:value-type="float" office:value="0.626820445118784" calcext:value-type="float">
            <text:p>0.62682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128]/[.C128]" office:value-type="float" office:value="8.11111111111111" calcext:value-type="float">
            <text:p>8.1</text:p>
          </table:table-cell>
          <table:table-cell office:value-type="float" office:value="20.834919" calcext:value-type="float">
            <text:p>20.834919</text:p>
          </table:table-cell>
          <table:table-cell table:formula="of:=LOG([.E128])/LOG([.A128])" office:value-type="float" office:value="0.626860673004652" calcext:value-type="float">
            <text:p>0.6268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129]/[.C129]" office:value-type="float" office:value="8.22222222222222" calcext:value-type="float">
            <text:p>8.2</text:p>
          </table:table-cell>
          <table:table-cell office:value-type="float" office:value="20.943803" calcext:value-type="float">
            <text:p>20.943803</text:p>
          </table:table-cell>
          <table:table-cell table:formula="of:=LOG([.E129])/LOG([.A129])" office:value-type="float" office:value="0.626921646739869" calcext:value-type="float">
            <text:p>0.6269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B130]/[.C130]" office:value-type="float" office:value="8.33333333333333" calcext:value-type="float">
            <text:p>8.3</text:p>
          </table:table-cell>
          <table:table-cell office:value-type="float" office:value="21.0527" calcext:value-type="float">
            <text:p>21.0527</text:p>
          </table:table-cell>
          <table:table-cell table:formula="of:=LOG([.E130])/LOG([.A130])" office:value-type="float" office:value="0.626984863695882" calcext:value-type="float">
            <text:p>0.6269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1]/[.C131]" office:value-type="float" office:value="8.44444444444444" calcext:value-type="float">
            <text:p>8.4</text:p>
          </table:table-cell>
          <table:table-cell office:value-type="float" office:value="21.160374" calcext:value-type="float">
            <text:p>21.160374</text:p>
          </table:table-cell>
          <table:table-cell table:formula="of:=LOG([.E131])/LOG([.A131])" office:value-type="float" office:value="0.62703824960221" calcext:value-type="float">
            <text:p>0.6270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B132]/[.C132]" office:value-type="float" office:value="8.55555555555556" calcext:value-type="float">
            <text:p>8.6</text:p>
          </table:table-cell>
          <table:table-cell office:value-type="float" office:value="21.268047" calcext:value-type="float">
            <text:p>21.268047</text:p>
          </table:table-cell>
          <table:table-cell table:formula="of:=LOG([.E132])/LOG([.A132])" office:value-type="float" office:value="0.627093757002029" calcext:value-type="float">
            <text:p>0.6270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B133]/[.C133]" office:value-type="float" office:value="8.66666666666667" calcext:value-type="float">
            <text:p>8.7</text:p>
          </table:table-cell>
          <table:table-cell office:value-type="float" office:value="21.371277" calcext:value-type="float">
            <text:p>21.371277</text:p>
          </table:table-cell>
          <table:table-cell table:formula="of:=LOG([.E133])/LOG([.A133])" office:value-type="float" office:value="0.627108752876051" calcext:value-type="float">
            <text:p>0.6271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[.B134]/[.C134]" office:value-type="float" office:value="8.77777777777778" calcext:value-type="float">
            <text:p>8.8</text:p>
          </table:table-cell>
          <table:table-cell office:value-type="float" office:value="21.479027" calcext:value-type="float">
            <text:p>21.479027</text:p>
          </table:table-cell>
          <table:table-cell table:formula="of:=LOG([.E134])/LOG([.A134])" office:value-type="float" office:value="0.627169326820304" calcext:value-type="float">
            <text:p>0.627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135]/[.C135]" office:value-type="float" office:value="8.88888888888889" calcext:value-type="float">
            <text:p>8.9</text:p>
          </table:table-cell>
          <table:table-cell office:value-type="float" office:value="21.576014" calcext:value-type="float">
            <text:p>21.576014</text:p>
          </table:table-cell>
          <table:table-cell table:formula="of:=LOG([.E135])/LOG([.A135])" office:value-type="float" office:value="0.627129992029776" calcext:value-type="float">
            <text:p>0.627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[.B136]/[.C136]" office:value-type="float" office:value="9" calcext:value-type="float">
            <text:p>9.0</text:p>
          </table:table-cell>
          <table:table-cell office:value-type="float" office:value="21.690285" calcext:value-type="float">
            <text:p>21.690285</text:p>
          </table:table-cell>
          <table:table-cell table:formula="of:=LOG([.E136])/LOG([.A136])" office:value-type="float" office:value="0.627256291120082" calcext:value-type="float">
            <text:p>0.627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B137]/[.C137]" office:value-type="float" office:value="9.11111111111111" calcext:value-type="float">
            <text:p>9.1</text:p>
          </table:table-cell>
          <table:table-cell office:value-type="float" office:value="21.788061" calcext:value-type="float">
            <text:p>21.788061</text:p>
          </table:table-cell>
          <table:table-cell table:formula="of:=LOG([.E137])/LOG([.A137])" office:value-type="float" office:value="0.627229518639817" calcext:value-type="float">
            <text:p>0.627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38]/[.C138]" office:value-type="float" office:value="9.22222222222222" calcext:value-type="float">
            <text:p>9.2</text:p>
          </table:table-cell>
          <table:table-cell office:value-type="float" office:value="21.885834" calcext:value-type="float">
            <text:p>21.885834</text:p>
          </table:table-cell>
          <table:table-cell table:formula="of:=LOG([.E138])/LOG([.A138])" office:value-type="float" office:value="0.627205597893797" calcext:value-type="float">
            <text:p>0.627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B139]/[.C139]" office:value-type="float" office:value="9.33333333333333" calcext:value-type="float">
            <text:p>9.3</text:p>
          </table:table-cell>
          <table:table-cell office:value-type="float" office:value="21.983767" calcext:value-type="float">
            <text:p>21.983767</text:p>
          </table:table-cell>
          <table:table-cell table:formula="of:=LOG([.E139])/LOG([.A139])" office:value-type="float" office:value="0.627185956890304" calcext:value-type="float">
            <text:p>0.627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140]/[.C140]" office:value-type="float" office:value="9.44444444444444" calcext:value-type="float">
            <text:p>9.4</text:p>
          </table:table-cell>
          <table:table-cell office:value-type="float" office:value="22.081978" calcext:value-type="float">
            <text:p>22.081978</text:p>
          </table:table-cell>
          <table:table-cell table:formula="of:=LOG([.E140])/LOG([.A140])" office:value-type="float" office:value="0.627171577491017" calcext:value-type="float">
            <text:p>0.627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141]/[.C141]" office:value-type="float" office:value="9.55555555555556" calcext:value-type="float">
            <text:p>9.6</text:p>
          </table:table-cell>
          <table:table-cell office:value-type="float" office:value="22.180191" calcext:value-type="float">
            <text:p>22.180191</text:p>
          </table:table-cell>
          <table:table-cell table:formula="of:=LOG([.E141])/LOG([.A141])" office:value-type="float" office:value="0.627159824245292" calcext:value-type="float">
            <text:p>0.627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[.B142]/[.C142]" office:value-type="float" office:value="6.81818181818182" calcext:value-type="float">
            <text:p>6.8</text:p>
          </table:table-cell>
          <table:table-cell office:value-type="float" office:value="22.285065" calcext:value-type="float">
            <text:p>22.285065</text:p>
          </table:table-cell>
          <table:table-cell table:formula="of:=LOG([.E142])/LOG([.A142])" office:value-type="float" office:value="0.627211016883106" calcext:value-type="float">
            <text:p>0.6272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143]/[.C143]" office:value-type="float" office:value="6.90909090909091" calcext:value-type="float">
            <text:p>6.9</text:p>
          </table:table-cell>
          <table:table-cell office:value-type="float" office:value="22.392738" calcext:value-type="float">
            <text:p>22.392738</text:p>
          </table:table-cell>
          <table:table-cell table:formula="of:=LOG([.E143])/LOG([.A143])" office:value-type="float" office:value="0.627289183770287" calcext:value-type="float">
            <text:p>0.6272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44]/[.C144]" office:value-type="float" office:value="7" calcext:value-type="float">
            <text:p>7.0</text:p>
          </table:table-cell>
          <table:table-cell office:value-type="float" office:value="22.500412" calcext:value-type="float">
            <text:p>22.500412</text:p>
          </table:table-cell>
          <table:table-cell table:formula="of:=LOG([.E144])/LOG([.A144])" office:value-type="float" office:value="0.627368747586761" calcext:value-type="float">
            <text:p>0.627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145]/[.C145]" office:value-type="float" office:value="7.09090909090909" calcext:value-type="float">
            <text:p>7.1</text:p>
          </table:table-cell>
          <table:table-cell office:value-type="float" office:value="22.60452" calcext:value-type="float">
            <text:p>22.60452</text:p>
          </table:table-cell>
          <table:table-cell table:formula="of:=LOG([.E145])/LOG([.A145])" office:value-type="float" office:value="0.627417912569659" calcext:value-type="float">
            <text:p>0.6274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B146]/[.C146]" office:value-type="float" office:value="7.18181818181818" calcext:value-type="float">
            <text:p>7.2</text:p>
          </table:table-cell>
          <table:table-cell office:value-type="float" office:value="22.712273" calcext:value-type="float">
            <text:p>22.712273</text:p>
          </table:table-cell>
          <table:table-cell table:formula="of:=LOG([.E146])/LOG([.A146])" office:value-type="float" office:value="0.627501007851187" calcext:value-type="float">
            <text:p>0.62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47]/[.C147]" office:value-type="float" office:value="7.27272727272727" calcext:value-type="float">
            <text:p>7.3</text:p>
          </table:table-cell>
          <table:table-cell office:value-type="float" office:value="22.814725" calcext:value-type="float">
            <text:p>22.814725</text:p>
          </table:table-cell>
          <table:table-cell table:formula="of:=LOG([.E147])/LOG([.A147])" office:value-type="float" office:value="0.627538728119171" calcext:value-type="float">
            <text:p>0.6275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B148]/[.C148]" office:value-type="float" office:value="7.36363636363636" calcext:value-type="float">
            <text:p>7.4</text:p>
          </table:table-cell>
          <table:table-cell office:value-type="float" office:value="22.924408" calcext:value-type="float">
            <text:p>22.924408</text:p>
          </table:table-cell>
          <table:table-cell table:formula="of:=LOG([.E148])/LOG([.A148])" office:value-type="float" office:value="0.627641419858139" calcext:value-type="float">
            <text:p>0.6276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149]/[.C149]" office:value-type="float" office:value="6.33333333333333" calcext:value-type="float">
            <text:p>6.3</text:p>
          </table:table-cell>
          <table:table-cell office:value-type="float" office:value="23.030281" calcext:value-type="float">
            <text:p>23.030281</text:p>
          </table:table-cell>
          <table:table-cell table:formula="of:=LOG([.E149])/LOG([.A149])" office:value-type="float" office:value="0.627711960867276" calcext:value-type="float">
            <text:p>0.6277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B150]/[.C150]" office:value-type="float" office:value="6.41666666666667" calcext:value-type="float">
            <text:p>6.4</text:p>
          </table:table-cell>
          <table:table-cell office:value-type="float" office:value="23.137955" calcext:value-type="float">
            <text:p>23.137955</text:p>
          </table:table-cell>
          <table:table-cell table:formula="of:=LOG([.E150])/LOG([.A150])" office:value-type="float" office:value="0.627799370872471" calcext:value-type="float">
            <text:p>0.627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51]/[.C151]" office:value-type="float" office:value="6.5" calcext:value-type="float">
            <text:p>6.5</text:p>
          </table:table-cell>
          <table:table-cell office:value-type="float" office:value="23.242518" calcext:value-type="float">
            <text:p>23.242518</text:p>
          </table:table-cell>
          <table:table-cell table:formula="of:=LOG([.E151])/LOG([.A151])" office:value-type="float" office:value="0.627861157146615" calcext:value-type="float">
            <text:p>0.6278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B152]/[.C152]" office:value-type="float" office:value="6.58333333333333" calcext:value-type="float">
            <text:p>6.6</text:p>
          </table:table-cell>
          <table:table-cell office:value-type="float" office:value="23.350271" calcext:value-type="float">
            <text:p>23.350271</text:p>
          </table:table-cell>
          <table:table-cell table:formula="of:=LOG([.E152])/LOG([.A152])" office:value-type="float" office:value="0.627951537987833" calcext:value-type="float">
            <text:p>0.627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B153]/[.C153]" office:value-type="float" office:value="6.66666666666667" calcext:value-type="float">
            <text:p>6.7</text:p>
          </table:table-cell>
          <table:table-cell office:value-type="float" office:value="23.455602" calcext:value-type="float">
            <text:p>23.455602</text:p>
          </table:table-cell>
          <table:table-cell table:formula="of:=LOG([.E153])/LOG([.A153])" office:value-type="float" office:value="0.62802237125831" calcext:value-type="float">
            <text:p>0.628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154]/[.C154]" office:value-type="float" office:value="6.75" calcext:value-type="float">
            <text:p>6.8</text:p>
          </table:table-cell>
          <table:table-cell office:value-type="float" office:value="23.562861" calcext:value-type="float">
            <text:p>23.562861</text:p>
          </table:table-cell>
          <table:table-cell table:formula="of:=LOG([.E154])/LOG([.A154])" office:value-type="float" office:value="0.62811068050536" calcext:value-type="float">
            <text:p>0.628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B155]/[.C155]" office:value-type="float" office:value="6.83333333333333" calcext:value-type="float">
            <text:p>6.8</text:p>
          </table:table-cell>
          <table:table-cell office:value-type="float" office:value="23.669078" calcext:value-type="float">
            <text:p>23.669078</text:p>
          </table:table-cell>
          <table:table-cell table:formula="of:=LOG([.E155])/LOG([.A155])" office:value-type="float" office:value="0.628191233920043" calcext:value-type="float">
            <text:p>0.6281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[.B156]/[.C156]" office:value-type="float" office:value="6.91666666666667" calcext:value-type="float">
            <text:p>6.9</text:p>
          </table:table-cell>
          <table:table-cell office:value-type="float" office:value="23.775291" calcext:value-type="float">
            <text:p>23.775291</text:p>
          </table:table-cell>
          <table:table-cell table:formula="of:=LOG([.E156])/LOG([.A156])" office:value-type="float" office:value="0.628272805612654" calcext:value-type="float">
            <text:p>0.628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B157]/[.C157]" office:value-type="float" office:value="7" calcext:value-type="float">
            <text:p>7.0</text:p>
          </table:table-cell>
          <table:table-cell office:value-type="float" office:value="23.881508" calcext:value-type="float">
            <text:p>23.881508</text:p>
          </table:table-cell>
          <table:table-cell table:formula="of:=LOG([.E157])/LOG([.A157])" office:value-type="float" office:value="0.628355428561532" calcext:value-type="float">
            <text:p>0.628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B158]/[.C158]" office:value-type="float" office:value="7.08333333333333" calcext:value-type="float">
            <text:p>7.1</text:p>
          </table:table-cell>
          <table:table-cell office:value-type="float" office:value="23.987724" calcext:value-type="float">
            <text:p>23.987724</text:p>
          </table:table-cell>
          <table:table-cell table:formula="of:=LOG([.E158])/LOG([.A158])" office:value-type="float" office:value="0.62843902804846" calcext:value-type="float">
            <text:p>0.628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B159]/[.C159]" office:value-type="float" office:value="7.16666666666667" calcext:value-type="float">
            <text:p>7.2</text:p>
          </table:table-cell>
          <table:table-cell office:value-type="float" office:value="24.09182" calcext:value-type="float">
            <text:p>24.09182</text:p>
          </table:table-cell>
          <table:table-cell table:formula="of:=LOG([.E159])/LOG([.A159])" office:value-type="float" office:value="0.628506199495737" calcext:value-type="float">
            <text:p>0.628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B160]/[.C160]" office:value-type="float" office:value="7.25" calcext:value-type="float">
            <text:p>7.3</text:p>
          </table:table-cell>
          <table:table-cell office:value-type="float" office:value="24.191182" calcext:value-type="float">
            <text:p>24.191182</text:p>
          </table:table-cell>
          <table:table-cell table:formula="of:=LOG([.E160])/LOG([.A160])" office:value-type="float" office:value="0.628535884580196" calcext:value-type="float">
            <text:p>0.6285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161]/[.C161]" office:value-type="float" office:value="7.33333333333333" calcext:value-type="float">
            <text:p>7.3</text:p>
          </table:table-cell>
          <table:table-cell office:value-type="float" office:value="24.290827" calcext:value-type="float">
            <text:p>24.290827</text:p>
          </table:table-cell>
          <table:table-cell table:formula="of:=LOG([.E161])/LOG([.A161])" office:value-type="float" office:value="0.628569366391329" calcext:value-type="float">
            <text:p>0.6285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B162]/[.C162]" office:value-type="float" office:value="7.41666666666667" calcext:value-type="float">
            <text:p>7.4</text:p>
          </table:table-cell>
          <table:table-cell office:value-type="float" office:value="24.3906" calcext:value-type="float">
            <text:p>24.3906</text:p>
          </table:table-cell>
          <table:table-cell table:formula="of:=LOG([.E162])/LOG([.A162])" office:value-type="float" office:value="0.628605319069311" calcext:value-type="float">
            <text:p>0.6286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B163]/[.C163]" office:value-type="float" office:value="7.5" calcext:value-type="float">
            <text:p>7.5</text:p>
          </table:table-cell>
          <table:table-cell office:value-type="float" office:value="24.490585" calcext:value-type="float">
            <text:p>24.490585</text:p>
          </table:table-cell>
          <table:table-cell table:formula="of:=LOG([.E163])/LOG([.A163])" office:value-type="float" office:value="0.628644363121162" calcext:value-type="float">
            <text:p>0.628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64]/[.C164]" office:value-type="float" office:value="7.58333333333333" calcext:value-type="float">
            <text:p>7.6</text:p>
          </table:table-cell>
          <table:table-cell office:value-type="float" office:value="24.590708" calcext:value-type="float">
            <text:p>24.590708</text:p>
          </table:table-cell>
          <table:table-cell table:formula="of:=LOG([.E164])/LOG([.A164])" office:value-type="float" office:value="0.628685844762934" calcext:value-type="float">
            <text:p>0.6286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B165]/[.C165]" office:value-type="float" office:value="7.66666666666667" calcext:value-type="float">
            <text:p>7.7</text:p>
          </table:table-cell>
          <table:table-cell office:value-type="float" office:value="24.69075" calcext:value-type="float">
            <text:p>24.69075</text:p>
          </table:table-cell>
          <table:table-cell table:formula="of:=LOG([.E165])/LOG([.A165])" office:value-type="float" office:value="0.628727972574456" calcext:value-type="float">
            <text:p>0.6287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66]/[.C166]" office:value-type="float" office:value="7.75" calcext:value-type="float">
            <text:p>7.8</text:p>
          </table:table-cell>
          <table:table-cell office:value-type="float" office:value="24.790766" calcext:value-type="float">
            <text:p>24.790766</text:p>
          </table:table-cell>
          <table:table-cell table:formula="of:=LOG([.E166])/LOG([.A166])" office:value-type="float" office:value="0.628771157376543" calcext:value-type="float">
            <text:p>0.628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B167]/[.C167]" office:value-type="float" office:value="7.83333333333333" calcext:value-type="float">
            <text:p>7.8</text:p>
          </table:table-cell>
          <table:table-cell office:value-type="float" office:value="24.890803" calcext:value-type="float">
            <text:p>24.890803</text:p>
          </table:table-cell>
          <table:table-cell table:formula="of:=LOG([.E167])/LOG([.A167])" office:value-type="float" office:value="0.628815738788202" calcext:value-type="float">
            <text:p>0.628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168]/[.C168]" office:value-type="float" office:value="7.91666666666667" calcext:value-type="float">
            <text:p>7.9</text:p>
          </table:table-cell>
          <table:table-cell office:value-type="float" office:value="24.990852" calcext:value-type="float">
            <text:p>24.990852</text:p>
          </table:table-cell>
          <table:table-cell table:formula="of:=LOG([.E168])/LOG([.A168])" office:value-type="float" office:value="0.628861611769581" calcext:value-type="float">
            <text:p>0.62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B169]/[.C169]" office:value-type="float" office:value="8" calcext:value-type="float">
            <text:p>8.0</text:p>
          </table:table-cell>
          <table:table-cell office:value-type="float" office:value="25.090937" calcext:value-type="float">
            <text:p>25.090937</text:p>
          </table:table-cell>
          <table:table-cell table:formula="of:=LOG([.E169])/LOG([.A169])" office:value-type="float" office:value="0.628908930310688" calcext:value-type="float">
            <text:p>0.6289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B170]/[.C170]" office:value-type="float" office:value="8.08333333333333" calcext:value-type="float">
            <text:p>8.1</text:p>
          </table:table-cell>
          <table:table-cell office:value-type="float" office:value="25.191037" calcext:value-type="float">
            <text:p>25.191037</text:p>
          </table:table-cell>
          <table:table-cell table:formula="of:=LOG([.E170])/LOG([.A170])" office:value-type="float" office:value="0.628957497203797" calcext:value-type="float">
            <text:p>0.628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B171]/[.C171]" office:value-type="float" office:value="8.16666666666667" calcext:value-type="float">
            <text:p>8.2</text:p>
          </table:table-cell>
          <table:table-cell office:value-type="float" office:value="25.291155" calcext:value-type="float">
            <text:p>25.291155</text:p>
          </table:table-cell>
          <table:table-cell table:formula="of:=LOG([.E171])/LOG([.A171])" office:value-type="float" office:value="0.629007304211848" calcext:value-type="float">
            <text:p>0.6290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B172]/[.C172]" office:value-type="float" office:value="8.25" calcext:value-type="float">
            <text:p>8.3</text:p>
          </table:table-cell>
          <table:table-cell office:value-type="float" office:value="25.387253" calcext:value-type="float">
            <text:p>25.387253</text:p>
          </table:table-cell>
          <table:table-cell table:formula="of:=LOG([.E172])/LOG([.A172])" office:value-type="float" office:value="0.629027388143937" calcext:value-type="float">
            <text:p>0.6290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173]/[.C173]" office:value-type="float" office:value="8.33333333333333" calcext:value-type="float">
            <text:p>8.3</text:p>
          </table:table-cell>
          <table:table-cell office:value-type="float" office:value="25.48735" calcext:value-type="float">
            <text:p>25.48735</text:p>
          </table:table-cell>
          <table:table-cell table:formula="of:=LOG([.E173])/LOG([.A173])" office:value-type="float" office:value="0.62907930552069" calcext:value-type="float">
            <text:p>0.6290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B174]/[.C174]" office:value-type="float" office:value="8.41666666666667" calcext:value-type="float">
            <text:p>8.4</text:p>
          </table:table-cell>
          <table:table-cell office:value-type="float" office:value="25.587489" calcext:value-type="float">
            <text:p>25.587489</text:p>
          </table:table-cell>
          <table:table-cell table:formula="of:=LOG([.E174])/LOG([.A174])" office:value-type="float" office:value="0.629132557635887" calcext:value-type="float">
            <text:p>0.6291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75]/[.C175]" office:value-type="float" office:value="8.5" calcext:value-type="float">
            <text:p>8.5</text:p>
          </table:table-cell>
          <table:table-cell office:value-type="float" office:value="25.686473" calcext:value-type="float">
            <text:p>25.686473</text:p>
          </table:table-cell>
          <table:table-cell table:formula="of:=LOG([.E175])/LOG([.A175])" office:value-type="float" office:value="0.629178080610249" calcext:value-type="float">
            <text:p>0.629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B176]/[.C176]" office:value-type="float" office:value="8.58333333333333" calcext:value-type="float">
            <text:p>8.6</text:p>
          </table:table-cell>
          <table:table-cell office:value-type="float" office:value="25.791252" calcext:value-type="float">
            <text:p>25.791252</text:p>
          </table:table-cell>
          <table:table-cell table:formula="of:=LOG([.E176])/LOG([.A176])" office:value-type="float" office:value="0.629268159624054" calcext:value-type="float">
            <text:p>0.62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B177]/[.C177]" office:value-type="float" office:value="8.66666666666667" calcext:value-type="float">
            <text:p>8.7</text:p>
          </table:table-cell>
          <table:table-cell office:value-type="float" office:value="25.896166" calcext:value-type="float">
            <text:p>25.896166</text:p>
          </table:table-cell>
          <table:table-cell table:formula="of:=LOG([.E177])/LOG([.A177])" office:value-type="float" office:value="0.629359829753384" calcext:value-type="float">
            <text:p>0.6293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B178]/[.C178]" office:value-type="float" office:value="8.75" calcext:value-type="float">
            <text:p>8.8</text:p>
          </table:table-cell>
          <table:table-cell office:value-type="float" office:value="26.005999" calcext:value-type="float">
            <text:p>26.005999</text:p>
          </table:table-cell>
          <table:table-cell table:formula="of:=LOG([.E178])/LOG([.A178])" office:value-type="float" office:value="0.629488598769006" calcext:value-type="float">
            <text:p>0.6294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B179]/[.C179]" office:value-type="float" office:value="8.83333333333333" calcext:value-type="float">
            <text:p>8.8</text:p>
          </table:table-cell>
          <table:table-cell office:value-type="float" office:value="26.116112" calcext:value-type="float">
            <text:p>26.116112</text:p>
          </table:table-cell>
          <table:table-cell table:formula="of:=LOG([.E179])/LOG([.A179])" office:value-type="float" office:value="0.629619591441643" calcext:value-type="float">
            <text:p>0.6296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180]/[.C180]" office:value-type="float" office:value="8.91666666666667" calcext:value-type="float">
            <text:p>8.9</text:p>
          </table:table-cell>
          <table:table-cell office:value-type="float" office:value="26.221395" calcext:value-type="float">
            <text:p>26.221395</text:p>
          </table:table-cell>
          <table:table-cell table:formula="of:=LOG([.E180])/LOG([.A180])" office:value-type="float" office:value="0.629715198145394" calcext:value-type="float">
            <text:p>0.6297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B181]/[.C181]" office:value-type="float" office:value="9" calcext:value-type="float">
            <text:p>9.0</text:p>
          </table:table-cell>
          <table:table-cell office:value-type="float" office:value="26.320908" calcext:value-type="float">
            <text:p>26.320908</text:p>
          </table:table-cell>
          <table:table-cell table:formula="of:=LOG([.E181])/LOG([.A181])" office:value-type="float" office:value="0.629769069577706" calcext:value-type="float">
            <text:p>0.629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B182]/[.C182]" office:value-type="float" office:value="9.08333333333333" calcext:value-type="float">
            <text:p>9.1</text:p>
          </table:table-cell>
          <table:table-cell office:value-type="float" office:value="26.42042" calcext:value-type="float">
            <text:p>26.42042</text:p>
          </table:table-cell>
          <table:table-cell table:formula="of:=LOG([.E182])/LOG([.A182])" office:value-type="float" office:value="0.629823807982106" calcext:value-type="float">
            <text:p>0.6298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B183]/[.C183]" office:value-type="float" office:value="9.16666666666667" calcext:value-type="float">
            <text:p>9.2</text:p>
          </table:table-cell>
          <table:table-cell office:value-type="float" office:value="26.519936" calcext:value-type="float">
            <text:p>26.519936</text:p>
          </table:table-cell>
          <table:table-cell table:formula="of:=LOG([.E183])/LOG([.A183])" office:value-type="float" office:value="0.629879427361577" calcext:value-type="float">
            <text:p>0.629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B184]/[.C184]" office:value-type="float" office:value="9.25" calcext:value-type="float">
            <text:p>9.3</text:p>
          </table:table-cell>
          <table:table-cell office:value-type="float" office:value="26.619448" calcext:value-type="float">
            <text:p>26.619448</text:p>
          </table:table-cell>
          <table:table-cell table:formula="of:=LOG([.E184])/LOG([.A184])" office:value-type="float" office:value="0.629935847832813" calcext:value-type="float">
            <text:p>0.62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185]/[.C185]" office:value-type="float" office:value="9.33333333333333" calcext:value-type="float">
            <text:p>9.3</text:p>
          </table:table-cell>
          <table:table-cell office:value-type="float" office:value="26.719315" calcext:value-type="float">
            <text:p>26.719315</text:p>
          </table:table-cell>
          <table:table-cell table:formula="of:=LOG([.E185])/LOG([.A185])" office:value-type="float" office:value="0.629995625031173" calcext:value-type="float">
            <text:p>0.629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B186]/[.C186]" office:value-type="float" office:value="9.41666666666667" calcext:value-type="float">
            <text:p>9.4</text:p>
          </table:table-cell>
          <table:table-cell office:value-type="float" office:value="26.81884" calcext:value-type="float">
            <text:p>26.81884</text:p>
          </table:table-cell>
          <table:table-cell table:formula="of:=LOG([.E186])/LOG([.A186])" office:value-type="float" office:value="0.630053723505298" calcext:value-type="float">
            <text:p>0.6300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B187]/[.C187]" office:value-type="float" office:value="9.5" calcext:value-type="float">
            <text:p>9.5</text:p>
          </table:table-cell>
          <table:table-cell office:value-type="float" office:value="26.918742" calcext:value-type="float">
            <text:p>26.918742</text:p>
          </table:table-cell>
          <table:table-cell table:formula="of:=LOG([.E187])/LOG([.A187])" office:value-type="float" office:value="0.630115269305597" calcext:value-type="float">
            <text:p>0.630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B188]/[.C188]" office:value-type="float" office:value="9.58333333333333" calcext:value-type="float">
            <text:p>9.6</text:p>
          </table:table-cell>
          <table:table-cell office:value-type="float" office:value="27.017159" calcext:value-type="float">
            <text:p>27.017159</text:p>
          </table:table-cell>
          <table:table-cell table:formula="of:=LOG([.E188])/LOG([.A188])" office:value-type="float" office:value="0.630167030377704" calcext:value-type="float">
            <text:p>0.630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B189]/[.C189]" office:value-type="float" office:value="9.66666666666667" calcext:value-type="float">
            <text:p>9.7</text:p>
          </table:table-cell>
          <table:table-cell office:value-type="float" office:value="27.117088" calcext:value-type="float">
            <text:p>27.117088</text:p>
          </table:table-cell>
          <table:table-cell table:formula="of:=LOG([.E189])/LOG([.A189])" office:value-type="float" office:value="0.630230241469599" calcext:value-type="float">
            <text:p>0.630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190]/[.C190]" office:value-type="float" office:value="9.75" calcext:value-type="float">
            <text:p>9.8</text:p>
          </table:table-cell>
          <table:table-cell office:value-type="float" office:value="27.21228" calcext:value-type="float">
            <text:p>27.21228</text:p>
          </table:table-cell>
          <table:table-cell table:formula="of:=LOG([.E190])/LOG([.A190])" office:value-type="float" office:value="0.630260928754574" calcext:value-type="float">
            <text:p>0.63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formula="of:=[.B191]/[.C191]" office:value-type="float" office:value="9.83333333333333" calcext:value-type="float">
            <text:p>9.8</text:p>
          </table:table-cell>
          <table:table-cell office:value-type="float" office:value="27.311816" calcext:value-type="float">
            <text:p>27.311816</text:p>
          </table:table-cell>
          <table:table-cell table:formula="of:=LOG([.E191])/LOG([.A191])" office:value-type="float" office:value="0.630322899910415" calcext:value-type="float">
            <text:p>0.6303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B192]/[.C192]" office:value-type="float" office:value="9.91666666666667" calcext:value-type="float">
            <text:p>9.9</text:p>
          </table:table-cell>
          <table:table-cell office:value-type="float" office:value="27.411779" calcext:value-type="float">
            <text:p>27.411779</text:p>
          </table:table-cell>
          <table:table-cell table:formula="of:=LOG([.E192])/LOG([.A192])" office:value-type="float" office:value="0.630388508307326" calcext:value-type="float">
            <text:p>0.6303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B193]/[.C193]" office:value-type="float" office:value="10" calcext:value-type="float">
            <text:p>10.0</text:p>
          </table:table-cell>
          <table:table-cell office:value-type="float" office:value="27.511762" calcext:value-type="float">
            <text:p>27.511762</text:p>
          </table:table-cell>
          <table:table-cell table:formula="of:=LOG([.E193])/LOG([.A193])" office:value-type="float" office:value="0.630454881607161" calcext:value-type="float">
            <text:p>0.630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[.B194]/[.C194]" office:value-type="float" office:value="8.84615384615385" calcext:value-type="float">
            <text:p>8.8</text:p>
          </table:table-cell>
          <table:table-cell office:value-type="float" office:value="27.606517" calcext:value-type="float">
            <text:p>27.606517</text:p>
          </table:table-cell>
          <table:table-cell table:formula="of:=LOG([.E194])/LOG([.A194])" office:value-type="float" office:value="0.630485882492975" calcext:value-type="float">
            <text:p>0.6304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B195]/[.C195]" office:value-type="float" office:value="8.92307692307692" calcext:value-type="float">
            <text:p>8.9</text:p>
          </table:table-cell>
          <table:table-cell office:value-type="float" office:value="27.70651" calcext:value-type="float">
            <text:p>27.70651</text:p>
          </table:table-cell>
          <table:table-cell table:formula="of:=LOG([.E195])/LOG([.A195])" office:value-type="float" office:value="0.630553690576597" calcext:value-type="float">
            <text:p>0.630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B196]/[.C196]" office:value-type="float" office:value="9" calcext:value-type="float">
            <text:p>9.0</text:p>
          </table:table-cell>
          <table:table-cell office:value-type="float" office:value="27.802467" calcext:value-type="float">
            <text:p>27.802467</text:p>
          </table:table-cell>
          <table:table-cell table:formula="of:=LOG([.E196])/LOG([.A196])" office:value-type="float" office:value="0.630594545066154" calcext:value-type="float">
            <text:p>0.6305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B197]/[.C197]" office:value-type="float" office:value="9.07692307692308" calcext:value-type="float">
            <text:p>9.1</text:p>
          </table:table-cell>
          <table:table-cell office:value-type="float" office:value="27.903384" calcext:value-type="float">
            <text:p>27.903384</text:p>
          </table:table-cell>
          <table:table-cell table:formula="of:=LOG([.E197])/LOG([.A197])" office:value-type="float" office:value="0.630669886258233" calcext:value-type="float">
            <text:p>0.6306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[.B198]/[.C198]" office:value-type="float" office:value="9.15384615384615" calcext:value-type="float">
            <text:p>9.2</text:p>
          </table:table-cell>
          <table:table-cell office:value-type="float" office:value="28.002716" calcext:value-type="float">
            <text:p>28.002716</text:p>
          </table:table-cell>
          <table:table-cell table:formula="of:=LOG([.E198])/LOG([.A198])" office:value-type="float" office:value="0.630735000307664" calcext:value-type="float">
            <text:p>0.6307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99]/[.C199]" office:value-type="float" office:value="9.23076923076923" calcext:value-type="float">
            <text:p>9.2</text:p>
          </table:table-cell>
          <table:table-cell office:value-type="float" office:value="28.103645" calcext:value-type="float">
            <text:p>28.103645</text:p>
          </table:table-cell>
          <table:table-cell table:formula="of:=LOG([.E199])/LOG([.A199])" office:value-type="float" office:value="0.630811429125539" calcext:value-type="float">
            <text:p>0.6308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formula="of:=[.B200]/[.C200]" office:value-type="float" office:value="9.30769230769231" calcext:value-type="float">
            <text:p>9.3</text:p>
          </table:table-cell>
          <table:table-cell office:value-type="float" office:value="28.198013" calcext:value-type="float">
            <text:p>28.198013</text:p>
          </table:table-cell>
          <table:table-cell table:formula="of:=LOG([.E200])/LOG([.A200])" office:value-type="float" office:value="0.630844363784107" calcext:value-type="float">
            <text:p>0.6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formula="of:=[.B201]/[.C201]" office:value-type="float" office:value="9.38461538461539" calcext:value-type="float">
            <text:p>9.4</text:p>
          </table:table-cell>
          <table:table-cell office:value-type="float" office:value="28.292661" calcext:value-type="float">
            <text:p>28.292661</text:p>
          </table:table-cell>
          <table:table-cell table:formula="of:=LOG([.E201])/LOG([.A201])" office:value-type="float" office:value="0.630879996638174" calcext:value-type="float">
            <text:p>0.6308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202]/[.C202]" office:value-type="float" office:value="9.46153846153846" calcext:value-type="float">
            <text:p>9.5</text:p>
          </table:table-cell>
          <table:table-cell office:value-type="float" office:value="28.387464" calcext:value-type="float">
            <text:p>28.387464</text:p>
          </table:table-cell>
          <table:table-cell table:formula="of:=LOG([.E202])/LOG([.A202])" office:value-type="float" office:value="0.630917455676074" calcext:value-type="float">
            <text:p>0.630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[.B203]/[.C203]" office:value-type="float" office:value="9.53846153846154" calcext:value-type="float">
            <text:p>9.5</text:p>
          </table:table-cell>
          <table:table-cell office:value-type="float" office:value="28.482218" calcext:value-type="float">
            <text:p>28.482218</text:p>
          </table:table-cell>
          <table:table-cell table:formula="of:=LOG([.E203])/LOG([.A203])" office:value-type="float" office:value="0.630955361268715" calcext:value-type="float">
            <text:p>0.6309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B204]/[.C204]" office:value-type="float" office:value="9.61538461538462" calcext:value-type="float">
            <text:p>9.6</text:p>
          </table:table-cell>
          <table:table-cell office:value-type="float" office:value="28.57707" calcext:value-type="float">
            <text:p>28.57707</text:p>
          </table:table-cell>
          <table:table-cell table:formula="of:=LOG([.E204])/LOG([.A204])" office:value-type="float" office:value="0.630994668986401" calcext:value-type="float">
            <text:p>0.6309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[.B205]/[.C205]" office:value-type="float" office:value="9.69230769230769" calcext:value-type="float">
            <text:p>9.7</text:p>
          </table:table-cell>
          <table:table-cell office:value-type="float" office:value="28.670797" calcext:value-type="float">
            <text:p>28.670797</text:p>
          </table:table-cell>
          <table:table-cell table:formula="of:=LOG([.E205])/LOG([.A205])" office:value-type="float" office:value="0.631027333434839" calcext:value-type="float">
            <text:p>0.631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formula="of:=[.B206]/[.C206]" office:value-type="float" office:value="9.76923076923077" calcext:value-type="float">
            <text:p>9.8</text:p>
          </table:table-cell>
          <table:table-cell office:value-type="float" office:value="28.7612" calcext:value-type="float">
            <text:p>28.7612</text:p>
          </table:table-cell>
          <table:table-cell table:formula="of:=LOG([.E206])/LOG([.A206])" office:value-type="float" office:value="0.631039068076972" calcext:value-type="float">
            <text:p>0.631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207]/[.C207]" office:value-type="float" office:value="9.84615384615385" calcext:value-type="float">
            <text:p>9.8</text:p>
          </table:table-cell>
          <table:table-cell office:value-type="float" office:value="28.851601" calcext:value-type="float">
            <text:p>28.851601</text:p>
          </table:table-cell>
          <table:table-cell table:formula="of:=LOG([.E207])/LOG([.A207])" office:value-type="float" office:value="0.631051732216283" calcext:value-type="float">
            <text:p>0.631052</text:p>
          </table:table-cell>
        </table:table-row>
        <table:table-row table:style-name="ro1" table:number-rows-repeated="10483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ph_managem_amps" table:style-name="ta3">
        <office:forms form:automatic-focus="false" form:apply-design-mode="false"/>
        <table:shapes>
          <draw:frame draw:z-index="0" draw:style-name="gr2" draw:text-style-name="P2" svg:width="12.8476in" svg:height="4.8732in" svg:x="0.1965in" svg:y="0.0417in">
            <draw:object draw:notify-on-update-of-ranges="Managem_amps.A2:Managem_amps.A207 Managem_amps.D1:Managem_amps.D1 Managem_amps.D2:Managem_amps.D207 Managem_amps.A2:Managem_amps.A207 Managem_amps.F1:Managem_amps.F1 Managem_amps.F2:Managem_amps.F20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Info" table:style-name="ta4">
        <office:forms form:automatic-focus="false" form:apply-design-mode="false"/>
        <table:table-column table:style-name="co17" table:default-cell-style-name="Default"/>
        <table:table-column table:style-name="co6" table:number-columns-repeated="1023" table:default-cell-style-name="Default"/>
        <table:table-row table:style-name="ro2">
          <table:table-cell office:value-type="string" calcext:value-type="string">
            <text:p>Explaina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a speadsheet tracking the best methods to combine N gems to get a gem with the highest possible spec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purpose is to find the best combining and speccing method (and learn to code better, doing this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b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gems: straightforward, the number of gems that are being combin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Growth is the amount that I aim to maximize, as it represent how much fast a gem grows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have a gem if the two we combine are known and my program implements that capabilit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er our new gem is compared to a grade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n, to compare different upgrade methods we need to factor in the amount of gem used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 have: Total_I = I^C = I^(log(base=N)(NT)) = exp ( ln(I)*ln(NT)/ln(N) ) = NT^( ln(I)/ln(N)) = NT^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here I used several properties of powers and logarithms, hope it's all cle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izing <text:s/>G is therefore the way to get the best possible gem at a given mana co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f the info here are not enough feel free to as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345iee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18:06:22.37174205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range" style:display-name="PageStyle_Or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ing" style:display-name="PageStyle_Pars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</meta:initial-creator>
    <dc:creator>Andrea Stacchiotti</dc:creator>
    <meta:creation-date>2014-09-11T16:32:33</meta:creation-date>
    <dc:date>2014-09-20T18:22:37.792548724</dc:date>
    <meta:generator>LibreOffice/4.3.1.2$Linux_X86_64 LibreOffice_project/430m0$Build-2</meta:generator>
    <meta:editing-duration>PT8H2M12S</meta:editing-duration>
    <meta:editing-cycles>21</meta:editing-cycles>
    <meta:document-statistic meta:table-count="9" meta:cell-count="4846" meta:object-count="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ignore">
        <chart:symbol-image xlink:href="Pictures/2000000A000000DD000000DD8873A1DD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5" chart:maximum="130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68686"/>
    </style:style>
    <style:style style:name="ch8" style:family="chart" style:data-style-name="N130">
      <style:chart-properties chart:symbol-type="named-symbol" chart:symbol-name="square" chart:symbol-width="0.18cm" chart:symbol-height="0.18cm" chart:link-data-style-to-source="true">
        <chart:symbol-image xlink:href="Pictures/2000000A000000DD000000DD8873A1DD.svm" xlink:type="simple" xlink:actuate="onLoad"/>
      </style:chart-properties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412cm" svg:height="13.044cm" xlink:href=".." xlink:type="simple" chart:class="chart:scatter" chart:style-name="ch1">
        <chart:subtitle svg:x="15.702cm" svg:y="0.234cm" chart:style-name="ch2">
          <text:p>Growth=ln(I)/ln(n)</text:p>
        </chart:subtitle>
        <chart:plot-area chart:style-name="ch3" table:cell-range-address="Orange.A7:Orange.A129 Orange.C1:Orange.C1 Orange.C7:Orange.C129" chart:data-source-has-labels="row" svg:x="0.51cm" svg:y="1.54cm" svg:width="33.066cm" svg:height="11.017cm">
          <chartooo:coordinate-region svg:x="2.56cm" svg:y="1.739cm" svg:width="31.016cm" svg:height="10.17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range.C7:Orange.C129" chart:label-cell-address="Orange.C1:Orange.C1" chart:class="chart:scatter">
            <chart:domain table:cell-range-address="Orange.A7:Orange.A129"/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.C1:O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Orange.A7:Orange.A129</svg:desc>
                </draw:g>
              </table:table-cell>
              <table:table-cell office:value-type="float" office:value="0.484812934277918">
                <text:p>0.484812934277918</text:p>
                <draw:g>
                  <svg:desc>Orange.C7:Orange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661cm" svg:height="12.91cm" xlink:href=".." xlink:type="simple" chart:class="chart:scatter" chart:style-name="ch1">
        <chart:plot-area chart:style-name="ch2" table:cell-range-address="Managem_speccing.A5:Managem_speccing.A65 Managem_speccing.C5:Managem_speccing.C65" svg:x="0.653cm" svg:y="0.258cm" svg:width="31.355cm" svg:height="12.394cm">
          <chartooo:coordinate-region svg:x="2.306cm" svg:y="0.458cm" svg:width="29.516cm" svg:height="11.54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speccing.C5:Managem_speccing.C65" chart:class="chart:scatter">
            <chart:domain table:cell-range-address="Managem_speccing.A5:Managem_speccing.A65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Managem_speccing.A5:Managem_speccing.A65</svg:desc>
                </draw:g>
              </table:table-cell>
              <table:table-cell office:value-type="float" office:value="0.115047388215145">
                <text:p>0.115047388215145</text:p>
                <draw:g>
                  <svg:desc>Managem_speccing.C5:Managem_speccing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264cm" svg:height="12.937cm" xlink:href=".." xlink:type="simple" chart:class="chart:scatter" chart:style-name="ch1">
        <chart:plot-area chart:style-name="ch2" table:cell-range-address="Killgem_speccing.A2:Killgem_speccing.A65 Killgem_speccing.C1:Killgem_speccing.C65" chart:data-source-has-labels="row" svg:x="0.665cm" svg:y="0.258cm" svg:width="31.934cm" svg:height="12.421cm">
          <chartooo:coordinate-region svg:x="2.318cm" svg:y="0.457cm" svg:width="30.094cm" svg:height="11.57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speccing.C2:Killgem_speccing.C65" chart:label-cell-address="Killgem_speccing.C1:Killgem_speccing.C1" chart:class="chart:scatter">
            <chart:domain table:cell-range-address="Killgem_speccing.A2:Killgem_speccing.A65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_0</text:p>
                <draw:g>
                  <svg:desc>Killgem_speccing.C1:Killgem_specc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cing.A2:Killgem_speccing.A65</svg:desc>
                </draw:g>
              </table:table-cell>
              <table:table-cell office:value-type="float" office:value="NaN">
                <text:p>NaN</text:p>
                <draw:g>
                  <svg:desc>Killgem_speccing.C2:Killgem_speccing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8879079466215">
                <text:p>1.08879079466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display-label="true" chart:logarithmic="false" chart:minimum="0.47" chart:maximum="0.65" chart:interval-major="0.02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5cm" chart:symbol-height="0.25cm" chart:link-data-style-to-source="true" chart:mean-valu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svg:stroke-color="#004586"/>
    </style:style>
    <style:style style:name="ch11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34cm" svg:height="12.379cm" xlink:href=".." xlink:type="simple" chart:class="chart:scatter" chart:style-name="ch1">
        <chart:title svg:x="14.831cm" svg:y="0.383cm" chart:style-name="ch2">
          <text:p>Ratio &amp; growth</text:p>
        </chart:title>
        <chart:plot-area chart:style-name="ch3" table:cell-range-address="Managem_amps.A2:Managem_amps.A207 Managem_amps.D1:Managem_amps.D207 Managem_amps.F1:Managem_amps.F207" chart:data-source-has-labels="row" svg:x="0.652cm" svg:y="1.409cm" svg:width="31.33cm" svg:height="10.723cm">
          <chartooo:coordinate-region svg:x="1.564cm" svg:y="1.608cm" svg:width="28.765cm" svg:height="9.87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axis chart:dimension="y" chart:name="secondary-y" chart:style-name="ch7"/>
          <chart:series chart:attached-axis="primary-y" chart:style-name="ch8" chart:values-cell-range-address="Managem_amps.D2:Managem_amps.D207" chart:label-cell-address="Managem_amps.D1:Managem_amps.D1" chart:class="chart:scatter">
            <chart:domain table:cell-range-address="Managem_amps.A2:Managem_amps.A207"/>
            <chart:mean-value chart:style-name="ch9"/>
            <chart:regression-curve chart:style-name="ch10"/>
            <chart:data-point chart:repeated="206"/>
          </chart:series>
          <chart:series chart:attached-axis="secondary-y" chart:style-name="ch11" chart:values-cell-range-address="Managem_amps.F2:Managem_amps.F207" chart:label-cell-address="Managem_amps.F1:Managem_amps.F1" chart:class="chart:scatter">
            <chart:data-point chart:repeated="20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Ratio</text:p>
                <draw:g>
                  <svg:desc>Managem_amps.D1:Managem_amps.D1</svg:desc>
                </draw:g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207</svg:desc>
                </draw:g>
              </table:table-cell>
              <table:table-cell office:value-type="float" office:value="NaN">
                <text:p>NaN</text:p>
                <draw:g>
                  <svg:desc>Managem_amps.D2:Managem_amps.D207</svg:desc>
                </draw:g>
              </table:table-cell>
              <table:table-cell office:value-type="float" office:value="NaN">
                <text:p>NaN</text:p>
                <draw:g>
                  <svg:desc>Managem_amps.F2:Managem_amps.F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476883082196302">
                <text:p>0.476883082196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558783581574555">
                <text:p>0.558783581574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572776023673578">
                <text:p>0.572776023673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578606777423632">
                <text:p>0.578606777423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582449936529295">
                <text:p>0.58244993652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584944111027638">
                <text:p>0.584944111027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58683653961372">
                <text:p>0.58683653961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588176863146834">
                <text:p>0.588176863146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591042035226689">
                <text:p>0.591042035226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.592339886084403">
                <text:p>0.592339886084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.594089449312722">
                <text:p>0.5940894493127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0.594702802352755">
                <text:p>0.594702802352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594639181191948">
                <text:p>0.59463918119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595325852033065">
                <text:p>0.595325852033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0.596136192282227">
                <text:p>0.596136192282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598682043266859">
                <text:p>0.598682043266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.600893015193157">
                <text:p>0.600893015193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0.602689887649563">
                <text:p>0.602689887649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0.604049515647586">
                <text:p>0.604049515647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.5">
                <text:p>7.5</text:p>
              </table:table-cell>
              <table:table-cell office:value-type="float" office:value="0.604807466371712">
                <text:p>0.604807466371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0.606139279771813">
                <text:p>0.606139279771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">
                <text:p>8.5</text:p>
              </table:table-cell>
              <table:table-cell office:value-type="float" office:value="0.606720968737452">
                <text:p>0.606720968737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60742166029772">
                <text:p>0.60742166029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5">
                <text:p>9.5</text:p>
              </table:table-cell>
              <table:table-cell office:value-type="float" office:value="0.608145464972507">
                <text:p>0.6081454649725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60890351475945">
                <text:p>0.60890351475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.5">
                <text:p>10.5</text:p>
              </table:table-cell>
              <table:table-cell office:value-type="float" office:value="0.609023185330904">
                <text:p>0.609023185330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0.609158213603025">
                <text:p>0.609158213603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5">
                <text:p>11.5</text:p>
              </table:table-cell>
              <table:table-cell office:value-type="float" office:value="0.60934864766091">
                <text:p>0.609348647660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0.60956400539376">
                <text:p>0.609564005393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.5">
                <text:p>12.5</text:p>
              </table:table-cell>
              <table:table-cell office:value-type="float" office:value="0.609484443663977">
                <text:p>0.609484443663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610113591758396">
                <text:p>0.610113591758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0.610689364053337">
                <text:p>0.610689364053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611158901827776">
                <text:p>0.611158901827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611625522087">
                <text:p>0.611625522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0.61211361960567">
                <text:p>0.612113619605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612236788621599">
                <text:p>0.612236788621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.612818619153936">
                <text:p>0.612818619153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613407708923633">
                <text:p>0.613407708923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613642469141321">
                <text:p>0.613642469141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.613637130159679">
                <text:p>0.613637130159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613618483928375">
                <text:p>0.613618483928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.25">
                <text:p>6.25</text:p>
              </table:table-cell>
              <table:table-cell office:value-type="float" office:value="0.613678220262183">
                <text:p>0.613678220262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5">
                <text:p>6.5</text:p>
              </table:table-cell>
              <table:table-cell office:value-type="float" office:value="0.614421112663581">
                <text:p>0.6144211126635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.75">
                <text:p>6.75</text:p>
              </table:table-cell>
              <table:table-cell office:value-type="float" office:value="0.615160316032866">
                <text:p>0.6151603160328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0.615486534290134">
                <text:p>0.6154865342901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25">
                <text:p>7.25</text:p>
              </table:table-cell>
              <table:table-cell office:value-type="float" office:value="0.615852424194139">
                <text:p>0.615852424194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5">
                <text:p>7.5</text:p>
              </table:table-cell>
              <table:table-cell office:value-type="float" office:value="0.615933597176854">
                <text:p>0.615933597176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75">
                <text:p>7.75</text:p>
              </table:table-cell>
              <table:table-cell office:value-type="float" office:value="0.616032170921145">
                <text:p>0.6160321709211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0.616146878181484">
                <text:p>0.616146878181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25">
                <text:p>8.25</text:p>
              </table:table-cell>
              <table:table-cell office:value-type="float" office:value="0.616228107727367">
                <text:p>0.616228107727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6">
                <text:p>5.6</text:p>
              </table:table-cell>
              <table:table-cell office:value-type="float" office:value="0.616274302566926">
                <text:p>0.6162743025669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616716793086857">
                <text:p>0.616716793086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616882659952861">
                <text:p>0.6168826599528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2">
                <text:p>6.2</text:p>
              </table:table-cell>
              <table:table-cell office:value-type="float" office:value="0.617059523096679">
                <text:p>0.617059523096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.4">
                <text:p>6.4</text:p>
              </table:table-cell>
              <table:table-cell office:value-type="float" office:value="0.617246585543446">
                <text:p>0.6172465855434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.6">
                <text:p>6.6</text:p>
              </table:table-cell>
              <table:table-cell office:value-type="float" office:value="0.617398877125632">
                <text:p>0.617398877125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.8">
                <text:p>6.8</text:p>
              </table:table-cell>
              <table:table-cell office:value-type="float" office:value="0.617534728280239">
                <text:p>0.6175347282802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0.617616182143644">
                <text:p>0.6176161821436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0.617724203120245">
                <text:p>0.617724203120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617961747492725">
                <text:p>0.617961747492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618225253871446">
                <text:p>0.618225253871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5">
                <text:p>5.5</text:p>
              </table:table-cell>
              <table:table-cell office:value-type="float" office:value="0.618493883984144">
                <text:p>0.618493883984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618726631256728">
                <text:p>0.6187266312567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.618853203920083">
                <text:p>0.6188532039200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  <table:table-cell office:value-type="float" office:value="0.618985938300749">
                <text:p>0.6189859383007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619047067868809">
                <text:p>0.6190470678688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8">
                <text:p>8.8</text:p>
              </table:table-cell>
              <table:table-cell office:value-type="float" office:value="0.619304407338087">
                <text:p>0.6193044073380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0.619591620665407">
                <text:p>0.619591620665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.2">
                <text:p>9.2</text:p>
              </table:table-cell>
              <table:table-cell office:value-type="float" office:value="0.619766693871639">
                <text:p>0.6197666938716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.4">
                <text:p>9.4</text:p>
              </table:table-cell>
              <table:table-cell office:value-type="float" office:value="0.620080036977144">
                <text:p>0.620080036977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0.620454323256746">
                <text:p>0.6204543232567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620879292205067">
                <text:p>0.6208792922050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62124731222546">
                <text:p>0.621247312225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5">
                <text:p>7.5</text:p>
              </table:table-cell>
              <table:table-cell office:value-type="float" office:value="0.621578936006511">
                <text:p>0.6215789360065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621846376362464">
                <text:p>0.621846376362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622199780318583">
                <text:p>0.6221997803185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0.622382410551015">
                <text:p>0.622382410551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622548287241717">
                <text:p>0.6225482872417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622738178672698">
                <text:p>0.622738178672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5">
                <text:p>8.5</text:p>
              </table:table-cell>
              <table:table-cell office:value-type="float" office:value="0.622911285754691">
                <text:p>0.6229112857546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.623057531103518">
                <text:p>0.623057531103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623199410944732">
                <text:p>0.6231994109447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.623338076842933">
                <text:p>0.6233380768429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0.623481986384126">
                <text:p>0.6234819863841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0.623690737693494">
                <text:p>0.623690737693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28571428571429">
                <text:p>7.28571428571429</text:p>
              </table:table-cell>
              <table:table-cell office:value-type="float" office:value="0.623895202407128">
                <text:p>0.623895202407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42857142857143">
                <text:p>7.42857142857143</text:p>
              </table:table-cell>
              <table:table-cell office:value-type="float" office:value="0.624120614683613">
                <text:p>0.624120614683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57142857142857">
                <text:p>7.57142857142857</text:p>
              </table:table-cell>
              <table:table-cell office:value-type="float" office:value="0.624347575595438">
                <text:p>0.6243475755954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71428571428571">
                <text:p>7.71428571428571</text:p>
              </table:table-cell>
              <table:table-cell office:value-type="float" office:value="0.624572150527702">
                <text:p>0.624572150527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85714285714286">
                <text:p>7.85714285714286</text:p>
              </table:table-cell>
              <table:table-cell office:value-type="float" office:value="0.62476701948901">
                <text:p>0.624767019489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0.624996983321465">
                <text:p>0.6249969833214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14285714285714">
                <text:p>8.14285714285714</text:p>
              </table:table-cell>
              <table:table-cell office:value-type="float" office:value="0.625092732623123">
                <text:p>0.625092732623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28571428571429">
                <text:p>8.28571428571429</text:p>
              </table:table-cell>
              <table:table-cell office:value-type="float" office:value="0.625175596450436">
                <text:p>0.6251755964504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42857142857143">
                <text:p>8.42857142857143</text:p>
              </table:table-cell>
              <table:table-cell office:value-type="float" office:value="0.625278331708328">
                <text:p>0.6252783317083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57142857142857">
                <text:p>8.57142857142857</text:p>
              </table:table-cell>
              <table:table-cell office:value-type="float" office:value="0.625352400059649">
                <text:p>0.6253524000596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71428571428571">
                <text:p>8.71428571428571</text:p>
              </table:table-cell>
              <table:table-cell office:value-type="float" office:value="0.625461641547895">
                <text:p>0.625461641547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85714285714286">
                <text:p>8.85714285714286</text:p>
              </table:table-cell>
              <table:table-cell office:value-type="float" office:value="0.625502858810444">
                <text:p>0.6255028588104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">
                <text:p>9</text:p>
              </table:table-cell>
              <table:table-cell office:value-type="float" office:value="0.625618373081512">
                <text:p>0.6256183730815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25">
                <text:p>7.25</text:p>
              </table:table-cell>
              <table:table-cell office:value-type="float" office:value="0.625636542199171">
                <text:p>0.6256365421991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375">
                <text:p>7.375</text:p>
              </table:table-cell>
              <table:table-cell office:value-type="float" office:value="0.62575803922561">
                <text:p>0.625758039225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5">
                <text:p>7.5</text:p>
              </table:table-cell>
              <table:table-cell office:value-type="float" office:value="0.62585161645406">
                <text:p>0.625851616454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625">
                <text:p>7.625</text:p>
              </table:table-cell>
              <table:table-cell office:value-type="float" office:value="0.625978017172548">
                <text:p>0.625978017172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75">
                <text:p>7.75</text:p>
              </table:table-cell>
              <table:table-cell office:value-type="float" office:value="0.62603908789391">
                <text:p>0.62603908789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.875">
                <text:p>7.875</text:p>
              </table:table-cell>
              <table:table-cell office:value-type="float" office:value="0.62617025115373">
                <text:p>0.626170251153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">
                <text:p>8</text:p>
              </table:table-cell>
              <table:table-cell office:value-type="float" office:value="0.626229766128777">
                <text:p>0.6262297661287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125">
                <text:p>8.125</text:p>
              </table:table-cell>
              <table:table-cell office:value-type="float" office:value="0.626292271920374">
                <text:p>0.6262922719203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25">
                <text:p>8.25</text:p>
              </table:table-cell>
              <table:table-cell office:value-type="float" office:value="0.626357698181211">
                <text:p>0.6263576981812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375">
                <text:p>8.375</text:p>
              </table:table-cell>
              <table:table-cell office:value-type="float" office:value="0.626425912948385">
                <text:p>0.6264259129483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5">
                <text:p>8.5</text:p>
              </table:table-cell>
              <table:table-cell office:value-type="float" office:value="0.626472722106225">
                <text:p>0.6264727221062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625">
                <text:p>8.625</text:p>
              </table:table-cell>
              <table:table-cell office:value-type="float" office:value="0.62651087644151">
                <text:p>0.62651087644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75">
                <text:p>8.75</text:p>
              </table:table-cell>
              <table:table-cell office:value-type="float" office:value="0.626539184111431">
                <text:p>0.6265391841114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875">
                <text:p>8.875</text:p>
              </table:table-cell>
              <table:table-cell office:value-type="float" office:value="0.626554359780096">
                <text:p>0.626554359780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0.626607663282643">
                <text:p>0.6266076632826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.125">
                <text:p>9.125</text:p>
              </table:table-cell>
              <table:table-cell office:value-type="float" office:value="0.626631603714114">
                <text:p>0.626631603714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.25">
                <text:p>9.25</text:p>
              </table:table-cell>
              <table:table-cell office:value-type="float" office:value="0.626677586423167">
                <text:p>0.6266775864231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.375">
                <text:p>9.375</text:p>
              </table:table-cell>
              <table:table-cell office:value-type="float" office:value="0.626726325733568">
                <text:p>0.6267263257335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.5">
                <text:p>9.5</text:p>
              </table:table-cell>
              <table:table-cell office:value-type="float" office:value="0.626765210983093">
                <text:p>0.6267652109830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.625">
                <text:p>9.625</text:p>
              </table:table-cell>
              <table:table-cell office:value-type="float" office:value="0.626806714043115">
                <text:p>0.626806714043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  <table:table-cell office:value-type="float" office:value="0.626820445118784">
                <text:p>0.6268204451187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0.626860673004652">
                <text:p>0.626860673004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22222222222222">
                <text:p>8.22222222222222</text:p>
              </table:table-cell>
              <table:table-cell office:value-type="float" office:value="0.626921646739869">
                <text:p>0.6269216467398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626984863695882">
                <text:p>0.6269848636958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44444444444444">
                <text:p>8.44444444444444</text:p>
              </table:table-cell>
              <table:table-cell office:value-type="float" office:value="0.62703824960221">
                <text:p>0.627038249602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0.627093757002029">
                <text:p>0.6270937570020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.627108752876051">
                <text:p>0.6271087528760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77777777777778">
                <text:p>8.77777777777778</text:p>
              </table:table-cell>
              <table:table-cell office:value-type="float" office:value="0.627169326820304">
                <text:p>0.6271693268203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0.627129992029776">
                <text:p>0.6271299920297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0.627256291120082">
                <text:p>0.6272562911200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.11111111111111">
                <text:p>9.11111111111111</text:p>
              </table:table-cell>
              <table:table-cell office:value-type="float" office:value="0.627229518639817">
                <text:p>0.6272295186398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.22222222222222">
                <text:p>9.22222222222222</text:p>
              </table:table-cell>
              <table:table-cell office:value-type="float" office:value="0.627205597893797">
                <text:p>0.6272055978937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627185956890304">
                <text:p>0.6271859568903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.44444444444444">
                <text:p>9.44444444444444</text:p>
              </table:table-cell>
              <table:table-cell office:value-type="float" office:value="0.627171577491017">
                <text:p>0.6271715774910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.55555555555556">
                <text:p>9.55555555555556</text:p>
              </table:table-cell>
              <table:table-cell office:value-type="float" office:value="0.627159824245292">
                <text:p>0.627159824245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0.627211016883106">
                <text:p>0.6272110168831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90909090909091">
                <text:p>6.90909090909091</text:p>
              </table:table-cell>
              <table:table-cell office:value-type="float" office:value="0.627289183770287">
                <text:p>0.6272891837702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">
                <text:p>7</text:p>
              </table:table-cell>
              <table:table-cell office:value-type="float" office:value="0.627368747586761">
                <text:p>0.6273687475867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09090909090909">
                <text:p>7.09090909090909</text:p>
              </table:table-cell>
              <table:table-cell office:value-type="float" office:value="0.627417912569659">
                <text:p>0.6274179125696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18181818181818">
                <text:p>7.18181818181818</text:p>
              </table:table-cell>
              <table:table-cell office:value-type="float" office:value="0.627501007851187">
                <text:p>0.6275010078511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27272727272727">
                <text:p>7.27272727272727</text:p>
              </table:table-cell>
              <table:table-cell office:value-type="float" office:value="0.627538728119171">
                <text:p>0.627538728119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36363636363636">
                <text:p>7.36363636363636</text:p>
              </table:table-cell>
              <table:table-cell office:value-type="float" office:value="0.627641419858139">
                <text:p>0.6276414198581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627711960867276">
                <text:p>0.6277119608672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0.627799370872471">
                <text:p>0.6277993708724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5">
                <text:p>6.5</text:p>
              </table:table-cell>
              <table:table-cell office:value-type="float" office:value="0.627861157146615">
                <text:p>0.6278611571466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0.627951537987833">
                <text:p>0.627951537987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62802237125831">
                <text:p>0.628022371258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75">
                <text:p>6.75</text:p>
              </table:table-cell>
              <table:table-cell office:value-type="float" office:value="0.62811068050536">
                <text:p>0.628110680505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628191233920043">
                <text:p>0.6281912339200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0.628272805612654">
                <text:p>0.6282728056126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">
                <text:p>7</text:p>
              </table:table-cell>
              <table:table-cell office:value-type="float" office:value="0.628355428561532">
                <text:p>0.6283554285615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0.62843902804846">
                <text:p>0.628439028048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628506199495737">
                <text:p>0.6285061994957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7.25">
                <text:p>7.25</text:p>
              </table:table-cell>
              <table:table-cell office:value-type="float" office:value="0.628535884580196">
                <text:p>0.6285358845801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628569366391329">
                <text:p>0.6285693663913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0.628605319069311">
                <text:p>0.6286053190693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7.5">
                <text:p>7.5</text:p>
              </table:table-cell>
              <table:table-cell office:value-type="float" office:value="0.628644363121162">
                <text:p>0.6286443631211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0.628685844762934">
                <text:p>0.6286858447629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628727972574456">
                <text:p>0.6287279725744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7.75">
                <text:p>7.75</text:p>
              </table:table-cell>
              <table:table-cell office:value-type="float" office:value="0.628771157376543">
                <text:p>0.6287711573765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628815738788202">
                <text:p>0.6288157387882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0.628861611769581">
                <text:p>0.6288616117695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0.628908930310688">
                <text:p>0.6289089303106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0.628957497203797">
                <text:p>0.6289574972037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629007304211848">
                <text:p>0.6290073042118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.25">
                <text:p>8.25</text:p>
              </table:table-cell>
              <table:table-cell office:value-type="float" office:value="0.629027388143937">
                <text:p>0.6290273881439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62907930552069">
                <text:p>0.629079305520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0.629132557635887">
                <text:p>0.6291325576358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5">
                <text:p>8.5</text:p>
              </table:table-cell>
              <table:table-cell office:value-type="float" office:value="0.629178080610249">
                <text:p>0.6291780806102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0.629268159624054">
                <text:p>0.6292681596240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.629359829753384">
                <text:p>0.6293598297533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75">
                <text:p>8.75</text:p>
              </table:table-cell>
              <table:table-cell office:value-type="float" office:value="0.629488598769006">
                <text:p>0.6294885987690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629619591441643">
                <text:p>0.6296195914416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0.629715198145394">
                <text:p>0.6297151981453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0.629769069577706">
                <text:p>0.629769069577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0.629823807982106">
                <text:p>0.6298238079821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0.629879427361577">
                <text:p>0.6298794273615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.25">
                <text:p>9.25</text:p>
              </table:table-cell>
              <table:table-cell office:value-type="float" office:value="0.629935847832813">
                <text:p>0.6299358478328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629995625031173">
                <text:p>0.6299956250311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.630053723505298">
                <text:p>0.6300537235052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5">
                <text:p>9.5</text:p>
              </table:table-cell>
              <table:table-cell office:value-type="float" office:value="0.630115269305597">
                <text:p>0.6301152693055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0.630167030377704">
                <text:p>0.630167030377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.630230241469599">
                <text:p>0.6302302414695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75">
                <text:p>9.75</text:p>
              </table:table-cell>
              <table:table-cell office:value-type="float" office:value="0.630260928754574">
                <text:p>0.6302609287545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0.630322899910415">
                <text:p>0.6303228999104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0.630388508307326">
                <text:p>0.630388508307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">
                <text:p>10</text:p>
              </table:table-cell>
              <table:table-cell office:value-type="float" office:value="0.630454881607161">
                <text:p>0.6304548816071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.84615384615385">
                <text:p>8.84615384615385</text:p>
              </table:table-cell>
              <table:table-cell office:value-type="float" office:value="0.630485882492975">
                <text:p>0.6304858824929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.92307692307692">
                <text:p>8.92307692307692</text:p>
              </table:table-cell>
              <table:table-cell office:value-type="float" office:value="0.630553690576597">
                <text:p>0.630553690576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">
                <text:p>9</text:p>
              </table:table-cell>
              <table:table-cell office:value-type="float" office:value="0.630594545066154">
                <text:p>0.6305945450661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07692307692308">
                <text:p>9.07692307692308</text:p>
              </table:table-cell>
              <table:table-cell office:value-type="float" office:value="0.630669886258233">
                <text:p>0.6306698862582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15384615384615">
                <text:p>9.15384615384615</text:p>
              </table:table-cell>
              <table:table-cell office:value-type="float" office:value="0.630735000307664">
                <text:p>0.6307350003076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23076923076923">
                <text:p>9.23076923076923</text:p>
              </table:table-cell>
              <table:table-cell office:value-type="float" office:value="0.630811429125539">
                <text:p>0.6308114291255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30769230769231">
                <text:p>9.30769230769231</text:p>
              </table:table-cell>
              <table:table-cell office:value-type="float" office:value="0.630844363784107">
                <text:p>0.6308443637841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38461538461539">
                <text:p>9.38461538461539</text:p>
              </table:table-cell>
              <table:table-cell office:value-type="float" office:value="0.630879996638174">
                <text:p>0.6308799966381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46153846153846">
                <text:p>9.46153846153846</text:p>
              </table:table-cell>
              <table:table-cell office:value-type="float" office:value="0.630917455676074">
                <text:p>0.6309174556760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53846153846154">
                <text:p>9.53846153846154</text:p>
              </table:table-cell>
              <table:table-cell office:value-type="float" office:value="0.630955361268715">
                <text:p>0.6309553612687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.61538461538462">
                <text:p>9.61538461538462</text:p>
              </table:table-cell>
              <table:table-cell office:value-type="float" office:value="0.630994668986401">
                <text:p>0.6309946689864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.69230769230769">
                <text:p>9.69230769230769</text:p>
              </table:table-cell>
              <table:table-cell office:value-type="float" office:value="0.631027333434839">
                <text:p>0.6310273334348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.76923076923077">
                <text:p>9.76923076923077</text:p>
              </table:table-cell>
              <table:table-cell office:value-type="float" office:value="0.631039068076972">
                <text:p>0.6310390680769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.84615384615385">
                <text:p>9.84615384615385</text:p>
              </table:table-cell>
              <table:table-cell office:value-type="float" office:value="0.631051732216283">
                <text:p>0.6310517322162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